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457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3492in"/>
    </style:style>
    <style:style style:name="co5" style:family="table-column">
      <style:table-column-properties fo:break-before="auto" style:column-width="1.4965in"/>
    </style:style>
    <style:style style:name="co6" style:family="table-column">
      <style:table-column-properties fo:break-before="auto" style:column-width="1.9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minecraft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visibility="collapse" table:number-columns-repeated="2" table:default-cell-style-name="ce1"/>
        <table:table-column table:style-name="co4" table:visibility="collapse" table:default-cell-style-name="ce1"/>
        <table:table-column table:style-name="co1" table:visibility="collapse" table:default-cell-style-name="ce1"/>
        <table:table-column table:style-name="co5" table:default-cell-style-name="ce1"/>
        <table:table-column table:style-name="co1" table:number-columns-repeated="11" table:default-cell-style-name="ce1"/>
        <table:table-row table:style-name="ro1">
          <table:table-cell office:value-type="string">
            <text:p>1</text:p>
          </table:table-cell>
          <table:table-cell table:formula="of:=TRIM(CONCATENATE([.C1]&amp;&quot; &quot;;[.D1]&amp;&quot; &quot;;[.E1]&amp;&quot; &quot;;[.F1]))" office:value-type="string" office:string-value="Stone">
            <text:p>Stone</text:p>
          </table:table-cell>
          <table:table-cell office:value-type="string">
            <text:p>Ston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</text:p>
          </table:table-cell>
          <table:table-cell table:formula="of:=TRIM(CONCATENATE([.C2]&amp;&quot; &quot;;[.D2]&amp;&quot; &quot;;[.E2]&amp;&quot; &quot;;[.F2]))" office:value-type="string" office:string-value="Grass">
            <text:p>Grass</text:p>
          </table:table-cell>
          <table:table-cell office:value-type="string">
            <text:p>Grass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</text:p>
          </table:table-cell>
          <table:table-cell table:formula="of:=TRIM(CONCATENATE([.C3]&amp;&quot; &quot;;[.D3]&amp;&quot; &quot;;[.E3]&amp;&quot; &quot;;[.F3]))" office:value-type="string" office:string-value="Dirt">
            <text:p>Dirt</text:p>
          </table:table-cell>
          <table:table-cell office:value-type="string">
            <text:p>Dir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4</text:p>
          </table:table-cell>
          <table:table-cell table:formula="of:=TRIM(CONCATENATE([.C4]&amp;&quot; &quot;;[.D4]&amp;&quot; &quot;;[.E4]&amp;&quot; &quot;;[.F4]))" office:value-type="string" office:string-value="Cobblestone">
            <text:p>Cobblestone</text:p>
          </table:table-cell>
          <table:table-cell office:value-type="string">
            <text:p>Cobbleston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</text:p>
          </table:table-cell>
          <table:table-cell table:formula="of:=TRIM(CONCATENATE([.C5]&amp;&quot; &quot;;[.D5]&amp;&quot; &quot;;[.E5]&amp;&quot; &quot;;[.F5]))" office:value-type="string" office:string-value="Wooden Plank (Oak)">
            <text:p>Wooden Plank (Oak)</text:p>
          </table:table-cell>
          <table:table-cell office:value-type="string">
            <text:p>Wooden Plank (Oak)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:1</text:p>
          </table:table-cell>
          <table:table-cell table:formula="of:=TRIM(CONCATENATE([.C6]&amp;&quot; &quot;;[.D6]&amp;&quot; &quot;;[.E6]&amp;&quot; &quot;;[.F6]))" office:value-type="string" office:string-value="Wooden Plank (Spruce)">
            <text:p>Wooden Plank (Spruce)</text:p>
          </table:table-cell>
          <table:table-cell office:value-type="string">
            <text:p>Wooden Plank (Spruce)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:2</text:p>
          </table:table-cell>
          <table:table-cell table:formula="of:=TRIM(CONCATENATE([.C7]&amp;&quot; &quot;;[.D7]&amp;&quot; &quot;;[.E7]&amp;&quot; &quot;;[.F7]))" office:value-type="string" office:string-value="Wooden Plank (Birch)">
            <text:p>Wooden Plank (Birch)</text:p>
          </table:table-cell>
          <table:table-cell office:value-type="string">
            <text:p>Wooden</text:p>
          </table:table-cell>
          <table:table-cell office:value-type="string">
            <text:p>Plank</text:p>
          </table:table-cell>
          <table:table-cell office:value-type="string">
            <text:p>(Birch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5:3</text:p>
          </table:table-cell>
          <table:table-cell table:formula="of:=TRIM(CONCATENATE([.C8]&amp;&quot; &quot;;[.D8]&amp;&quot; &quot;;[.E8]&amp;&quot; &quot;;[.F8]))" office:value-type="string" office:string-value="Wooden Plank (Jungle)">
            <text:p>Wooden Plank (Jungle)</text:p>
          </table:table-cell>
          <table:table-cell office:value-type="string">
            <text:p>Wooden</text:p>
          </table:table-cell>
          <table:table-cell office:value-type="string">
            <text:p>Plank</text:p>
          </table:table-cell>
          <table:table-cell office:value-type="string">
            <text:p>(Jung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6</text:p>
          </table:table-cell>
          <table:table-cell table:formula="of:=TRIM(CONCATENATE([.C9]&amp;&quot; &quot;;[.D9]&amp;&quot; &quot;;[.E9]&amp;&quot; &quot;;[.F9]))" office:value-type="string" office:string-value="Sapling (Oak)">
            <text:p>Sapling (Oak)</text:p>
          </table:table-cell>
          <table:table-cell office:value-type="string">
            <text:p>Sapling</text:p>
          </table:table-cell>
          <table:table-cell office:value-type="string">
            <text:p>(Oa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:1</text:p>
          </table:table-cell>
          <table:table-cell table:formula="of:=TRIM(CONCATENATE([.C10]&amp;&quot; &quot;;[.D10]&amp;&quot; &quot;;[.E10]&amp;&quot; &quot;;[.F10]))" office:value-type="string" office:string-value="Sapling (Spruce)">
            <text:p>Sapling (Spruce)</text:p>
          </table:table-cell>
          <table:table-cell office:value-type="string">
            <text:p>Sapling</text:p>
          </table:table-cell>
          <table:table-cell office:value-type="string">
            <text:p>(Spruc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:2</text:p>
          </table:table-cell>
          <table:table-cell table:formula="of:=TRIM(CONCATENATE([.C11]&amp;&quot; &quot;;[.D11]&amp;&quot; &quot;;[.E11]&amp;&quot; &quot;;[.F11]))" office:value-type="string" office:string-value="Sapling (Birch)">
            <text:p>Sapling (Birch)</text:p>
          </table:table-cell>
          <table:table-cell office:value-type="string">
            <text:p>Sapling</text:p>
          </table:table-cell>
          <table:table-cell office:value-type="string">
            <text:p>(Birch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:3</text:p>
          </table:table-cell>
          <table:table-cell table:formula="of:=TRIM(CONCATENATE([.C12]&amp;&quot; &quot;;[.D12]&amp;&quot; &quot;;[.E12]&amp;&quot; &quot;;[.F12]))" office:value-type="string" office:string-value="Sapling (Jungle)">
            <text:p>Sapling (Jungle)</text:p>
          </table:table-cell>
          <table:table-cell office:value-type="string">
            <text:p>Sapling</text:p>
          </table:table-cell>
          <table:table-cell office:value-type="string">
            <text:p>(Jungl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7</text:p>
          </table:table-cell>
          <table:table-cell table:formula="of:=TRIM(CONCATENATE([.C13]&amp;&quot; &quot;;[.D13]&amp;&quot; &quot;;[.E13]&amp;&quot; &quot;;[.F13]))" office:value-type="string" office:string-value="Bedrock">
            <text:p>Bedrock</text:p>
          </table:table-cell>
          <table:table-cell office:value-type="string">
            <text:p>Bedrock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</text:p>
          </table:table-cell>
          <table:table-cell table:formula="of:=TRIM(CONCATENATE([.C14]&amp;&quot; &quot;;[.D14]&amp;&quot; &quot;;[.E14]&amp;&quot; &quot;;[.F14]))" office:value-type="string" office:string-value="Water Source">
            <text:p>Water Source</text:p>
          </table:table-cell>
          <table:table-cell office:value-type="string">
            <text:p>Water Sourc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9</text:p>
          </table:table-cell>
          <table:table-cell table:formula="of:=TRIM(CONCATENATE([.C15]&amp;&quot; &quot;;[.D15]&amp;&quot; &quot;;[.E15]&amp;&quot; &quot;;[.F15]))" office:value-type="string" office:string-value="Water (No Spread)">
            <text:p>Water (No Spread)</text:p>
          </table:table-cell>
          <table:table-cell office:value-type="string">
            <text:p>Water (No Spread)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0</text:p>
          </table:table-cell>
          <table:table-cell table:formula="of:=TRIM(CONCATENATE([.C16]&amp;&quot; &quot;;[.D16]&amp;&quot; &quot;;[.E16]&amp;&quot; &quot;;[.F16]))" office:value-type="string" office:string-value="Lava Source">
            <text:p>Lava Source</text:p>
          </table:table-cell>
          <table:table-cell office:value-type="string">
            <text:p>Lava Sourc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1</text:p>
          </table:table-cell>
          <table:table-cell table:formula="of:=TRIM(CONCATENATE([.C17]&amp;&quot; &quot;;[.D17]&amp;&quot; &quot;;[.E17]&amp;&quot; &quot;;[.F17]))" office:value-type="string" office:string-value="Lava (No Spread)">
            <text:p>Lava (No Spread)</text:p>
          </table:table-cell>
          <table:table-cell office:value-type="string">
            <text:p>Lava (No Spread)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2</text:p>
          </table:table-cell>
          <table:table-cell table:formula="of:=TRIM(CONCATENATE([.C18]&amp;&quot; &quot;;[.D18]&amp;&quot; &quot;;[.E18]&amp;&quot; &quot;;[.F18]))" office:value-type="string" office:string-value="Sand">
            <text:p>Sand</text:p>
          </table:table-cell>
          <table:table-cell office:value-type="string">
            <text:p>Sand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3</text:p>
          </table:table-cell>
          <table:table-cell table:formula="of:=TRIM(CONCATENATE([.C19]&amp;&quot; &quot;;[.D19]&amp;&quot; &quot;;[.E19]&amp;&quot; &quot;;[.F19]))" office:value-type="string" office:string-value="Gravel">
            <text:p>Gravel</text:p>
          </table:table-cell>
          <table:table-cell office:value-type="string">
            <text:p>Grave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4</text:p>
          </table:table-cell>
          <table:table-cell table:formula="of:=TRIM(CONCATENATE([.C20]&amp;&quot; &quot;;[.D20]&amp;&quot; &quot;;[.E20]&amp;&quot; &quot;;[.F20]))" office:value-type="string" office:string-value="Gold Ore">
            <text:p>Gold Ore</text:p>
          </table:table-cell>
          <table:table-cell office:value-type="string">
            <text:p>Gold</text:p>
          </table:table-cell>
          <table:table-cell office:value-type="string">
            <text:p>O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5</text:p>
          </table:table-cell>
          <table:table-cell table:formula="of:=TRIM(CONCATENATE([.C21]&amp;&quot; &quot;;[.D21]&amp;&quot; &quot;;[.E21]&amp;&quot; &quot;;[.F21]))" office:value-type="string" office:string-value="Iron Ore">
            <text:p>Iron Ore</text:p>
          </table:table-cell>
          <table:table-cell office:value-type="string">
            <text:p>Iron</text:p>
          </table:table-cell>
          <table:table-cell office:value-type="string">
            <text:p>O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6</text:p>
          </table:table-cell>
          <table:table-cell table:formula="of:=TRIM(CONCATENATE([.C22]&amp;&quot; &quot;;[.D22]&amp;&quot; &quot;;[.E22]&amp;&quot; &quot;;[.F22]))" office:value-type="string" office:string-value="Coal Ore">
            <text:p>Coal Ore</text:p>
          </table:table-cell>
          <table:table-cell office:value-type="string">
            <text:p>Coal</text:p>
          </table:table-cell>
          <table:table-cell office:value-type="string">
            <text:p>O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7</text:p>
          </table:table-cell>
          <table:table-cell table:formula="of:=TRIM(CONCATENATE([.C23]&amp;&quot; &quot;;[.D23]&amp;&quot; &quot;;[.E23]&amp;&quot; &quot;;[.F23]))" office:value-type="string" office:string-value="Wood (Oak)">
            <text:p>Wood (Oak)</text:p>
          </table:table-cell>
          <table:table-cell office:value-type="string">
            <text:p>Wood</text:p>
          </table:table-cell>
          <table:table-cell office:value-type="string">
            <text:p>(Oa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7:1</text:p>
          </table:table-cell>
          <table:table-cell table:formula="of:=TRIM(CONCATENATE([.C24]&amp;&quot; &quot;;[.D24]&amp;&quot; &quot;;[.E24]&amp;&quot; &quot;;[.F24]))" office:value-type="string" office:string-value="Wood (Spruce)">
            <text:p>Wood (Spruce)</text:p>
          </table:table-cell>
          <table:table-cell office:value-type="string">
            <text:p>Wood</text:p>
          </table:table-cell>
          <table:table-cell office:value-type="string">
            <text:p>(Spruc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7:2</text:p>
          </table:table-cell>
          <table:table-cell table:formula="of:=TRIM(CONCATENATE([.C25]&amp;&quot; &quot;;[.D25]&amp;&quot; &quot;;[.E25]&amp;&quot; &quot;;[.F25]))" office:value-type="string" office:string-value="Wood (Birch)">
            <text:p>Wood (Birch)</text:p>
          </table:table-cell>
          <table:table-cell office:value-type="string">
            <text:p>Wood</text:p>
          </table:table-cell>
          <table:table-cell office:value-type="string">
            <text:p>(Birch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7:3</text:p>
          </table:table-cell>
          <table:table-cell table:formula="of:=TRIM(CONCATENATE([.C26]&amp;&quot; &quot;;[.D26]&amp;&quot; &quot;;[.E26]&amp;&quot; &quot;;[.F26]))" office:value-type="string" office:string-value="Wood (Jungle)">
            <text:p>Wood (Jungle)</text:p>
          </table:table-cell>
          <table:table-cell office:value-type="string">
            <text:p>Wood</text:p>
          </table:table-cell>
          <table:table-cell office:value-type="string">
            <text:p>(Jungl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8</text:p>
          </table:table-cell>
          <table:table-cell table:formula="of:=TRIM(CONCATENATE([.C27]&amp;&quot; &quot;;[.D27]&amp;&quot; &quot;;[.E27]&amp;&quot; &quot;;[.F27]))" office:value-type="string" office:string-value="Leaves (Oak)">
            <text:p>Leaves (Oak)</text:p>
          </table:table-cell>
          <table:table-cell office:value-type="string">
            <text:p>Leaves</text:p>
          </table:table-cell>
          <table:table-cell office:value-type="string">
            <text:p>(Oa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8:1</text:p>
          </table:table-cell>
          <table:table-cell table:formula="of:=TRIM(CONCATENATE([.C28]&amp;&quot; &quot;;[.D28]&amp;&quot; &quot;;[.E28]&amp;&quot; &quot;;[.F28]))" office:value-type="string" office:string-value="Leaves (Spruce)">
            <text:p>Leaves (Spruce)</text:p>
          </table:table-cell>
          <table:table-cell office:value-type="string">
            <text:p>Leaves</text:p>
          </table:table-cell>
          <table:table-cell office:value-type="string">
            <text:p>(Spruc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8:2</text:p>
          </table:table-cell>
          <table:table-cell table:formula="of:=TRIM(CONCATENATE([.C29]&amp;&quot; &quot;;[.D29]&amp;&quot; &quot;;[.E29]&amp;&quot; &quot;;[.F29]))" office:value-type="string" office:string-value="Leaves (Birch)">
            <text:p>Leaves (Birch)</text:p>
          </table:table-cell>
          <table:table-cell office:value-type="string">
            <text:p>Leaves</text:p>
          </table:table-cell>
          <table:table-cell office:value-type="string">
            <text:p>(Birch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8:3</text:p>
          </table:table-cell>
          <table:table-cell table:formula="of:=TRIM(CONCATENATE([.C30]&amp;&quot; &quot;;[.D30]&amp;&quot; &quot;;[.E30]&amp;&quot; &quot;;[.F30]))" office:value-type="string" office:string-value="Leaves (Jungle)">
            <text:p>Leaves (Jungle)</text:p>
          </table:table-cell>
          <table:table-cell office:value-type="string">
            <text:p>Leaves</text:p>
          </table:table-cell>
          <table:table-cell office:value-type="string">
            <text:p>(Jungl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9</text:p>
          </table:table-cell>
          <table:table-cell table:formula="of:=TRIM(CONCATENATE([.C31]&amp;&quot; &quot;;[.D31]&amp;&quot; &quot;;[.E31]&amp;&quot; &quot;;[.F31]))" office:value-type="string" office:string-value="Sponge">
            <text:p>Sponge</text:p>
          </table:table-cell>
          <table:table-cell office:value-type="string">
            <text:p>Spong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0</text:p>
          </table:table-cell>
          <table:table-cell table:formula="of:=TRIM(CONCATENATE([.C32]&amp;&quot; &quot;;[.D32]&amp;&quot; &quot;;[.E32]&amp;&quot; &quot;;[.F32]))" office:value-type="string" office:string-value="Glass">
            <text:p>Glass</text:p>
          </table:table-cell>
          <table:table-cell office:value-type="string">
            <text:p>Glass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1</text:p>
          </table:table-cell>
          <table:table-cell table:formula="of:=TRIM(CONCATENATE([.C33]&amp;&quot; &quot;;[.D33]&amp;&quot; &quot;;[.E33]&amp;&quot; &quot;;[.F33]))" office:value-type="string" office:string-value="Lapis Lazuli Ore">
            <text:p>Lapis Lazuli Ore</text:p>
          </table:table-cell>
          <table:table-cell office:value-type="string">
            <text:p>Lapis</text:p>
          </table:table-cell>
          <table:table-cell office:value-type="string">
            <text:p>Lazuli</text:p>
          </table:table-cell>
          <table:table-cell office:value-type="string">
            <text:p>Or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</text:p>
          </table:table-cell>
          <table:table-cell table:formula="of:=TRIM(CONCATENATE([.C34]&amp;&quot; &quot;;[.D34]&amp;&quot; &quot;;[.E34]&amp;&quot; &quot;;[.F34]))" office:value-type="string" office:string-value="Lapis Lazuli Block">
            <text:p>Lapis Lazuli Block</text:p>
          </table:table-cell>
          <table:table-cell office:value-type="string">
            <text:p>Lapis</text:p>
          </table:table-cell>
          <table:table-cell office:value-type="string">
            <text:p>Lazuli</text:p>
          </table:table-cell>
          <table:table-cell office:value-type="string">
            <text:p>Block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3</text:p>
          </table:table-cell>
          <table:table-cell table:formula="of:=TRIM(CONCATENATE([.C35]&amp;&quot; &quot;;[.D35]&amp;&quot; &quot;;[.E35]&amp;&quot; &quot;;[.F35]))" office:value-type="string" office:string-value="Dispenser">
            <text:p>Dispenser</text:p>
          </table:table-cell>
          <table:table-cell office:value-type="string">
            <text:p>Dispens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4</text:p>
          </table:table-cell>
          <table:table-cell table:formula="of:=TRIM(CONCATENATE([.C36]&amp;&quot; &quot;;[.D36]&amp;&quot; &quot;;[.E36]&amp;&quot; &quot;;[.F36]))" office:value-type="string" office:string-value="Sandstone">
            <text:p>Sandstone</text:p>
          </table:table-cell>
          <table:table-cell office:value-type="string">
            <text:p>Sandston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4:1</text:p>
          </table:table-cell>
          <table:table-cell table:formula="of:=TRIM(CONCATENATE([.C37]&amp;&quot; &quot;;[.D37]&amp;&quot; &quot;;[.E37]&amp;&quot; &quot;;[.F37]))" office:value-type="string" office:string-value="Sandstone (Chiseled)">
            <text:p>Sandstone (Chiseled)</text:p>
          </table:table-cell>
          <table:table-cell office:value-type="string">
            <text:p>Sandstone</text:p>
          </table:table-cell>
          <table:table-cell office:value-type="string">
            <text:p>(Chiseled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4:2</text:p>
          </table:table-cell>
          <table:table-cell table:formula="of:=TRIM(CONCATENATE([.C38]&amp;&quot; &quot;;[.D38]&amp;&quot; &quot;;[.E38]&amp;&quot; &quot;;[.F38]))" office:value-type="string" office:string-value="Sandstone (Smooth)">
            <text:p>Sandstone (Smooth)</text:p>
          </table:table-cell>
          <table:table-cell office:value-type="string">
            <text:p>Sandstone</text:p>
          </table:table-cell>
          <table:table-cell office:value-type="string">
            <text:p>(Smooth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5</text:p>
          </table:table-cell>
          <table:table-cell table:formula="of:=TRIM(CONCATENATE([.C39]&amp;&quot; &quot;;[.D39]&amp;&quot; &quot;;[.E39]&amp;&quot; &quot;;[.F39]))" office:value-type="string" office:string-value="Note Block">
            <text:p>Note Block</text:p>
          </table:table-cell>
          <table:table-cell office:value-type="string">
            <text:p>Note</text:p>
          </table:table-cell>
          <table:table-cell office:value-type="string">
            <text:p>Blo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6</text:p>
          </table:table-cell>
          <table:table-cell table:formula="of:=TRIM(CONCATENATE([.C40]&amp;&quot; &quot;;[.D40]&amp;&quot; &quot;;[.E40]&amp;&quot; &quot;;[.F40]))" office:value-type="string" office:string-value="Bed (Block)">
            <text:p>Bed (Block)</text:p>
          </table:table-cell>
          <table:table-cell office:value-type="string">
            <text:p>Bed</text:p>
          </table:table-cell>
          <table:table-cell office:value-type="string">
            <text:p>(Bloc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</text:p>
          </table:table-cell>
          <table:table-cell table:formula="of:=TRIM(CONCATENATE([.C41]&amp;&quot; &quot;;[.D41]&amp;&quot; &quot;;[.E41]&amp;&quot; &quot;;[.F41]))" office:value-type="string" office:string-value="Powered Rail">
            <text:p>Powered Rail</text:p>
          </table:table-cell>
          <table:table-cell office:value-type="string">
            <text:p>Powered</text:p>
          </table:table-cell>
          <table:table-cell office:value-type="string">
            <text:p>Rai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</text:p>
          </table:table-cell>
          <table:table-cell table:formula="of:=TRIM(CONCATENATE([.C42]&amp;&quot; &quot;;[.D42]&amp;&quot; &quot;;[.E42]&amp;&quot; &quot;;[.F42]))" office:value-type="string" office:string-value="Detector Rail">
            <text:p>Detector Rail</text:p>
          </table:table-cell>
          <table:table-cell office:value-type="string">
            <text:p>Detector</text:p>
          </table:table-cell>
          <table:table-cell office:value-type="string">
            <text:p>Rai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</text:p>
          </table:table-cell>
          <table:table-cell table:formula="of:=TRIM(CONCATENATE([.C43]&amp;&quot; &quot;;[.D43]&amp;&quot; &quot;;[.E43]&amp;&quot; &quot;;[.F43]))" office:value-type="string" office:string-value="Sticky Piston">
            <text:p>Sticky Piston</text:p>
          </table:table-cell>
          <table:table-cell office:value-type="string">
            <text:p>Sticky</text:p>
          </table:table-cell>
          <table:table-cell office:value-type="string">
            <text:p>Pisto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</text:p>
          </table:table-cell>
          <table:table-cell table:formula="of:=TRIM(CONCATENATE([.C44]&amp;&quot; &quot;;[.D44]&amp;&quot; &quot;;[.E44]&amp;&quot; &quot;;[.F44]))" office:value-type="string" office:string-value="Web">
            <text:p>Web</text:p>
          </table:table-cell>
          <table:table-cell office:value-type="string">
            <text:p>Web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1</text:p>
          </table:table-cell>
          <table:table-cell table:formula="of:=TRIM(CONCATENATE([.C45]&amp;&quot; &quot;;[.D45]&amp;&quot; &quot;;[.E45]&amp;&quot; &quot;;[.F45]))" office:value-type="string" office:string-value="Tall Grass (Dead Shrub)">
            <text:p>Tall Grass (Dead Shrub)</text:p>
          </table:table-cell>
          <table:table-cell office:value-type="string">
            <text:p>Tall</text:p>
          </table:table-cell>
          <table:table-cell office:value-type="string">
            <text:p>Grass</text:p>
          </table:table-cell>
          <table:table-cell office:value-type="string">
            <text:p>(Dead</text:p>
          </table:table-cell>
          <table:table-cell office:value-type="string">
            <text:p>Shrub)</text:p>
          </table:table-cell>
          <table:table-cell table:number-columns-repeated="12"/>
        </table:table-row>
        <table:table-row table:style-name="ro1">
          <table:table-cell office:value-type="string">
            <text:p>31:1</text:p>
          </table:table-cell>
          <table:table-cell table:formula="of:=TRIM(CONCATENATE([.C46]&amp;&quot; &quot;;[.D46]&amp;&quot; &quot;;[.E46]&amp;&quot; &quot;;[.F46]))" office:value-type="string" office:string-value="Tall Grass">
            <text:p>Tall Grass</text:p>
          </table:table-cell>
          <table:table-cell office:value-type="string">
            <text:p>Tall</text:p>
          </table:table-cell>
          <table:table-cell office:value-type="string">
            <text:p>Gras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:2</text:p>
          </table:table-cell>
          <table:table-cell table:formula="of:=TRIM(CONCATENATE([.C47]&amp;&quot; &quot;;[.D47]&amp;&quot; &quot;;[.E47]&amp;&quot; &quot;;[.F47]))" office:value-type="string" office:string-value="Tall Grass (Fern)">
            <text:p>Tall Grass (Fern)</text:p>
          </table:table-cell>
          <table:table-cell office:value-type="string">
            <text:p>Tall</text:p>
          </table:table-cell>
          <table:table-cell office:value-type="string">
            <text:p>Grass</text:p>
          </table:table-cell>
          <table:table-cell office:value-type="string">
            <text:p>(Fern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2</text:p>
          </table:table-cell>
          <table:table-cell table:formula="of:=TRIM(CONCATENATE([.C48]&amp;&quot; &quot;;[.D48]&amp;&quot; &quot;;[.E48]&amp;&quot; &quot;;[.F48]))" office:value-type="string" office:string-value="Dead Shrub">
            <text:p>Dead Shrub</text:p>
          </table:table-cell>
          <table:table-cell office:value-type="string">
            <text:p>Dead</text:p>
          </table:table-cell>
          <table:table-cell office:value-type="string">
            <text:p>Shru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3</text:p>
          </table:table-cell>
          <table:table-cell table:formula="of:=TRIM(CONCATENATE([.C49]&amp;&quot; &quot;;[.D49]&amp;&quot; &quot;;[.E49]&amp;&quot; &quot;;[.F49]))" office:value-type="string" office:string-value="Piston">
            <text:p>Piston</text:p>
          </table:table-cell>
          <table:table-cell office:value-type="string">
            <text:p>Pisto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4</text:p>
          </table:table-cell>
          <table:table-cell table:formula="of:=TRIM(CONCATENATE([.C50]&amp;&quot; &quot;;[.D50]&amp;&quot; &quot;;[.E50]&amp;&quot; &quot;;[.F50]))" office:value-type="string" office:string-value="Piston (Head)">
            <text:p>Piston (Head)</text:p>
          </table:table-cell>
          <table:table-cell office:value-type="string">
            <text:p>Piston</text:p>
          </table:table-cell>
          <table:table-cell office:value-type="string">
            <text:p>(Head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</text:p>
          </table:table-cell>
          <table:table-cell table:formula="of:=TRIM(CONCATENATE([.C51]&amp;&quot; &quot;;[.D51]&amp;&quot; &quot;;[.E51]&amp;&quot; &quot;;[.F51]))" office:value-type="string" office:string-value="Wool">
            <text:p>Wool</text:p>
          </table:table-cell>
          <table:table-cell office:value-type="string">
            <text:p>Woo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:1</text:p>
          </table:table-cell>
          <table:table-cell table:formula="of:=TRIM(CONCATENATE([.C52]&amp;&quot; &quot;;[.D52]&amp;&quot; &quot;;[.E52]&amp;&quot; &quot;;[.F52]))" office:value-type="string" office:string-value="Orange Wool">
            <text:p>Orange Wool</text:p>
          </table:table-cell>
          <table:table-cell office:value-type="string">
            <text:p>Orange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2</text:p>
          </table:table-cell>
          <table:table-cell table:formula="of:=TRIM(CONCATENATE([.C53]&amp;&quot; &quot;;[.D53]&amp;&quot; &quot;;[.E53]&amp;&quot; &quot;;[.F53]))" office:value-type="string" office:string-value="Magenta Wool">
            <text:p>Magenta Wool</text:p>
          </table:table-cell>
          <table:table-cell office:value-type="string">
            <text:p>Magenta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3</text:p>
          </table:table-cell>
          <table:table-cell table:formula="of:=TRIM(CONCATENATE([.C54]&amp;&quot; &quot;;[.D54]&amp;&quot; &quot;;[.E54]&amp;&quot; &quot;;[.F54]))" office:value-type="string" office:string-value="Light Blue Wool">
            <text:p>Light Blue Wool</text:p>
          </table:table-cell>
          <table:table-cell office:value-type="string">
            <text:p>Light</text:p>
          </table:table-cell>
          <table:table-cell office:value-type="string">
            <text:p>Blue</text:p>
          </table:table-cell>
          <table:table-cell office:value-type="string">
            <text:p>Wool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:4</text:p>
          </table:table-cell>
          <table:table-cell table:formula="of:=TRIM(CONCATENATE([.C55]&amp;&quot; &quot;;[.D55]&amp;&quot; &quot;;[.E55]&amp;&quot; &quot;;[.F55]))" office:value-type="string" office:string-value="Yellow Wool">
            <text:p>Yellow Wool</text:p>
          </table:table-cell>
          <table:table-cell office:value-type="string">
            <text:p>Yellow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5</text:p>
          </table:table-cell>
          <table:table-cell table:formula="of:=TRIM(CONCATENATE([.C56]&amp;&quot; &quot;;[.D56]&amp;&quot; &quot;;[.E56]&amp;&quot; &quot;;[.F56]))" office:value-type="string" office:string-value="Lime Wool">
            <text:p>Lime Wool</text:p>
          </table:table-cell>
          <table:table-cell office:value-type="string">
            <text:p>Lime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6</text:p>
          </table:table-cell>
          <table:table-cell table:formula="of:=TRIM(CONCATENATE([.C57]&amp;&quot; &quot;;[.D57]&amp;&quot; &quot;;[.E57]&amp;&quot; &quot;;[.F57]))" office:value-type="string" office:string-value="Pink Wool">
            <text:p>Pink Wool</text:p>
          </table:table-cell>
          <table:table-cell office:value-type="string">
            <text:p>Pink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7</text:p>
          </table:table-cell>
          <table:table-cell table:formula="of:=TRIM(CONCATENATE([.C58]&amp;&quot; &quot;;[.D58]&amp;&quot; &quot;;[.E58]&amp;&quot; &quot;;[.F58]))" office:value-type="string" office:string-value="Gray Wool">
            <text:p>Gray Wool</text:p>
          </table:table-cell>
          <table:table-cell office:value-type="string">
            <text:p>Gray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8</text:p>
          </table:table-cell>
          <table:table-cell table:formula="of:=TRIM(CONCATENATE([.C59]&amp;&quot; &quot;;[.D59]&amp;&quot; &quot;;[.E59]&amp;&quot; &quot;;[.F59]))" office:value-type="string" office:string-value="Light Gray Wool">
            <text:p>Light Gray Wool</text:p>
          </table:table-cell>
          <table:table-cell office:value-type="string">
            <text:p>Light</text:p>
          </table:table-cell>
          <table:table-cell office:value-type="string">
            <text:p>Gray</text:p>
          </table:table-cell>
          <table:table-cell office:value-type="string">
            <text:p>Wool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:9</text:p>
          </table:table-cell>
          <table:table-cell table:formula="of:=TRIM(CONCATENATE([.C60]&amp;&quot; &quot;;[.D60]&amp;&quot; &quot;;[.E60]&amp;&quot; &quot;;[.F60]))" office:value-type="string" office:string-value="Cyan Wool">
            <text:p>Cyan Wool</text:p>
          </table:table-cell>
          <table:table-cell office:value-type="string">
            <text:p>Cyan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10</text:p>
          </table:table-cell>
          <table:table-cell table:formula="of:=TRIM(CONCATENATE([.C61]&amp;&quot; &quot;;[.D61]&amp;&quot; &quot;;[.E61]&amp;&quot; &quot;;[.F61]))" office:value-type="string" office:string-value="Purple Wool">
            <text:p>Purple Wool</text:p>
          </table:table-cell>
          <table:table-cell office:value-type="string">
            <text:p>Purple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11</text:p>
          </table:table-cell>
          <table:table-cell table:formula="of:=TRIM(CONCATENATE([.C62]&amp;&quot; &quot;;[.D62]&amp;&quot; &quot;;[.E62]&amp;&quot; &quot;;[.F62]))" office:value-type="string" office:string-value="Blue Wool">
            <text:p>Blue Wool</text:p>
          </table:table-cell>
          <table:table-cell office:value-type="string">
            <text:p>Blue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12</text:p>
          </table:table-cell>
          <table:table-cell table:formula="of:=TRIM(CONCATENATE([.C63]&amp;&quot; &quot;;[.D63]&amp;&quot; &quot;;[.E63]&amp;&quot; &quot;;[.F63]))" office:value-type="string" office:string-value="Brown Wool">
            <text:p>Brown Wool</text:p>
          </table:table-cell>
          <table:table-cell office:value-type="string">
            <text:p>Brown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13</text:p>
          </table:table-cell>
          <table:table-cell table:formula="of:=TRIM(CONCATENATE([.C64]&amp;&quot; &quot;;[.D64]&amp;&quot; &quot;;[.E64]&amp;&quot; &quot;;[.F64]))" office:value-type="string" office:string-value="Green Wool">
            <text:p>Green Wool</text:p>
          </table:table-cell>
          <table:table-cell office:value-type="string">
            <text:p>Green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14</text:p>
          </table:table-cell>
          <table:table-cell table:formula="of:=TRIM(CONCATENATE([.C65]&amp;&quot; &quot;;[.D65]&amp;&quot; &quot;;[.E65]&amp;&quot; &quot;;[.F65]))" office:value-type="string" office:string-value="Red Wool">
            <text:p>Red Wool</text:p>
          </table:table-cell>
          <table:table-cell office:value-type="string">
            <text:p>Red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:15</text:p>
          </table:table-cell>
          <table:table-cell table:formula="of:=TRIM(CONCATENATE([.C66]&amp;&quot; &quot;;[.D66]&amp;&quot; &quot;;[.E66]&amp;&quot; &quot;;[.F66]))" office:value-type="string" office:string-value="Black Wool">
            <text:p>Black Wool</text:p>
          </table:table-cell>
          <table:table-cell office:value-type="string">
            <text:p>Black</text:p>
          </table:table-cell>
          <table:table-cell office:value-type="string">
            <text:p>Woo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</text:p>
          </table:table-cell>
          <table:table-cell table:formula="of:=TRIM(CONCATENATE([.C67]&amp;&quot; &quot;;[.D67]&amp;&quot; &quot;;[.E67]&amp;&quot; &quot;;[.F67]))" office:value-type="string" office:string-value="Piston (Moving)">
            <text:p>Piston (Moving)</text:p>
          </table:table-cell>
          <table:table-cell office:value-type="string">
            <text:p>Piston</text:p>
          </table:table-cell>
          <table:table-cell office:value-type="string">
            <text:p>(Moving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</text:p>
          </table:table-cell>
          <table:table-cell table:formula="of:=TRIM(CONCATENATE([.C68]&amp;&quot; &quot;;[.D68]&amp;&quot; &quot;;[.E68]&amp;&quot; &quot;;[.F68]))" office:value-type="string" office:string-value="Dandelion">
            <text:p>Dandelion</text:p>
          </table:table-cell>
          <table:table-cell office:value-type="string">
            <text:p>Dandelio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8</text:p>
          </table:table-cell>
          <table:table-cell table:formula="of:=TRIM(CONCATENATE([.C69]&amp;&quot; &quot;;[.D69]&amp;&quot; &quot;;[.E69]&amp;&quot; &quot;;[.F69]))" office:value-type="string" office:string-value="Rose">
            <text:p>Rose</text:p>
          </table:table-cell>
          <table:table-cell office:value-type="string">
            <text:p>Ros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9</text:p>
          </table:table-cell>
          <table:table-cell table:formula="of:=TRIM(CONCATENATE([.C70]&amp;&quot; &quot;;[.D70]&amp;&quot; &quot;;[.E70]&amp;&quot; &quot;;[.F70]))" office:value-type="string" office:string-value="Brown Mushroom">
            <text:p>Brown Mushroom</text:p>
          </table:table-cell>
          <table:table-cell office:value-type="string">
            <text:p>Brown</text:p>
          </table:table-cell>
          <table:table-cell office:value-type="string">
            <text:p>Mushroom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0</text:p>
          </table:table-cell>
          <table:table-cell table:formula="of:=TRIM(CONCATENATE([.C71]&amp;&quot; &quot;;[.D71]&amp;&quot; &quot;;[.E71]&amp;&quot; &quot;;[.F71]))" office:value-type="string" office:string-value="Red Mushroom">
            <text:p>Red Mushroom</text:p>
          </table:table-cell>
          <table:table-cell office:value-type="string">
            <text:p>Red</text:p>
          </table:table-cell>
          <table:table-cell office:value-type="string">
            <text:p>Mushroom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1</text:p>
          </table:table-cell>
          <table:table-cell table:formula="of:=TRIM(CONCATENATE([.C72]&amp;&quot; &quot;;[.D72]&amp;&quot; &quot;;[.E72]&amp;&quot; &quot;;[.F72]))" office:value-type="string" office:string-value="Block of Gold">
            <text:p>Block of Gold</text:p>
          </table:table-cell>
          <table:table-cell office:value-type="string">
            <text:p>Block</text:p>
          </table:table-cell>
          <table:table-cell office:value-type="string">
            <text:p>of</text:p>
          </table:table-cell>
          <table:table-cell office:value-type="string">
            <text:p>Gold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2</text:p>
          </table:table-cell>
          <table:table-cell table:formula="of:=TRIM(CONCATENATE([.C73]&amp;&quot; &quot;;[.D73]&amp;&quot; &quot;;[.E73]&amp;&quot; &quot;;[.F73]))" office:value-type="string" office:string-value="Block of Iron">
            <text:p>Block of Iron</text:p>
          </table:table-cell>
          <table:table-cell office:value-type="string">
            <text:p>Block</text:p>
          </table:table-cell>
          <table:table-cell office:value-type="string">
            <text:p>of</text:p>
          </table:table-cell>
          <table:table-cell office:value-type="string">
            <text:p>Iron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3</text:p>
          </table:table-cell>
          <table:table-cell table:formula="of:=TRIM(CONCATENATE([.C74]&amp;&quot; &quot;;[.D74]&amp;&quot; &quot;;[.E74]&amp;&quot; &quot;;[.F74]))" office:value-type="string" office:string-value="Stone Slab (Double)">
            <text:p>Stone Slab (Double)</text:p>
          </table:table-cell>
          <table:table-cell office:value-type="string">
            <text:p>Stone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3:1</text:p>
          </table:table-cell>
          <table:table-cell table:formula="of:=TRIM(CONCATENATE([.C75]&amp;&quot; &quot;;[.D75]&amp;&quot; &quot;;[.E75]&amp;&quot; &quot;;[.F75]))" office:value-type="string" office:string-value="Sandstone Slab (Double)">
            <text:p>Sandstone Slab (Double)</text:p>
          </table:table-cell>
          <table:table-cell office:value-type="string">
            <text:p>Sandstone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3:2</text:p>
          </table:table-cell>
          <table:table-cell table:formula="of:=TRIM(CONCATENATE([.C76]&amp;&quot; &quot;;[.D76]&amp;&quot; &quot;;[.E76]&amp;&quot; &quot;;[.F76]))" office:value-type="string" office:string-value="Wooden Slab (Double)">
            <text:p>Wooden Slab (Double)</text:p>
          </table:table-cell>
          <table:table-cell office:value-type="string">
            <text:p>Wooden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3:3</text:p>
          </table:table-cell>
          <table:table-cell table:formula="of:=TRIM(CONCATENATE([.C77]&amp;&quot; &quot;;[.D77]&amp;&quot; &quot;;[.E77]&amp;&quot; &quot;;[.F77]))" office:value-type="string" office:string-value="Cobblestone Slab (Double)">
            <text:p>Cobblestone Slab (Double)</text:p>
          </table:table-cell>
          <table:table-cell office:value-type="string">
            <text:p>Cobblestone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3:4</text:p>
          </table:table-cell>
          <table:table-cell table:formula="of:=TRIM(CONCATENATE([.C78]&amp;&quot; &quot;;[.D78]&amp;&quot; &quot;;[.E78]&amp;&quot; &quot;;[.F78]))" office:value-type="string" office:string-value="Brick Slab (Double)">
            <text:p>Brick Slab (Double)</text:p>
          </table:table-cell>
          <table:table-cell office:value-type="string">
            <text:p>Brick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3:5</text:p>
          </table:table-cell>
          <table:table-cell table:formula="of:=TRIM(CONCATENATE([.C79]&amp;&quot; &quot;;[.D79]&amp;&quot; &quot;;[.E79]&amp;&quot; &quot;;[.F79]))" office:value-type="string" office:string-value="Stone Brick Slab (Double)">
            <text:p>Stone Brick Slab (Double)</text:p>
          </table:table-cell>
          <table:table-cell office:value-type="string">
            <text:p>Stone</text:p>
          </table:table-cell>
          <table:table-cell office:value-type="string">
            <text:p>Brick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 table:number-columns-repeated="12"/>
        </table:table-row>
        <table:table-row table:style-name="ro1">
          <table:table-cell office:value-type="string">
            <text:p>43:6</text:p>
          </table:table-cell>
          <table:table-cell table:formula="of:=TRIM(CONCATENATE([.C80]&amp;&quot; &quot;;[.D80]&amp;&quot; &quot;;[.E80]&amp;&quot; &quot;;[.F80]))" office:value-type="string" office:string-value="Nether Brick Slab (Double)">
            <text:p>Nether Brick Slab (Double)</text:p>
          </table:table-cell>
          <table:table-cell office:value-type="string">
            <text:p>Nether</text:p>
          </table:table-cell>
          <table:table-cell office:value-type="string">
            <text:p>Brick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 table:number-columns-repeated="12"/>
        </table:table-row>
        <table:table-row table:style-name="ro1">
          <table:table-cell office:value-type="string">
            <text:p>44</text:p>
          </table:table-cell>
          <table:table-cell table:formula="of:=TRIM(CONCATENATE([.C81]&amp;&quot; &quot;;[.D81]&amp;&quot; &quot;;[.E81]&amp;&quot; &quot;;[.F81]))" office:value-type="string" office:string-value="Stone Slab">
            <text:p>Stone Slab</text:p>
          </table:table-cell>
          <table:table-cell office:value-type="string">
            <text:p>Stone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4:1</text:p>
          </table:table-cell>
          <table:table-cell table:formula="of:=TRIM(CONCATENATE([.C82]&amp;&quot; &quot;;[.D82]&amp;&quot; &quot;;[.E82]&amp;&quot; &quot;;[.F82]))" office:value-type="string" office:string-value="Sandstone Slab">
            <text:p>Sandstone Slab</text:p>
          </table:table-cell>
          <table:table-cell office:value-type="string">
            <text:p>Sandstone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4:2</text:p>
          </table:table-cell>
          <table:table-cell table:formula="of:=TRIM(CONCATENATE([.C83]&amp;&quot; &quot;;[.D83]&amp;&quot; &quot;;[.E83]&amp;&quot; &quot;;[.F83]))" office:value-type="string" office:string-value="Wooden Slab">
            <text:p>Wooden Slab</text:p>
          </table:table-cell>
          <table:table-cell office:value-type="string">
            <text:p>Wooden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4:3</text:p>
          </table:table-cell>
          <table:table-cell table:formula="of:=TRIM(CONCATENATE([.C84]&amp;&quot; &quot;;[.D84]&amp;&quot; &quot;;[.E84]&amp;&quot; &quot;;[.F84]))" office:value-type="string" office:string-value="Cobblestone Slab">
            <text:p>Cobblestone Slab</text:p>
          </table:table-cell>
          <table:table-cell office:value-type="string">
            <text:p>Cobblestone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4:4</text:p>
          </table:table-cell>
          <table:table-cell table:formula="of:=TRIM(CONCATENATE([.C85]&amp;&quot; &quot;;[.D85]&amp;&quot; &quot;;[.E85]&amp;&quot; &quot;;[.F85]))" office:value-type="string" office:string-value="Brick Slab">
            <text:p>Brick Slab</text:p>
          </table:table-cell>
          <table:table-cell office:value-type="string">
            <text:p>Brick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4:5</text:p>
          </table:table-cell>
          <table:table-cell table:formula="of:=TRIM(CONCATENATE([.C86]&amp;&quot; &quot;;[.D86]&amp;&quot; &quot;;[.E86]&amp;&quot; &quot;;[.F86]))" office:value-type="string" office:string-value="Stone Brick Slab">
            <text:p>Stone Brick Slab</text:p>
          </table:table-cell>
          <table:table-cell office:value-type="string">
            <text:p>Stone</text:p>
          </table:table-cell>
          <table:table-cell office:value-type="string">
            <text:p>Brick</text:p>
          </table:table-cell>
          <table:table-cell office:value-type="string">
            <text:p>Slab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4:6</text:p>
          </table:table-cell>
          <table:table-cell table:formula="of:=TRIM(CONCATENATE([.C87]&amp;&quot; &quot;;[.D87]&amp;&quot; &quot;;[.E87]&amp;&quot; &quot;;[.F87]))" office:value-type="string" office:string-value="Nether Brick Slab">
            <text:p>Nether Brick Slab</text:p>
          </table:table-cell>
          <table:table-cell office:value-type="string">
            <text:p>Nether</text:p>
          </table:table-cell>
          <table:table-cell office:value-type="string">
            <text:p>Brick</text:p>
          </table:table-cell>
          <table:table-cell office:value-type="string">
            <text:p>Slab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45</text:p>
          </table:table-cell>
          <table:table-cell table:formula="of:=TRIM(CONCATENATE([.C88]&amp;&quot; &quot;;[.D88]&amp;&quot; &quot;;[.E88]&amp;&quot; &quot;;[.F88]))" office:value-type="string" office:string-value="Brick">
            <text:p>Brick</text:p>
          </table:table-cell>
          <table:table-cell office:value-type="string">
            <text:p>Brick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46</text:p>
          </table:table-cell>
          <table:table-cell table:formula="of:=TRIM(CONCATENATE([.C89]&amp;&quot; &quot;;[.D89]&amp;&quot; &quot;;[.E89]&amp;&quot; &quot;;[.F89]))" office:value-type="string" office:string-value="TNT">
            <text:p>TNT</text:p>
          </table:table-cell>
          <table:table-cell office:value-type="string">
            <text:p>TN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47</text:p>
          </table:table-cell>
          <table:table-cell table:formula="of:=TRIM(CONCATENATE([.C90]&amp;&quot; &quot;;[.D90]&amp;&quot; &quot;;[.E90]&amp;&quot; &quot;;[.F90]))" office:value-type="string" office:string-value="Bookcase">
            <text:p>Bookcase</text:p>
          </table:table-cell>
          <table:table-cell office:value-type="string">
            <text:p>Bookcas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48</text:p>
          </table:table-cell>
          <table:table-cell table:formula="of:=TRIM(CONCATENATE([.C91]&amp;&quot; &quot;;[.D91]&amp;&quot; &quot;;[.E91]&amp;&quot; &quot;;[.F91]))" office:value-type="string" office:string-value="Moss Stone">
            <text:p>Moss Stone</text:p>
          </table:table-cell>
          <table:table-cell office:value-type="string">
            <text:p>Moss</text:p>
          </table:table-cell>
          <table:table-cell office:value-type="string">
            <text:p>Sto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9</text:p>
          </table:table-cell>
          <table:table-cell table:formula="of:=TRIM(CONCATENATE([.C92]&amp;&quot; &quot;;[.D92]&amp;&quot; &quot;;[.E92]&amp;&quot; &quot;;[.F92]))" office:value-type="string" office:string-value="Obsidian">
            <text:p>Obsidian</text:p>
          </table:table-cell>
          <table:table-cell office:value-type="string">
            <text:p>Obsidia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0</text:p>
          </table:table-cell>
          <table:table-cell table:formula="of:=TRIM(CONCATENATE([.C93]&amp;&quot; &quot;;[.D93]&amp;&quot; &quot;;[.E93]&amp;&quot; &quot;;[.F93]))" office:value-type="string" office:string-value="Torch">
            <text:p>Torch</text:p>
          </table:table-cell>
          <table:table-cell office:value-type="string">
            <text:p>Torch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1</text:p>
          </table:table-cell>
          <table:table-cell table:formula="of:=TRIM(CONCATENATE([.C94]&amp;&quot; &quot;;[.D94]&amp;&quot; &quot;;[.E94]&amp;&quot; &quot;;[.F94]))" office:value-type="string" office:string-value="Fire">
            <text:p>Fire</text:p>
          </table:table-cell>
          <table:table-cell office:value-type="string">
            <text:p>Fir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2</text:p>
          </table:table-cell>
          <table:table-cell table:formula="of:=TRIM(CONCATENATE([.C95]&amp;&quot; &quot;;[.D95]&amp;&quot; &quot;;[.E95]&amp;&quot; &quot;;[.F95]))" office:value-type="string" office:string-value="Mob Spawner">
            <text:p>Mob Spawner</text:p>
          </table:table-cell>
          <table:table-cell office:value-type="string">
            <text:p>Mob</text:p>
          </table:table-cell>
          <table:table-cell office:value-type="string">
            <text:p>Spawne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53</text:p>
          </table:table-cell>
          <table:table-cell table:formula="of:=TRIM(CONCATENATE([.C96]&amp;&quot; &quot;;[.D96]&amp;&quot; &quot;;[.E96]&amp;&quot; &quot;;[.F96]))" office:value-type="string" office:string-value="Wooden Stairs (Oak)">
            <text:p>Wooden Stairs (Oak)</text:p>
          </table:table-cell>
          <table:table-cell office:value-type="string">
            <text:p>Wooden</text:p>
          </table:table-cell>
          <table:table-cell office:value-type="string">
            <text:p>Stairs</text:p>
          </table:table-cell>
          <table:table-cell office:value-type="string">
            <text:p>(Oa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54</text:p>
          </table:table-cell>
          <table:table-cell table:formula="of:=TRIM(CONCATENATE([.C97]&amp;&quot; &quot;;[.D97]&amp;&quot; &quot;;[.E97]&amp;&quot; &quot;;[.F97]))" office:value-type="string" office:string-value="Chest">
            <text:p>Chest</text:p>
          </table:table-cell>
          <table:table-cell office:value-type="string">
            <text:p>Ches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5</text:p>
          </table:table-cell>
          <table:table-cell table:formula="of:=TRIM(CONCATENATE([.C98]&amp;&quot; &quot;;[.D98]&amp;&quot; &quot;;[.E98]&amp;&quot; &quot;;[.F98]))" office:value-type="string" office:string-value="Redstone Wire">
            <text:p>Redstone Wire</text:p>
          </table:table-cell>
          <table:table-cell office:value-type="string">
            <text:p>Redstone</text:p>
          </table:table-cell>
          <table:table-cell office:value-type="string">
            <text:p>Wi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56</text:p>
          </table:table-cell>
          <table:table-cell table:formula="of:=TRIM(CONCATENATE([.C99]&amp;&quot; &quot;;[.D99]&amp;&quot; &quot;;[.E99]&amp;&quot; &quot;;[.F99]))" office:value-type="string" office:string-value="Diamond Ore">
            <text:p>Diamond Ore</text:p>
          </table:table-cell>
          <table:table-cell office:value-type="string">
            <text:p>Diamond</text:p>
          </table:table-cell>
          <table:table-cell office:value-type="string">
            <text:p>O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57</text:p>
          </table:table-cell>
          <table:table-cell table:formula="of:=TRIM(CONCATENATE([.C100]&amp;&quot; &quot;;[.D100]&amp;&quot; &quot;;[.E100]&amp;&quot; &quot;;[.F100]))" office:value-type="string" office:string-value="Block of Diamond">
            <text:p>Block of Diamond</text:p>
          </table:table-cell>
          <table:table-cell office:value-type="string">
            <text:p>Block</text:p>
          </table:table-cell>
          <table:table-cell office:value-type="string">
            <text:p>of</text:p>
          </table:table-cell>
          <table:table-cell office:value-type="string">
            <text:p>Diamond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58</text:p>
          </table:table-cell>
          <table:table-cell table:formula="of:=TRIM(CONCATENATE([.C101]&amp;&quot; &quot;;[.D101]&amp;&quot; &quot;;[.E101]&amp;&quot; &quot;;[.F101]))" office:value-type="string" office:string-value="Workbench">
            <text:p>Workbench</text:p>
          </table:table-cell>
          <table:table-cell office:value-type="string">
            <text:p>Workbench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59</text:p>
          </table:table-cell>
          <table:table-cell table:formula="of:=TRIM(CONCATENATE([.C102]&amp;&quot; &quot;;[.D102]&amp;&quot; &quot;;[.E102]&amp;&quot; &quot;;[.F102]))" office:value-type="string" office:string-value="Wheat (Crop)">
            <text:p>Wheat (Crop)</text:p>
          </table:table-cell>
          <table:table-cell office:value-type="string">
            <text:p>Wheat</text:p>
          </table:table-cell>
          <table:table-cell office:value-type="string">
            <text:p>(Crop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0</text:p>
          </table:table-cell>
          <table:table-cell table:formula="of:=TRIM(CONCATENATE([.C103]&amp;&quot; &quot;;[.D103]&amp;&quot; &quot;;[.E103]&amp;&quot; &quot;;[.F103]))" office:value-type="string" office:string-value="Farmland">
            <text:p>Farmland</text:p>
          </table:table-cell>
          <table:table-cell office:value-type="string">
            <text:p>Farmland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61</text:p>
          </table:table-cell>
          <table:table-cell table:formula="of:=TRIM(CONCATENATE([.C104]&amp;&quot; &quot;;[.D104]&amp;&quot; &quot;;[.E104]&amp;&quot; &quot;;[.F104]))" office:value-type="string" office:string-value="Furnace">
            <text:p>Furnace</text:p>
          </table:table-cell>
          <table:table-cell office:value-type="string">
            <text:p>Furnac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62</text:p>
          </table:table-cell>
          <table:table-cell table:formula="of:=TRIM(CONCATENATE([.C105]&amp;&quot; &quot;;[.D105]&amp;&quot; &quot;;[.E105]&amp;&quot; &quot;;[.F105]))" office:value-type="string" office:string-value="Furnace (Smelting)">
            <text:p>Furnace (Smelting)</text:p>
          </table:table-cell>
          <table:table-cell office:value-type="string">
            <text:p>Furnace</text:p>
          </table:table-cell>
          <table:table-cell office:value-type="string">
            <text:p>(Smelting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3</text:p>
          </table:table-cell>
          <table:table-cell table:formula="of:=TRIM(CONCATENATE([.C106]&amp;&quot; &quot;;[.D106]&amp;&quot; &quot;;[.E106]&amp;&quot; &quot;;[.F106]))" office:value-type="string" office:string-value="Sign (Block)">
            <text:p>Sign (Block)</text:p>
          </table:table-cell>
          <table:table-cell office:value-type="string">
            <text:p>Sign</text:p>
          </table:table-cell>
          <table:table-cell office:value-type="string">
            <text:p>(Bloc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4</text:p>
          </table:table-cell>
          <table:table-cell table:formula="of:=TRIM(CONCATENATE([.C107]&amp;&quot; &quot;;[.D107]&amp;&quot; &quot;;[.E107]&amp;&quot; &quot;;[.F107]))" office:value-type="string" office:string-value="Wood Door (Block)">
            <text:p>Wood Door (Block)</text:p>
          </table:table-cell>
          <table:table-cell office:value-type="string">
            <text:p>Wood</text:p>
          </table:table-cell>
          <table:table-cell office:value-type="string">
            <text:p>Door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65</text:p>
          </table:table-cell>
          <table:table-cell table:formula="of:=TRIM(CONCATENATE([.C108]&amp;&quot; &quot;;[.D108]&amp;&quot; &quot;;[.E108]&amp;&quot; &quot;;[.F108]))" office:value-type="string" office:string-value="Ladder">
            <text:p>Ladder</text:p>
          </table:table-cell>
          <table:table-cell office:value-type="string">
            <text:p>Ladd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66</text:p>
          </table:table-cell>
          <table:table-cell table:formula="of:=TRIM(CONCATENATE([.C109]&amp;&quot; &quot;;[.D109]&amp;&quot; &quot;;[.E109]&amp;&quot; &quot;;[.F109]))" office:value-type="string" office:string-value="Rail">
            <text:p>Rail</text:p>
          </table:table-cell>
          <table:table-cell office:value-type="string">
            <text:p>Rai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67</text:p>
          </table:table-cell>
          <table:table-cell table:formula="of:=TRIM(CONCATENATE([.C110]&amp;&quot; &quot;;[.D110]&amp;&quot; &quot;;[.E110]&amp;&quot; &quot;;[.F110]))" office:value-type="string" office:string-value="Cobblestone Stairs">
            <text:p>Cobblestone Stairs</text:p>
          </table:table-cell>
          <table:table-cell office:value-type="string">
            <text:p>Cobblestone</text:p>
          </table:table-cell>
          <table:table-cell office:value-type="string">
            <text:p>Stair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68</text:p>
          </table:table-cell>
          <table:table-cell table:formula="of:=TRIM(CONCATENATE([.C111]&amp;&quot; &quot;;[.D111]&amp;&quot; &quot;;[.E111]&amp;&quot; &quot;;[.F111]))" office:value-type="string" office:string-value="Sign (Wall Block)">
            <text:p>Sign (Wall Block)</text:p>
          </table:table-cell>
          <table:table-cell office:value-type="string">
            <text:p>Sign</text:p>
          </table:table-cell>
          <table:table-cell office:value-type="string">
            <text:p>(Wall</text:p>
          </table:table-cell>
          <table:table-cell office:value-type="string">
            <text:p>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69</text:p>
          </table:table-cell>
          <table:table-cell table:formula="of:=TRIM(CONCATENATE([.C112]&amp;&quot; &quot;;[.D112]&amp;&quot; &quot;;[.E112]&amp;&quot; &quot;;[.F112]))" office:value-type="string" office:string-value="Lever">
            <text:p>Lever</text:p>
          </table:table-cell>
          <table:table-cell office:value-type="string">
            <text:p>Lev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70</text:p>
          </table:table-cell>
          <table:table-cell table:formula="of:=TRIM(CONCATENATE([.C113]&amp;&quot; &quot;;[.D113]&amp;&quot; &quot;;[.E113]&amp;&quot; &quot;;[.F113]))" office:value-type="string" office:string-value="Stone Pressure Plate">
            <text:p>Stone Pressure Plate</text:p>
          </table:table-cell>
          <table:table-cell office:value-type="string">
            <text:p>Stone</text:p>
          </table:table-cell>
          <table:table-cell office:value-type="string">
            <text:p>Pressure</text:p>
          </table:table-cell>
          <table:table-cell office:value-type="string">
            <text:p>Plat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71</text:p>
          </table:table-cell>
          <table:table-cell table:formula="of:=TRIM(CONCATENATE([.C114]&amp;&quot; &quot;;[.D114]&amp;&quot; &quot;;[.E114]&amp;&quot; &quot;;[.F114]))" office:value-type="string" office:string-value="Iron Door (Block)">
            <text:p>Iron Door (Block)</text:p>
          </table:table-cell>
          <table:table-cell office:value-type="string">
            <text:p>Iron</text:p>
          </table:table-cell>
          <table:table-cell office:value-type="string">
            <text:p>Door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72</text:p>
          </table:table-cell>
          <table:table-cell table:formula="of:=TRIM(CONCATENATE([.C115]&amp;&quot; &quot;;[.D115]&amp;&quot; &quot;;[.E115]&amp;&quot; &quot;;[.F115]))" office:value-type="string" office:string-value="Wooden Pressure Plate">
            <text:p>Wooden Pressure Plate</text:p>
          </table:table-cell>
          <table:table-cell office:value-type="string">
            <text:p>Wooden</text:p>
          </table:table-cell>
          <table:table-cell office:value-type="string">
            <text:p>Pressure</text:p>
          </table:table-cell>
          <table:table-cell office:value-type="string">
            <text:p>Plat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73</text:p>
          </table:table-cell>
          <table:table-cell table:formula="of:=TRIM(CONCATENATE([.C116]&amp;&quot; &quot;;[.D116]&amp;&quot; &quot;;[.E116]&amp;&quot; &quot;;[.F116]))" office:value-type="string" office:string-value="Redstone Ore">
            <text:p>Redstone Ore</text:p>
          </table:table-cell>
          <table:table-cell office:value-type="string">
            <text:p>Redstone</text:p>
          </table:table-cell>
          <table:table-cell office:value-type="string">
            <text:p>O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74</text:p>
          </table:table-cell>
          <table:table-cell table:formula="of:=TRIM(CONCATENATE([.C117]&amp;&quot; &quot;;[.D117]&amp;&quot; &quot;;[.E117]&amp;&quot; &quot;;[.F117]))" office:value-type="string" office:string-value="Redstone Ore (Glowing)">
            <text:p>Redstone Ore (Glowing)</text:p>
          </table:table-cell>
          <table:table-cell office:value-type="string">
            <text:p>Redstone</text:p>
          </table:table-cell>
          <table:table-cell office:value-type="string">
            <text:p>Ore</text:p>
          </table:table-cell>
          <table:table-cell office:value-type="string">
            <text:p>(Glowing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75</text:p>
          </table:table-cell>
          <table:table-cell table:formula="of:=TRIM(CONCATENATE([.C118]&amp;&quot; &quot;;[.D118]&amp;&quot; &quot;;[.E118]&amp;&quot; &quot;;[.F118]))" office:value-type="string" office:string-value="Redstone Torch (Off)">
            <text:p>Redstone Torch (Off)</text:p>
          </table:table-cell>
          <table:table-cell office:value-type="string">
            <text:p>Redstone</text:p>
          </table:table-cell>
          <table:table-cell office:value-type="string">
            <text:p>Torch</text:p>
          </table:table-cell>
          <table:table-cell office:value-type="string">
            <text:p>(Off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76</text:p>
          </table:table-cell>
          <table:table-cell table:formula="of:=TRIM(CONCATENATE([.C119]&amp;&quot; &quot;;[.D119]&amp;&quot; &quot;;[.E119]&amp;&quot; &quot;;[.F119]))" office:value-type="string" office:string-value="Redstone Torch">
            <text:p>Redstone Torch</text:p>
          </table:table-cell>
          <table:table-cell office:value-type="string">
            <text:p>Redstone</text:p>
          </table:table-cell>
          <table:table-cell office:value-type="string">
            <text:p>Torch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77</text:p>
          </table:table-cell>
          <table:table-cell table:formula="of:=TRIM(CONCATENATE([.C120]&amp;&quot; &quot;;[.D120]&amp;&quot; &quot;;[.E120]&amp;&quot; &quot;;[.F120]))" office:value-type="string" office:string-value="Button (Stone)">
            <text:p>Button (Stone)</text:p>
          </table:table-cell>
          <table:table-cell office:value-type="string">
            <text:p>Button</text:p>
          </table:table-cell>
          <table:table-cell office:value-type="string">
            <text:p>(Ston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78</text:p>
          </table:table-cell>
          <table:table-cell table:formula="of:=TRIM(CONCATENATE([.C121]&amp;&quot; &quot;;[.D121]&amp;&quot; &quot;;[.E121]&amp;&quot; &quot;;[.F121]))" office:value-type="string" office:string-value="Snow">
            <text:p>Snow</text:p>
          </table:table-cell>
          <table:table-cell office:value-type="string">
            <text:p>Snow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79</text:p>
          </table:table-cell>
          <table:table-cell table:formula="of:=TRIM(CONCATENATE([.C122]&amp;&quot; &quot;;[.D122]&amp;&quot; &quot;;[.E122]&amp;&quot; &quot;;[.F122]))" office:value-type="string" office:string-value="Ice">
            <text:p>Ice</text:p>
          </table:table-cell>
          <table:table-cell office:value-type="string">
            <text:p>Ic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0</text:p>
          </table:table-cell>
          <table:table-cell table:formula="of:=TRIM(CONCATENATE([.C123]&amp;&quot; &quot;;[.D123]&amp;&quot; &quot;;[.E123]&amp;&quot; &quot;;[.F123]))" office:value-type="string" office:string-value="Snow Block">
            <text:p>Snow Block</text:p>
          </table:table-cell>
          <table:table-cell office:value-type="string">
            <text:p>Snow</text:p>
          </table:table-cell>
          <table:table-cell office:value-type="string">
            <text:p>Blo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81</text:p>
          </table:table-cell>
          <table:table-cell table:formula="of:=TRIM(CONCATENATE([.C124]&amp;&quot; &quot;;[.D124]&amp;&quot; &quot;;[.E124]&amp;&quot; &quot;;[.F124]))" office:value-type="string" office:string-value="Cactus">
            <text:p>Cactus</text:p>
          </table:table-cell>
          <table:table-cell office:value-type="string">
            <text:p>Cactus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2</text:p>
          </table:table-cell>
          <table:table-cell table:formula="of:=TRIM(CONCATENATE([.C125]&amp;&quot; &quot;;[.D125]&amp;&quot; &quot;;[.E125]&amp;&quot; &quot;;[.F125]))" office:value-type="string" office:string-value="Clay Block">
            <text:p>Clay Block</text:p>
          </table:table-cell>
          <table:table-cell office:value-type="string">
            <text:p>Clay</text:p>
          </table:table-cell>
          <table:table-cell office:value-type="string">
            <text:p>Blo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83</text:p>
          </table:table-cell>
          <table:table-cell table:formula="of:=TRIM(CONCATENATE([.C126]&amp;&quot; &quot;;[.D126]&amp;&quot; &quot;;[.E126]&amp;&quot; &quot;;[.F126]))" office:value-type="string" office:string-value="Sugar Cane (Block)">
            <text:p>Sugar Cane (Block)</text:p>
          </table:table-cell>
          <table:table-cell office:value-type="string">
            <text:p>Sugar</text:p>
          </table:table-cell>
          <table:table-cell office:value-type="string">
            <text:p>Cane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84</text:p>
          </table:table-cell>
          <table:table-cell table:formula="of:=TRIM(CONCATENATE([.C127]&amp;&quot; &quot;;[.D127]&amp;&quot; &quot;;[.E127]&amp;&quot; &quot;;[.F127]))" office:value-type="string" office:string-value="Jukebox">
            <text:p>Jukebox</text:p>
          </table:table-cell>
          <table:table-cell office:value-type="string">
            <text:p>Jukebox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5</text:p>
          </table:table-cell>
          <table:table-cell table:formula="of:=TRIM(CONCATENATE([.C128]&amp;&quot; &quot;;[.D128]&amp;&quot; &quot;;[.E128]&amp;&quot; &quot;;[.F128]))" office:value-type="string" office:string-value="Fence">
            <text:p>Fence</text:p>
          </table:table-cell>
          <table:table-cell office:value-type="string">
            <text:p>Fenc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6</text:p>
          </table:table-cell>
          <table:table-cell table:formula="of:=TRIM(CONCATENATE([.C129]&amp;&quot; &quot;;[.D129]&amp;&quot; &quot;;[.E129]&amp;&quot; &quot;;[.F129]))" office:value-type="string" office:string-value="Pumpkin">
            <text:p>Pumpkin</text:p>
          </table:table-cell>
          <table:table-cell office:value-type="string">
            <text:p>Pumpki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7</text:p>
          </table:table-cell>
          <table:table-cell table:formula="of:=TRIM(CONCATENATE([.C130]&amp;&quot; &quot;;[.D130]&amp;&quot; &quot;;[.E130]&amp;&quot; &quot;;[.F130]))" office:value-type="string" office:string-value="Netherrack">
            <text:p>Netherrack</text:p>
          </table:table-cell>
          <table:table-cell office:value-type="string">
            <text:p>Netherrack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88</text:p>
          </table:table-cell>
          <table:table-cell table:formula="of:=TRIM(CONCATENATE([.C131]&amp;&quot; &quot;;[.D131]&amp;&quot; &quot;;[.E131]&amp;&quot; &quot;;[.F131]))" office:value-type="string" office:string-value="Soul Sand">
            <text:p>Soul Sand</text:p>
          </table:table-cell>
          <table:table-cell office:value-type="string">
            <text:p>Soul</text:p>
          </table:table-cell>
          <table:table-cell office:value-type="string">
            <text:p>San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89</text:p>
          </table:table-cell>
          <table:table-cell table:formula="of:=TRIM(CONCATENATE([.C132]&amp;&quot; &quot;;[.D132]&amp;&quot; &quot;;[.E132]&amp;&quot; &quot;;[.F132]))" office:value-type="string" office:string-value="Glowstone">
            <text:p>Glowstone</text:p>
          </table:table-cell>
          <table:table-cell office:value-type="string">
            <text:p>Glowston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90</text:p>
          </table:table-cell>
          <table:table-cell table:formula="of:=TRIM(CONCATENATE([.C133]&amp;&quot; &quot;;[.D133]&amp;&quot; &quot;;[.E133]&amp;&quot; &quot;;[.F133]))" office:value-type="string" office:string-value="Portal">
            <text:p>Portal</text:p>
          </table:table-cell>
          <table:table-cell office:value-type="string">
            <text:p>Porta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91</text:p>
          </table:table-cell>
          <table:table-cell table:formula="of:=TRIM(CONCATENATE([.C134]&amp;&quot; &quot;;[.D134]&amp;&quot; &quot;;[.E134]&amp;&quot; &quot;;[.F134]))" office:value-type="string" office:string-value="Jack-O-Lantern">
            <text:p>Jack-O-Lantern</text:p>
          </table:table-cell>
          <table:table-cell office:value-type="string">
            <text:p>Jack-O-Lanter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92</text:p>
          </table:table-cell>
          <table:table-cell table:formula="of:=TRIM(CONCATENATE([.C135]&amp;&quot; &quot;;[.D135]&amp;&quot; &quot;;[.E135]&amp;&quot; &quot;;[.F135]))" office:value-type="string" office:string-value="Cake (Block)">
            <text:p>Cake (Block)</text:p>
          </table:table-cell>
          <table:table-cell office:value-type="string">
            <text:p>Cake</text:p>
          </table:table-cell>
          <table:table-cell office:value-type="string">
            <text:p>(Bloc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93</text:p>
          </table:table-cell>
          <table:table-cell table:formula="of:=TRIM(CONCATENATE([.C136]&amp;&quot; &quot;;[.D136]&amp;&quot; &quot;;[.E136]&amp;&quot; &quot;;[.F136]))" office:value-type="string" office:string-value="Redstone Repeater (Block Off)">
            <text:p>Redstone Repeater (Block Off)</text:p>
          </table:table-cell>
          <table:table-cell office:value-type="string">
            <text:p>Redstone</text:p>
          </table:table-cell>
          <table:table-cell office:value-type="string">
            <text:p>Repeater</text:p>
          </table:table-cell>
          <table:table-cell office:value-type="string">
            <text:p>(Block</text:p>
          </table:table-cell>
          <table:table-cell office:value-type="string">
            <text:p>Off)</text:p>
          </table:table-cell>
          <table:table-cell table:number-columns-repeated="12"/>
        </table:table-row>
        <table:table-row table:style-name="ro1">
          <table:table-cell office:value-type="string">
            <text:p>94</text:p>
          </table:table-cell>
          <table:table-cell table:formula="of:=TRIM(CONCATENATE([.C137]&amp;&quot; &quot;;[.D137]&amp;&quot; &quot;;[.E137]&amp;&quot; &quot;;[.F137]))" office:value-type="string" office:string-value="Redstone Repeater (Block On)">
            <text:p>Redstone Repeater (Block On)</text:p>
          </table:table-cell>
          <table:table-cell office:value-type="string">
            <text:p>Redstone</text:p>
          </table:table-cell>
          <table:table-cell office:value-type="string">
            <text:p>Repeater</text:p>
          </table:table-cell>
          <table:table-cell office:value-type="string">
            <text:p>(Block</text:p>
          </table:table-cell>
          <table:table-cell office:value-type="string">
            <text:p>On)</text:p>
          </table:table-cell>
          <table:table-cell table:number-columns-repeated="12"/>
        </table:table-row>
        <table:table-row table:style-name="ro1">
          <table:table-cell office:value-type="string">
            <text:p>95</text:p>
          </table:table-cell>
          <table:table-cell table:formula="of:=TRIM(CONCATENATE([.C138]&amp;&quot; &quot;;[.D138]&amp;&quot; &quot;;[.E138]&amp;&quot; &quot;;[.F138]))" office:value-type="string" office:string-value="Locked Chest">
            <text:p>Locked Chest</text:p>
          </table:table-cell>
          <table:table-cell office:value-type="string">
            <text:p>Locked</text:p>
          </table:table-cell>
          <table:table-cell office:value-type="string">
            <text:p>Ches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96</text:p>
          </table:table-cell>
          <table:table-cell table:formula="of:=TRIM(CONCATENATE([.C139]&amp;&quot; &quot;;[.D139]&amp;&quot; &quot;;[.E139]&amp;&quot; &quot;;[.F139]))" office:value-type="string" office:string-value="Trapdoor">
            <text:p>Trapdoor</text:p>
          </table:table-cell>
          <table:table-cell office:value-type="string">
            <text:p>Trapdoo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97</text:p>
          </table:table-cell>
          <table:table-cell table:formula="of:=TRIM(CONCATENATE([.C140]&amp;&quot; &quot;;[.D140]&amp;&quot; &quot;;[.E140]&amp;&quot; &quot;;[.F140]))" office:value-type="string" office:string-value="Silverfish Stone">
            <text:p>Silverfish Stone</text:p>
          </table:table-cell>
          <table:table-cell office:value-type="string">
            <text:p>Silverfish</text:p>
          </table:table-cell>
          <table:table-cell office:value-type="string">
            <text:p>Sto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97:1</text:p>
          </table:table-cell>
          <table:table-cell table:formula="of:=TRIM(CONCATENATE([.C141]&amp;&quot; &quot;;[.D141]&amp;&quot; &quot;;[.E141]&amp;&quot; &quot;;[.F141]))" office:value-type="string" office:string-value="Silverfish Cobblestone">
            <text:p>Silverfish Cobblestone</text:p>
          </table:table-cell>
          <table:table-cell office:value-type="string">
            <text:p>Silverfish</text:p>
          </table:table-cell>
          <table:table-cell office:value-type="string">
            <text:p>Cobblesto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97:2</text:p>
          </table:table-cell>
          <table:table-cell table:formula="of:=TRIM(CONCATENATE([.C142]&amp;&quot; &quot;;[.D142]&amp;&quot; &quot;;[.E142]&amp;&quot; &quot;;[.F142]))" office:value-type="string" office:string-value="Silverfish Stone Brick">
            <text:p>Silverfish Stone Brick</text:p>
          </table:table-cell>
          <table:table-cell office:value-type="string">
            <text:p>Silverfish</text:p>
          </table:table-cell>
          <table:table-cell office:value-type="string">
            <text:p>Stone</text:p>
          </table:table-cell>
          <table:table-cell office:value-type="string">
            <text:p>Brick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98</text:p>
          </table:table-cell>
          <table:table-cell table:formula="of:=TRIM(CONCATENATE([.C143]&amp;&quot; &quot;;[.D143]&amp;&quot; &quot;;[.E143]&amp;&quot; &quot;;[.F143]))" office:value-type="string" office:string-value="Stone Bricks">
            <text:p>Stone Bricks</text:p>
          </table:table-cell>
          <table:table-cell office:value-type="string">
            <text:p>Stone</text:p>
          </table:table-cell>
          <table:table-cell office:value-type="string">
            <text:p>Brick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98:1</text:p>
          </table:table-cell>
          <table:table-cell table:formula="of:=TRIM(CONCATENATE([.C144]&amp;&quot; &quot;;[.D144]&amp;&quot; &quot;;[.E144]&amp;&quot; &quot;;[.F144]))" office:value-type="string" office:string-value="Mossy Stone Bricks">
            <text:p>Mossy Stone Bricks</text:p>
          </table:table-cell>
          <table:table-cell office:value-type="string">
            <text:p>Mossy</text:p>
          </table:table-cell>
          <table:table-cell office:value-type="string">
            <text:p>Stone</text:p>
          </table:table-cell>
          <table:table-cell office:value-type="string">
            <text:p>Bricks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98:2</text:p>
          </table:table-cell>
          <table:table-cell table:formula="of:=TRIM(CONCATENATE([.C145]&amp;&quot; &quot;;[.D145]&amp;&quot; &quot;;[.E145]&amp;&quot; &quot;;[.F145]))" office:value-type="string" office:string-value="Cracked Stone Bricks">
            <text:p>Cracked Stone Bricks</text:p>
          </table:table-cell>
          <table:table-cell office:value-type="string">
            <text:p>Cracked</text:p>
          </table:table-cell>
          <table:table-cell office:value-type="string">
            <text:p>Stone</text:p>
          </table:table-cell>
          <table:table-cell office:value-type="string">
            <text:p>Bricks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98:3</text:p>
          </table:table-cell>
          <table:table-cell table:formula="of:=TRIM(CONCATENATE([.C146]&amp;&quot; &quot;;[.D146]&amp;&quot; &quot;;[.E146]&amp;&quot; &quot;;[.F146]))" office:value-type="string" office:string-value="Chiseled Stone Brick">
            <text:p>Chiseled Stone Brick</text:p>
          </table:table-cell>
          <table:table-cell office:value-type="string">
            <text:p>Chiseled</text:p>
          </table:table-cell>
          <table:table-cell office:value-type="string">
            <text:p>Stone</text:p>
          </table:table-cell>
          <table:table-cell office:value-type="string">
            <text:p>Brick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99</text:p>
          </table:table-cell>
          <table:table-cell table:formula="of:=TRIM(CONCATENATE([.C147]&amp;&quot; &quot;;[.D147]&amp;&quot; &quot;;[.E147]&amp;&quot; &quot;;[.F147]))" office:value-type="string" office:string-value="Brown Mushroom (Block)">
            <text:p>Brown Mushroom (Block)</text:p>
          </table:table-cell>
          <table:table-cell office:value-type="string">
            <text:p>Brown</text:p>
          </table:table-cell>
          <table:table-cell office:value-type="string">
            <text:p>Mushroom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00</text:p>
          </table:table-cell>
          <table:table-cell table:formula="of:=TRIM(CONCATENATE([.C148]&amp;&quot; &quot;;[.D148]&amp;&quot; &quot;;[.E148]&amp;&quot; &quot;;[.F148]))" office:value-type="string" office:string-value="Red Mushroom (Block)">
            <text:p>Red Mushroom (Block)</text:p>
          </table:table-cell>
          <table:table-cell office:value-type="string">
            <text:p>Red</text:p>
          </table:table-cell>
          <table:table-cell office:value-type="string">
            <text:p>Mushroom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01</text:p>
          </table:table-cell>
          <table:table-cell table:formula="of:=TRIM(CONCATENATE([.C149]&amp;&quot; &quot;;[.D149]&amp;&quot; &quot;;[.E149]&amp;&quot; &quot;;[.F149]))" office:value-type="string" office:string-value="Iron Bars">
            <text:p>Iron Bars</text:p>
          </table:table-cell>
          <table:table-cell office:value-type="string">
            <text:p>Iron</text:p>
          </table:table-cell>
          <table:table-cell office:value-type="string">
            <text:p>Bar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2</text:p>
          </table:table-cell>
          <table:table-cell table:formula="of:=TRIM(CONCATENATE([.C150]&amp;&quot; &quot;;[.D150]&amp;&quot; &quot;;[.E150]&amp;&quot; &quot;;[.F150]))" office:value-type="string" office:string-value="Glass Pane">
            <text:p>Glass Pane</text:p>
          </table:table-cell>
          <table:table-cell office:value-type="string">
            <text:p>Glass</text:p>
          </table:table-cell>
          <table:table-cell office:value-type="string">
            <text:p>Pa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3</text:p>
          </table:table-cell>
          <table:table-cell table:formula="of:=TRIM(CONCATENATE([.C151]&amp;&quot; &quot;;[.D151]&amp;&quot; &quot;;[.E151]&amp;&quot; &quot;;[.F151]))" office:value-type="string" office:string-value="Melon (Block)">
            <text:p>Melon (Block)</text:p>
          </table:table-cell>
          <table:table-cell office:value-type="string">
            <text:p>Melon</text:p>
          </table:table-cell>
          <table:table-cell office:value-type="string">
            <text:p>(Bloc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4</text:p>
          </table:table-cell>
          <table:table-cell table:formula="of:=TRIM(CONCATENATE([.C152]&amp;&quot; &quot;;[.D152]&amp;&quot; &quot;;[.E152]&amp;&quot; &quot;;[.F152]))" office:value-type="string" office:string-value="Pumpkin Vine">
            <text:p>Pumpkin Vine</text:p>
          </table:table-cell>
          <table:table-cell office:value-type="string">
            <text:p>Pumpkin</text:p>
          </table:table-cell>
          <table:table-cell office:value-type="string">
            <text:p>Vi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5</text:p>
          </table:table-cell>
          <table:table-cell table:formula="of:=TRIM(CONCATENATE([.C153]&amp;&quot; &quot;;[.D153]&amp;&quot; &quot;;[.E153]&amp;&quot; &quot;;[.F153]))" office:value-type="string" office:string-value="Melon Vine">
            <text:p>Melon Vine</text:p>
          </table:table-cell>
          <table:table-cell office:value-type="string">
            <text:p>Melon</text:p>
          </table:table-cell>
          <table:table-cell office:value-type="string">
            <text:p>Vi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6</text:p>
          </table:table-cell>
          <table:table-cell table:formula="of:=TRIM(CONCATENATE([.C154]&amp;&quot; &quot;;[.D154]&amp;&quot; &quot;;[.E154]&amp;&quot; &quot;;[.F154]))" office:value-type="string" office:string-value="Vines">
            <text:p>Vines</text:p>
          </table:table-cell>
          <table:table-cell office:value-type="string">
            <text:p>Vines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07</text:p>
          </table:table-cell>
          <table:table-cell table:formula="of:=TRIM(CONCATENATE([.C155]&amp;&quot; &quot;;[.D155]&amp;&quot; &quot;;[.E155]&amp;&quot; &quot;;[.F155]))" office:value-type="string" office:string-value="Fence Gate">
            <text:p>Fence Gate</text:p>
          </table:table-cell>
          <table:table-cell office:value-type="string">
            <text:p>Fence</text:p>
          </table:table-cell>
          <table:table-cell office:value-type="string">
            <text:p>Gat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8</text:p>
          </table:table-cell>
          <table:table-cell table:formula="of:=TRIM(CONCATENATE([.C156]&amp;&quot; &quot;;[.D156]&amp;&quot; &quot;;[.E156]&amp;&quot; &quot;;[.F156]))" office:value-type="string" office:string-value="Brick Stairs">
            <text:p>Brick Stairs</text:p>
          </table:table-cell>
          <table:table-cell office:value-type="string">
            <text:p>Brick</text:p>
          </table:table-cell>
          <table:table-cell office:value-type="string">
            <text:p>Stair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09</text:p>
          </table:table-cell>
          <table:table-cell table:formula="of:=TRIM(CONCATENATE([.C157]&amp;&quot; &quot;;[.D157]&amp;&quot; &quot;;[.E157]&amp;&quot; &quot;;[.F157]))" office:value-type="string" office:string-value="Stone Brick Stairs">
            <text:p>Stone Brick Stairs</text:p>
          </table:table-cell>
          <table:table-cell office:value-type="string">
            <text:p>Stone</text:p>
          </table:table-cell>
          <table:table-cell office:value-type="string">
            <text:p>Brick</text:p>
          </table:table-cell>
          <table:table-cell office:value-type="string">
            <text:p>Stairs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10</text:p>
          </table:table-cell>
          <table:table-cell table:formula="of:=TRIM(CONCATENATE([.C158]&amp;&quot; &quot;;[.D158]&amp;&quot; &quot;;[.E158]&amp;&quot; &quot;;[.F158]))" office:value-type="string" office:string-value="Mycelium">
            <text:p>Mycelium</text:p>
          </table:table-cell>
          <table:table-cell office:value-type="string">
            <text:p>Mycelium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11</text:p>
          </table:table-cell>
          <table:table-cell table:formula="of:=TRIM(CONCATENATE([.C159]&amp;&quot; &quot;;[.D159]&amp;&quot; &quot;;[.E159]&amp;&quot; &quot;;[.F159]))" office:value-type="string" office:string-value="Lily Pad">
            <text:p>Lily Pad</text:p>
          </table:table-cell>
          <table:table-cell office:value-type="string">
            <text:p>Lily</text:p>
          </table:table-cell>
          <table:table-cell office:value-type="string">
            <text:p>Pa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12</text:p>
          </table:table-cell>
          <table:table-cell table:formula="of:=TRIM(CONCATENATE([.C160]&amp;&quot; &quot;;[.D160]&amp;&quot; &quot;;[.E160]&amp;&quot; &quot;;[.F160]))" office:value-type="string" office:string-value="Nether Brick">
            <text:p>Nether Brick</text:p>
          </table:table-cell>
          <table:table-cell office:value-type="string">
            <text:p>Nether</text:p>
          </table:table-cell>
          <table:table-cell office:value-type="string">
            <text:p>Bri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13</text:p>
          </table:table-cell>
          <table:table-cell table:formula="of:=TRIM(CONCATENATE([.C161]&amp;&quot; &quot;;[.D161]&amp;&quot; &quot;;[.E161]&amp;&quot; &quot;;[.F161]))" office:value-type="string" office:string-value="Nether Brick Fence">
            <text:p>Nether Brick Fence</text:p>
          </table:table-cell>
          <table:table-cell office:value-type="string">
            <text:p>Nether</text:p>
          </table:table-cell>
          <table:table-cell office:value-type="string">
            <text:p>Brick</text:p>
          </table:table-cell>
          <table:table-cell office:value-type="string">
            <text:p>Fenc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14</text:p>
          </table:table-cell>
          <table:table-cell table:formula="of:=TRIM(CONCATENATE([.C162]&amp;&quot; &quot;;[.D162]&amp;&quot; &quot;;[.E162]&amp;&quot; &quot;;[.F162]))" office:value-type="string" office:string-value="Nether Brick Stairs">
            <text:p>Nether Brick Stairs</text:p>
          </table:table-cell>
          <table:table-cell office:value-type="string">
            <text:p>Nether</text:p>
          </table:table-cell>
          <table:table-cell office:value-type="string">
            <text:p>Brick</text:p>
          </table:table-cell>
          <table:table-cell office:value-type="string">
            <text:p>Stairs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15</text:p>
          </table:table-cell>
          <table:table-cell table:formula="of:=TRIM(CONCATENATE([.C163]&amp;&quot; &quot;;[.D163]&amp;&quot; &quot;;[.E163]&amp;&quot; &quot;;[.F163]))" office:value-type="string" office:string-value="Nether Wart">
            <text:p>Nether Wart</text:p>
          </table:table-cell>
          <table:table-cell office:value-type="string">
            <text:p>Nether</text:p>
          </table:table-cell>
          <table:table-cell office:value-type="string">
            <text:p>War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16</text:p>
          </table:table-cell>
          <table:table-cell table:formula="of:=TRIM(CONCATENATE([.C164]&amp;&quot; &quot;;[.D164]&amp;&quot; &quot;;[.E164]&amp;&quot; &quot;;[.F164]))" office:value-type="string" office:string-value="Enchantment Table">
            <text:p>Enchantment Table</text:p>
          </table:table-cell>
          <table:table-cell office:value-type="string">
            <text:p>Enchantment</text:p>
          </table:table-cell>
          <table:table-cell office:value-type="string">
            <text:p>Tabl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17</text:p>
          </table:table-cell>
          <table:table-cell table:formula="of:=TRIM(CONCATENATE([.C165]&amp;&quot; &quot;;[.D165]&amp;&quot; &quot;;[.E165]&amp;&quot; &quot;;[.F165]))" office:value-type="string" office:string-value="Brewing Stand (Block)">
            <text:p>Brewing Stand (Block)</text:p>
          </table:table-cell>
          <table:table-cell office:value-type="string">
            <text:p>Brewing</text:p>
          </table:table-cell>
          <table:table-cell office:value-type="string">
            <text:p>Stand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18</text:p>
          </table:table-cell>
          <table:table-cell table:formula="of:=TRIM(CONCATENATE([.C166]&amp;&quot; &quot;;[.D166]&amp;&quot; &quot;;[.E166]&amp;&quot; &quot;;[.F166]))" office:value-type="string" office:string-value="Cauldron (Block)">
            <text:p>Cauldron (Block)</text:p>
          </table:table-cell>
          <table:table-cell office:value-type="string">
            <text:p>Cauldron</text:p>
          </table:table-cell>
          <table:table-cell office:value-type="string">
            <text:p>(Bloc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19</text:p>
          </table:table-cell>
          <table:table-cell table:formula="of:=TRIM(CONCATENATE([.C167]&amp;&quot; &quot;;[.D167]&amp;&quot; &quot;;[.E167]&amp;&quot; &quot;;[.F167]))" office:value-type="string" office:string-value="End Portal">
            <text:p>End Portal</text:p>
          </table:table-cell>
          <table:table-cell office:value-type="string">
            <text:p>End</text:p>
          </table:table-cell>
          <table:table-cell office:value-type="string">
            <text:p>Porta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0</text:p>
          </table:table-cell>
          <table:table-cell table:formula="of:=TRIM(CONCATENATE([.C168]&amp;&quot; &quot;;[.D168]&amp;&quot; &quot;;[.E168]&amp;&quot; &quot;;[.F168]))" office:value-type="string" office:string-value="End Portal Frame">
            <text:p>End Portal Frame</text:p>
          </table:table-cell>
          <table:table-cell office:value-type="string">
            <text:p>End</text:p>
          </table:table-cell>
          <table:table-cell office:value-type="string">
            <text:p>Portal</text:p>
          </table:table-cell>
          <table:table-cell office:value-type="string">
            <text:p>Fram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21</text:p>
          </table:table-cell>
          <table:table-cell table:formula="of:=TRIM(CONCATENATE([.C169]&amp;&quot; &quot;;[.D169]&amp;&quot; &quot;;[.E169]&amp;&quot; &quot;;[.F169]))" office:value-type="string" office:string-value="End Stone">
            <text:p>End Stone</text:p>
          </table:table-cell>
          <table:table-cell office:value-type="string">
            <text:p>End</text:p>
          </table:table-cell>
          <table:table-cell office:value-type="string">
            <text:p>Sto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2</text:p>
          </table:table-cell>
          <table:table-cell table:formula="of:=TRIM(CONCATENATE([.C170]&amp;&quot; &quot;;[.D170]&amp;&quot; &quot;;[.E170]&amp;&quot; &quot;;[.F170]))" office:value-type="string" office:string-value="Dragon Egg">
            <text:p>Dragon Egg</text:p>
          </table:table-cell>
          <table:table-cell office:value-type="string">
            <text:p>Dragon</text:p>
          </table:table-cell>
          <table:table-cell office:value-type="string">
            <text:p>Egg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3</text:p>
          </table:table-cell>
          <table:table-cell table:formula="of:=TRIM(CONCATENATE([.C171]&amp;&quot; &quot;;[.D171]&amp;&quot; &quot;;[.E171]&amp;&quot; &quot;;[.F171]))" office:value-type="string" office:string-value="Redstone Lamp">
            <text:p>Redstone Lamp</text:p>
          </table:table-cell>
          <table:table-cell office:value-type="string">
            <text:p>Redstone</text:p>
          </table:table-cell>
          <table:table-cell office:value-type="string">
            <text:p>Lamp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4</text:p>
          </table:table-cell>
          <table:table-cell table:formula="of:=TRIM(CONCATENATE([.C172]&amp;&quot; &quot;;[.D172]&amp;&quot; &quot;;[.E172]&amp;&quot; &quot;;[.F172]))" office:value-type="string" office:string-value="Redstone Lamp (On)">
            <text:p>Redstone Lamp (On)</text:p>
          </table:table-cell>
          <table:table-cell office:value-type="string">
            <text:p>Redstone</text:p>
          </table:table-cell>
          <table:table-cell office:value-type="string">
            <text:p>Lamp</text:p>
          </table:table-cell>
          <table:table-cell office:value-type="string">
            <text:p>(On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25</text:p>
          </table:table-cell>
          <table:table-cell table:formula="of:=TRIM(CONCATENATE([.C173]&amp;&quot; &quot;;[.D173]&amp;&quot; &quot;;[.E173]&amp;&quot; &quot;;[.F173]))" office:value-type="string" office:string-value="Oak-Wood Slab (Double)">
            <text:p>Oak-Wood Slab (Double)</text:p>
          </table:table-cell>
          <table:table-cell office:value-type="string">
            <text:p>Oak-Wood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25:1</text:p>
          </table:table-cell>
          <table:table-cell table:formula="of:=TRIM(CONCATENATE([.C174]&amp;&quot; &quot;;[.D174]&amp;&quot; &quot;;[.E174]&amp;&quot; &quot;;[.F174]))" office:value-type="string" office:string-value="Spruce-Wood Slab (Double)">
            <text:p>Spruce-Wood Slab (Double)</text:p>
          </table:table-cell>
          <table:table-cell office:value-type="string">
            <text:p>Spruce-Wood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25:2</text:p>
          </table:table-cell>
          <table:table-cell table:formula="of:=TRIM(CONCATENATE([.C175]&amp;&quot; &quot;;[.D175]&amp;&quot; &quot;;[.E175]&amp;&quot; &quot;;[.F175]))" office:value-type="string" office:string-value="Birch-Wood Slab (Double)">
            <text:p>Birch-Wood Slab (Double)</text:p>
          </table:table-cell>
          <table:table-cell office:value-type="string">
            <text:p>Birch-Wood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25:3</text:p>
          </table:table-cell>
          <table:table-cell table:formula="of:=TRIM(CONCATENATE([.C176]&amp;&quot; &quot;;[.D176]&amp;&quot; &quot;;[.E176]&amp;&quot; &quot;;[.F176]))" office:value-type="string" office:string-value="Jungle-Wood Slab (Double)">
            <text:p>Jungle-Wood Slab (Double)</text:p>
          </table:table-cell>
          <table:table-cell office:value-type="string">
            <text:p>Jungle-Wood</text:p>
          </table:table-cell>
          <table:table-cell office:value-type="string">
            <text:p>Slab</text:p>
          </table:table-cell>
          <table:table-cell office:value-type="string">
            <text:p>(Doub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26</text:p>
          </table:table-cell>
          <table:table-cell table:formula="of:=TRIM(CONCATENATE([.C177]&amp;&quot; &quot;;[.D177]&amp;&quot; &quot;;[.E177]&amp;&quot; &quot;;[.F177]))" office:value-type="string" office:string-value="Oak-Wood Slab">
            <text:p>Oak-Wood Slab</text:p>
          </table:table-cell>
          <table:table-cell office:value-type="string">
            <text:p>Oak-Wood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6:1</text:p>
          </table:table-cell>
          <table:table-cell table:formula="of:=TRIM(CONCATENATE([.C178]&amp;&quot; &quot;;[.D178]&amp;&quot; &quot;;[.E178]&amp;&quot; &quot;;[.F178]))" office:value-type="string" office:string-value="Spruce-Wood Slab">
            <text:p>Spruce-Wood Slab</text:p>
          </table:table-cell>
          <table:table-cell office:value-type="string">
            <text:p>Spruce-Wood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6:2</text:p>
          </table:table-cell>
          <table:table-cell table:formula="of:=TRIM(CONCATENATE([.C179]&amp;&quot; &quot;;[.D179]&amp;&quot; &quot;;[.E179]&amp;&quot; &quot;;[.F179]))" office:value-type="string" office:string-value="Birch-Wood Slab">
            <text:p>Birch-Wood Slab</text:p>
          </table:table-cell>
          <table:table-cell office:value-type="string">
            <text:p>Birch-Wood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6:3</text:p>
          </table:table-cell>
          <table:table-cell table:formula="of:=TRIM(CONCATENATE([.C180]&amp;&quot; &quot;;[.D180]&amp;&quot; &quot;;[.E180]&amp;&quot; &quot;;[.F180]))" office:value-type="string" office:string-value="Jungle-Wood Slab">
            <text:p>Jungle-Wood Slab</text:p>
          </table:table-cell>
          <table:table-cell office:value-type="string">
            <text:p>Jungle-Wood</text:p>
          </table:table-cell>
          <table:table-cell office:value-type="string">
            <text:p>Slab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7</text:p>
          </table:table-cell>
          <table:table-cell table:formula="of:=TRIM(CONCATENATE([.C181]&amp;&quot; &quot;;[.D181]&amp;&quot; &quot;;[.E181]&amp;&quot; &quot;;[.F181]))" office:value-type="string" office:string-value="Coca Plant">
            <text:p>Coca Plant</text:p>
          </table:table-cell>
          <table:table-cell office:value-type="string">
            <text:p>Coca</text:p>
          </table:table-cell>
          <table:table-cell office:value-type="string">
            <text:p>Plan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8</text:p>
          </table:table-cell>
          <table:table-cell table:formula="of:=TRIM(CONCATENATE([.C182]&amp;&quot; &quot;;[.D182]&amp;&quot; &quot;;[.E182]&amp;&quot; &quot;;[.F182]))" office:value-type="string" office:string-value="Sandstone Stairs">
            <text:p>Sandstone Stairs</text:p>
          </table:table-cell>
          <table:table-cell office:value-type="string">
            <text:p>Sandstone</text:p>
          </table:table-cell>
          <table:table-cell office:value-type="string">
            <text:p>Stair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29</text:p>
          </table:table-cell>
          <table:table-cell table:formula="of:=TRIM(CONCATENATE([.C183]&amp;&quot; &quot;;[.D183]&amp;&quot; &quot;;[.E183]&amp;&quot; &quot;;[.F183]))" office:value-type="string" office:string-value="Emerald Ore">
            <text:p>Emerald Ore</text:p>
          </table:table-cell>
          <table:table-cell office:value-type="string">
            <text:p>Emerald</text:p>
          </table:table-cell>
          <table:table-cell office:value-type="string">
            <text:p>Or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30</text:p>
          </table:table-cell>
          <table:table-cell table:formula="of:=TRIM(CONCATENATE([.C184]&amp;&quot; &quot;;[.D184]&amp;&quot; &quot;;[.E184]&amp;&quot; &quot;;[.F184]))" office:value-type="string" office:string-value="Ender Chest">
            <text:p>Ender Chest</text:p>
          </table:table-cell>
          <table:table-cell office:value-type="string">
            <text:p>Ender</text:p>
          </table:table-cell>
          <table:table-cell office:value-type="string">
            <text:p>Ches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31</text:p>
          </table:table-cell>
          <table:table-cell table:formula="of:=TRIM(CONCATENATE([.C185]&amp;&quot; &quot;;[.D185]&amp;&quot; &quot;;[.E185]&amp;&quot; &quot;;[.F185]))" office:value-type="string" office:string-value="Tripwire Hook">
            <text:p>Tripwire Hook</text:p>
          </table:table-cell>
          <table:table-cell office:value-type="string">
            <text:p>Tripwire</text:p>
          </table:table-cell>
          <table:table-cell office:value-type="string">
            <text:p>Hoo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32</text:p>
          </table:table-cell>
          <table:table-cell table:formula="of:=TRIM(CONCATENATE([.C186]&amp;&quot; &quot;;[.D186]&amp;&quot; &quot;;[.E186]&amp;&quot; &quot;;[.F186]))" office:value-type="string" office:string-value="Tripwire">
            <text:p>Tripwire</text:p>
          </table:table-cell>
          <table:table-cell office:value-type="string">
            <text:p>Tripwir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33</text:p>
          </table:table-cell>
          <table:table-cell table:formula="of:=TRIM(CONCATENATE([.C187]&amp;&quot; &quot;;[.D187]&amp;&quot; &quot;;[.E187]&amp;&quot; &quot;;[.F187]))" office:value-type="string" office:string-value="Block of Emerald">
            <text:p>Block of Emerald</text:p>
          </table:table-cell>
          <table:table-cell office:value-type="string">
            <text:p>Block</text:p>
          </table:table-cell>
          <table:table-cell office:value-type="string">
            <text:p>of</text:p>
          </table:table-cell>
          <table:table-cell office:value-type="string">
            <text:p>Emerald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34</text:p>
          </table:table-cell>
          <table:table-cell table:formula="of:=TRIM(CONCATENATE([.C188]&amp;&quot; &quot;;[.D188]&amp;&quot; &quot;;[.E188]&amp;&quot; &quot;;[.F188]))" office:value-type="string" office:string-value="Wooden Stairs (Spruce)">
            <text:p>Wooden Stairs (Spruce)</text:p>
          </table:table-cell>
          <table:table-cell office:value-type="string">
            <text:p>Wooden</text:p>
          </table:table-cell>
          <table:table-cell office:value-type="string">
            <text:p>Stairs</text:p>
          </table:table-cell>
          <table:table-cell office:value-type="string">
            <text:p>(Spruc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35</text:p>
          </table:table-cell>
          <table:table-cell table:formula="of:=TRIM(CONCATENATE([.C189]&amp;&quot; &quot;;[.D189]&amp;&quot; &quot;;[.E189]&amp;&quot; &quot;;[.F189]))" office:value-type="string" office:string-value="Wooden Stairs (Birch)">
            <text:p>Wooden Stairs (Birch)</text:p>
          </table:table-cell>
          <table:table-cell office:value-type="string">
            <text:p>Wooden</text:p>
          </table:table-cell>
          <table:table-cell office:value-type="string">
            <text:p>Stairs</text:p>
          </table:table-cell>
          <table:table-cell office:value-type="string">
            <text:p>(Birch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36</text:p>
          </table:table-cell>
          <table:table-cell table:formula="of:=TRIM(CONCATENATE([.C190]&amp;&quot; &quot;;[.D190]&amp;&quot; &quot;;[.E190]&amp;&quot; &quot;;[.F190]))" office:value-type="string" office:string-value="Wooden Stairs (Jungle)">
            <text:p>Wooden Stairs (Jungle)</text:p>
          </table:table-cell>
          <table:table-cell office:value-type="string">
            <text:p>Wooden</text:p>
          </table:table-cell>
          <table:table-cell office:value-type="string">
            <text:p>Stairs</text:p>
          </table:table-cell>
          <table:table-cell office:value-type="string">
            <text:p>(Jungl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37</text:p>
          </table:table-cell>
          <table:table-cell table:formula="of:=TRIM(CONCATENATE([.C191]&amp;&quot; &quot;;[.D191]&amp;&quot; &quot;;[.E191]&amp;&quot; &quot;;[.F191]))" office:value-type="string" office:string-value="Command Block">
            <text:p>Command Block</text:p>
          </table:table-cell>
          <table:table-cell office:value-type="string">
            <text:p>Command</text:p>
          </table:table-cell>
          <table:table-cell office:value-type="string">
            <text:p>Blo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38</text:p>
          </table:table-cell>
          <table:table-cell table:formula="of:=TRIM(CONCATENATE([.C192]&amp;&quot; &quot;;[.D192]&amp;&quot; &quot;;[.E192]&amp;&quot; &quot;;[.F192]))" office:value-type="string" office:string-value="Beacon">
            <text:p>Beacon</text:p>
          </table:table-cell>
          <table:table-cell office:value-type="string">
            <text:p>Beaco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139</text:p>
          </table:table-cell>
          <table:table-cell table:formula="of:=TRIM(CONCATENATE([.C193]&amp;&quot; &quot;;[.D193]&amp;&quot; &quot;;[.E193]&amp;&quot; &quot;;[.F193]))" office:value-type="string" office:string-value="Cobblestone Wall">
            <text:p>Cobblestone Wall</text:p>
          </table:table-cell>
          <table:table-cell office:value-type="string">
            <text:p>Cobblestone</text:p>
          </table:table-cell>
          <table:table-cell office:value-type="string">
            <text:p>Wal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39:1</text:p>
          </table:table-cell>
          <table:table-cell table:formula="of:=TRIM(CONCATENATE([.C194]&amp;&quot; &quot;;[.D194]&amp;&quot; &quot;;[.E194]&amp;&quot; &quot;;[.F194]))" office:value-type="string" office:string-value="Mossy Cobblestone Wall">
            <text:p>Mossy Cobblestone Wall</text:p>
          </table:table-cell>
          <table:table-cell office:value-type="string">
            <text:p>Mossy</text:p>
          </table:table-cell>
          <table:table-cell office:value-type="string">
            <text:p>Cobblestone</text:p>
          </table:table-cell>
          <table:table-cell office:value-type="string">
            <text:p>Wall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0</text:p>
          </table:table-cell>
          <table:table-cell table:formula="of:=TRIM(CONCATENATE([.C195]&amp;&quot; &quot;;[.D195]&amp;&quot; &quot;;[.E195]&amp;&quot; &quot;;[.F195]))" office:value-type="string" office:string-value="Flower Pot (Block)">
            <text:p>Flower Pot (Block)</text:p>
          </table:table-cell>
          <table:table-cell office:value-type="string">
            <text:p>Flower</text:p>
          </table:table-cell>
          <table:table-cell office:value-type="string">
            <text:p>Pot</text:p>
          </table:table-cell>
          <table:table-cell office:value-type="string">
            <text:p>(Block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1</text:p>
          </table:table-cell>
          <table:table-cell table:formula="of:=TRIM(CONCATENATE([.C196]&amp;&quot; &quot;;[.D196]&amp;&quot; &quot;;[.E196]&amp;&quot; &quot;;[.F196]))" office:value-type="string" office:string-value="Carrot (Crop)">
            <text:p>Carrot (Crop)</text:p>
          </table:table-cell>
          <table:table-cell office:value-type="string">
            <text:p>Carrot</text:p>
          </table:table-cell>
          <table:table-cell office:value-type="string">
            <text:p>(Crop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42</text:p>
          </table:table-cell>
          <table:table-cell table:formula="of:=TRIM(CONCATENATE([.C197]&amp;&quot; &quot;;[.D197]&amp;&quot; &quot;;[.E197]&amp;&quot; &quot;;[.F197]))" office:value-type="string" office:string-value="Potatoes (Crop)">
            <text:p>Potatoes (Crop)</text:p>
          </table:table-cell>
          <table:table-cell office:value-type="string">
            <text:p>Potatoes</text:p>
          </table:table-cell>
          <table:table-cell office:value-type="string">
            <text:p>(Crop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43</text:p>
          </table:table-cell>
          <table:table-cell table:formula="of:=TRIM(CONCATENATE([.C198]&amp;&quot; &quot;;[.D198]&amp;&quot; &quot;;[.E198]&amp;&quot; &quot;;[.F198]))" office:value-type="string" office:string-value="Button (Wood)">
            <text:p>Button (Wood)</text:p>
          </table:table-cell>
          <table:table-cell office:value-type="string">
            <text:p>Button</text:p>
          </table:table-cell>
          <table:table-cell office:value-type="string">
            <text:p>(Wood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144</text:p>
          </table:table-cell>
          <table:table-cell table:formula="of:=TRIM(CONCATENATE([.C199]&amp;&quot; &quot;;[.D199]&amp;&quot; &quot;;[.E199]&amp;&quot; &quot;;[.F199]))" office:value-type="string" office:string-value="Head Block (Skeleton)">
            <text:p>Head Block (Skeleton)</text:p>
          </table:table-cell>
          <table:table-cell office:value-type="string">
            <text:p>Head</text:p>
          </table:table-cell>
          <table:table-cell office:value-type="string">
            <text:p>Block</text:p>
          </table:table-cell>
          <table:table-cell office:value-type="string">
            <text:p>(Skeleton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4:1</text:p>
          </table:table-cell>
          <table:table-cell table:formula="of:=TRIM(CONCATENATE([.C200]&amp;&quot; &quot;;[.D200]&amp;&quot; &quot;;[.E200]&amp;&quot; &quot;;[.F200]))" office:value-type="string" office:string-value="Head Block (Wither)">
            <text:p>Head Block (Wither)</text:p>
          </table:table-cell>
          <table:table-cell office:value-type="string">
            <text:p>Head</text:p>
          </table:table-cell>
          <table:table-cell office:value-type="string">
            <text:p>Block</text:p>
          </table:table-cell>
          <table:table-cell office:value-type="string">
            <text:p>(Wither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4:2</text:p>
          </table:table-cell>
          <table:table-cell table:formula="of:=TRIM(CONCATENATE([.C201]&amp;&quot; &quot;;[.D201]&amp;&quot; &quot;;[.E201]&amp;&quot; &quot;;[.F201]))" office:value-type="string" office:string-value="Head Block (Zombie)">
            <text:p>Head Block (Zombie)</text:p>
          </table:table-cell>
          <table:table-cell office:value-type="string">
            <text:p>Head</text:p>
          </table:table-cell>
          <table:table-cell office:value-type="string">
            <text:p>Block</text:p>
          </table:table-cell>
          <table:table-cell office:value-type="string">
            <text:p>(Zombi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4:3</text:p>
          </table:table-cell>
          <table:table-cell table:formula="of:=TRIM(CONCATENATE([.C202]&amp;&quot; &quot;;[.D202]&amp;&quot; &quot;;[.E202]&amp;&quot; &quot;;[.F202]))" office:value-type="string" office:string-value="Head Block (Steve)">
            <text:p>Head Block (Steve)</text:p>
          </table:table-cell>
          <table:table-cell office:value-type="string">
            <text:p>Head</text:p>
          </table:table-cell>
          <table:table-cell office:value-type="string">
            <text:p>Block</text:p>
          </table:table-cell>
          <table:table-cell office:value-type="string">
            <text:p>(Stev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4:4</text:p>
          </table:table-cell>
          <table:table-cell table:formula="of:=TRIM(CONCATENATE([.C203]&amp;&quot; &quot;;[.D203]&amp;&quot; &quot;;[.E203]&amp;&quot; &quot;;[.F203]))" office:value-type="string" office:string-value="Head Block (Creeper)">
            <text:p>Head Block (Creeper)</text:p>
          </table:table-cell>
          <table:table-cell office:value-type="string">
            <text:p>Head</text:p>
          </table:table-cell>
          <table:table-cell office:value-type="string">
            <text:p>Block</text:p>
          </table:table-cell>
          <table:table-cell office:value-type="string">
            <text:p>(Creeper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145</text:p>
          </table:table-cell>
          <table:table-cell table:formula="of:=TRIM(CONCATENATE([.C204]&amp;&quot; &quot;;[.D204]&amp;&quot; &quot;;[.E204]&amp;&quot; &quot;;[.F204]))" office:value-type="string" office:string-value="Anvil">
            <text:p>Anvil</text:p>
          </table:table-cell>
          <table:table-cell office:value-type="string">
            <text:p>Anvi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56</text:p>
          </table:table-cell>
          <table:table-cell table:formula="of:=TRIM(CONCATENATE([.C205]&amp;&quot; &quot;;[.D205]&amp;&quot; &quot;;[.E205]&amp;&quot; &quot;;[.F205]))" office:value-type="string" office:string-value="Iron Shovel">
            <text:p>Iron Shovel</text:p>
          </table:table-cell>
          <table:table-cell office:value-type="string">
            <text:p>Iron</text:p>
          </table:table-cell>
          <table:table-cell office:value-type="string">
            <text:p>Shove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57</text:p>
          </table:table-cell>
          <table:table-cell table:formula="of:=TRIM(CONCATENATE([.C206]&amp;&quot; &quot;;[.D206]&amp;&quot; &quot;;[.E206]&amp;&quot; &quot;;[.F206]))" office:value-type="string" office:string-value="Iron Pickaxe">
            <text:p>Iron Pickaxe</text:p>
          </table:table-cell>
          <table:table-cell office:value-type="string">
            <text:p>Iron</text:p>
          </table:table-cell>
          <table:table-cell office:value-type="string">
            <text:p>Pick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58</text:p>
          </table:table-cell>
          <table:table-cell table:formula="of:=TRIM(CONCATENATE([.C207]&amp;&quot; &quot;;[.D207]&amp;&quot; &quot;;[.E207]&amp;&quot; &quot;;[.F207]))" office:value-type="string" office:string-value="Iron Axe">
            <text:p>Iron Axe</text:p>
          </table:table-cell>
          <table:table-cell office:value-type="string">
            <text:p>Iron</text:p>
          </table:table-cell>
          <table:table-cell office:value-type="string">
            <text:p>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59</text:p>
          </table:table-cell>
          <table:table-cell table:formula="of:=TRIM(CONCATENATE([.C208]&amp;&quot; &quot;;[.D208]&amp;&quot; &quot;;[.E208]&amp;&quot; &quot;;[.F208]))" office:value-type="string" office:string-value="Flint and Steel">
            <text:p>Flint and Steel</text:p>
          </table:table-cell>
          <table:table-cell office:value-type="string">
            <text:p>Flint</text:p>
          </table:table-cell>
          <table:table-cell office:value-type="string">
            <text:p>and</text:p>
          </table:table-cell>
          <table:table-cell office:value-type="string">
            <text:p>Steel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60</text:p>
          </table:table-cell>
          <table:table-cell table:formula="of:=TRIM(CONCATENATE([.C209]&amp;&quot; &quot;;[.D209]&amp;&quot; &quot;;[.E209]&amp;&quot; &quot;;[.F209]))" office:value-type="string" office:string-value="Apple">
            <text:p>Apple</text:p>
          </table:table-cell>
          <table:table-cell office:value-type="string">
            <text:p>Appl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61</text:p>
          </table:table-cell>
          <table:table-cell table:formula="of:=TRIM(CONCATENATE([.C210]&amp;&quot; &quot;;[.D210]&amp;&quot; &quot;;[.E210]&amp;&quot; &quot;;[.F210]))" office:value-type="string" office:string-value="Bow">
            <text:p>Bow</text:p>
          </table:table-cell>
          <table:table-cell office:value-type="string">
            <text:p>Bow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62</text:p>
          </table:table-cell>
          <table:table-cell table:formula="of:=TRIM(CONCATENATE([.C211]&amp;&quot; &quot;;[.D211]&amp;&quot; &quot;;[.E211]&amp;&quot; &quot;;[.F211]))" office:value-type="string" office:string-value="Arrow">
            <text:p>Arrow</text:p>
          </table:table-cell>
          <table:table-cell office:value-type="string">
            <text:p>Arrow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63</text:p>
          </table:table-cell>
          <table:table-cell table:formula="of:=TRIM(CONCATENATE([.C212]&amp;&quot; &quot;;[.D212]&amp;&quot; &quot;;[.E212]&amp;&quot; &quot;;[.F212]))" office:value-type="string" office:string-value="Coal">
            <text:p>Coal</text:p>
          </table:table-cell>
          <table:table-cell office:value-type="string">
            <text:p>Coa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63:1</text:p>
          </table:table-cell>
          <table:table-cell table:formula="of:=TRIM(CONCATENATE([.C213]&amp;&quot; &quot;;[.D213]&amp;&quot; &quot;;[.E213]&amp;&quot; &quot;;[.F213]))" office:value-type="string" office:string-value="Charcoal">
            <text:p>Charcoal</text:p>
          </table:table-cell>
          <table:table-cell office:value-type="string">
            <text:p>Charcoa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64</text:p>
          </table:table-cell>
          <table:table-cell table:formula="of:=TRIM(CONCATENATE([.C214]&amp;&quot; &quot;;[.D214]&amp;&quot; &quot;;[.E214]&amp;&quot; &quot;;[.F214]))" office:value-type="string" office:string-value="Diamond Gem">
            <text:p>Diamond Gem</text:p>
          </table:table-cell>
          <table:table-cell office:value-type="string">
            <text:p>Diamond</text:p>
          </table:table-cell>
          <table:table-cell office:value-type="string">
            <text:p>Gem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65</text:p>
          </table:table-cell>
          <table:table-cell table:formula="of:=TRIM(CONCATENATE([.C215]&amp;&quot; &quot;;[.D215]&amp;&quot; &quot;;[.E215]&amp;&quot; &quot;;[.F215]))" office:value-type="string" office:string-value="Iron Ingot">
            <text:p>Iron Ingot</text:p>
          </table:table-cell>
          <table:table-cell office:value-type="string">
            <text:p>Iron</text:p>
          </table:table-cell>
          <table:table-cell office:value-type="string">
            <text:p>Ingo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66</text:p>
          </table:table-cell>
          <table:table-cell table:formula="of:=TRIM(CONCATENATE([.C216]&amp;&quot; &quot;;[.D216]&amp;&quot; &quot;;[.E216]&amp;&quot; &quot;;[.F216]))" office:value-type="string" office:string-value="Gold Ingot">
            <text:p>Gold Ingot</text:p>
          </table:table-cell>
          <table:table-cell office:value-type="string">
            <text:p>Gold</text:p>
          </table:table-cell>
          <table:table-cell office:value-type="string">
            <text:p>Ingo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67</text:p>
          </table:table-cell>
          <table:table-cell table:formula="of:=TRIM(CONCATENATE([.C217]&amp;&quot; &quot;;[.D217]&amp;&quot; &quot;;[.E217]&amp;&quot; &quot;;[.F217]))" office:value-type="string" office:string-value="Iron Sword">
            <text:p>Iron Sword</text:p>
          </table:table-cell>
          <table:table-cell office:value-type="string">
            <text:p>Iron</text:p>
          </table:table-cell>
          <table:table-cell office:value-type="string">
            <text:p>Swor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68</text:p>
          </table:table-cell>
          <table:table-cell table:formula="of:=TRIM(CONCATENATE([.C218]&amp;&quot; &quot;;[.D218]&amp;&quot; &quot;;[.E218]&amp;&quot; &quot;;[.F218]))" office:value-type="string" office:string-value="Wooden Sword">
            <text:p>Wooden Sword</text:p>
          </table:table-cell>
          <table:table-cell office:value-type="string">
            <text:p>Wooden</text:p>
          </table:table-cell>
          <table:table-cell office:value-type="string">
            <text:p>Swor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69</text:p>
          </table:table-cell>
          <table:table-cell table:formula="of:=TRIM(CONCATENATE([.C219]&amp;&quot; &quot;;[.D219]&amp;&quot; &quot;;[.E219]&amp;&quot; &quot;;[.F219]))" office:value-type="string" office:string-value="Wooden Shovel">
            <text:p>Wooden Shovel</text:p>
          </table:table-cell>
          <table:table-cell office:value-type="string">
            <text:p>Wooden</text:p>
          </table:table-cell>
          <table:table-cell office:value-type="string">
            <text:p>Shove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0</text:p>
          </table:table-cell>
          <table:table-cell table:formula="of:=TRIM(CONCATENATE([.C220]&amp;&quot; &quot;;[.D220]&amp;&quot; &quot;;[.E220]&amp;&quot; &quot;;[.F220]))" office:value-type="string" office:string-value="Wooden Pickaxe">
            <text:p>Wooden Pickaxe</text:p>
          </table:table-cell>
          <table:table-cell office:value-type="string">
            <text:p>Wooden</text:p>
          </table:table-cell>
          <table:table-cell office:value-type="string">
            <text:p>Pick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1</text:p>
          </table:table-cell>
          <table:table-cell table:formula="of:=TRIM(CONCATENATE([.C221]&amp;&quot; &quot;;[.D221]&amp;&quot; &quot;;[.E221]&amp;&quot; &quot;;[.F221]))" office:value-type="string" office:string-value="Wooden Axe">
            <text:p>Wooden Axe</text:p>
          </table:table-cell>
          <table:table-cell office:value-type="string">
            <text:p>Wooden</text:p>
          </table:table-cell>
          <table:table-cell office:value-type="string">
            <text:p>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2</text:p>
          </table:table-cell>
          <table:table-cell table:formula="of:=TRIM(CONCATENATE([.C222]&amp;&quot; &quot;;[.D222]&amp;&quot; &quot;;[.E222]&amp;&quot; &quot;;[.F222]))" office:value-type="string" office:string-value="Stone Sword">
            <text:p>Stone Sword</text:p>
          </table:table-cell>
          <table:table-cell office:value-type="string">
            <text:p>Stone</text:p>
          </table:table-cell>
          <table:table-cell office:value-type="string">
            <text:p>Swor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3</text:p>
          </table:table-cell>
          <table:table-cell table:formula="of:=TRIM(CONCATENATE([.C223]&amp;&quot; &quot;;[.D223]&amp;&quot; &quot;;[.E223]&amp;&quot; &quot;;[.F223]))" office:value-type="string" office:string-value="Stone Shovel">
            <text:p>Stone Shovel</text:p>
          </table:table-cell>
          <table:table-cell office:value-type="string">
            <text:p>Stone</text:p>
          </table:table-cell>
          <table:table-cell office:value-type="string">
            <text:p>Shove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4</text:p>
          </table:table-cell>
          <table:table-cell table:formula="of:=TRIM(CONCATENATE([.C224]&amp;&quot; &quot;;[.D224]&amp;&quot; &quot;;[.E224]&amp;&quot; &quot;;[.F224]))" office:value-type="string" office:string-value="Stone Pickaxe">
            <text:p>Stone Pickaxe</text:p>
          </table:table-cell>
          <table:table-cell office:value-type="string">
            <text:p>Stone</text:p>
          </table:table-cell>
          <table:table-cell office:value-type="string">
            <text:p>Pick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5</text:p>
          </table:table-cell>
          <table:table-cell table:formula="of:=TRIM(CONCATENATE([.C225]&amp;&quot; &quot;;[.D225]&amp;&quot; &quot;;[.E225]&amp;&quot; &quot;;[.F225]))" office:value-type="string" office:string-value="Stone Axe">
            <text:p>Stone Axe</text:p>
          </table:table-cell>
          <table:table-cell office:value-type="string">
            <text:p>Stone</text:p>
          </table:table-cell>
          <table:table-cell office:value-type="string">
            <text:p>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6</text:p>
          </table:table-cell>
          <table:table-cell table:formula="of:=TRIM(CONCATENATE([.C226]&amp;&quot; &quot;;[.D226]&amp;&quot; &quot;;[.E226]&amp;&quot; &quot;;[.F226]))" office:value-type="string" office:string-value="Diamond Sword">
            <text:p>Diamond Sword</text:p>
          </table:table-cell>
          <table:table-cell office:value-type="string">
            <text:p>Diamond</text:p>
          </table:table-cell>
          <table:table-cell office:value-type="string">
            <text:p>Swor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7</text:p>
          </table:table-cell>
          <table:table-cell table:formula="of:=TRIM(CONCATENATE([.C227]&amp;&quot; &quot;;[.D227]&amp;&quot; &quot;;[.E227]&amp;&quot; &quot;;[.F227]))" office:value-type="string" office:string-value="Diamond Shovel">
            <text:p>Diamond Shovel</text:p>
          </table:table-cell>
          <table:table-cell office:value-type="string">
            <text:p>Diamond</text:p>
          </table:table-cell>
          <table:table-cell office:value-type="string">
            <text:p>Shove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8</text:p>
          </table:table-cell>
          <table:table-cell table:formula="of:=TRIM(CONCATENATE([.C228]&amp;&quot; &quot;;[.D228]&amp;&quot; &quot;;[.E228]&amp;&quot; &quot;;[.F228]))" office:value-type="string" office:string-value="Diamond Pickaxe">
            <text:p>Diamond Pickaxe</text:p>
          </table:table-cell>
          <table:table-cell office:value-type="string">
            <text:p>Diamond</text:p>
          </table:table-cell>
          <table:table-cell office:value-type="string">
            <text:p>Pick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79</text:p>
          </table:table-cell>
          <table:table-cell table:formula="of:=TRIM(CONCATENATE([.C229]&amp;&quot; &quot;;[.D229]&amp;&quot; &quot;;[.E229]&amp;&quot; &quot;;[.F229]))" office:value-type="string" office:string-value="Diamond Axe">
            <text:p>Diamond Axe</text:p>
          </table:table-cell>
          <table:table-cell office:value-type="string">
            <text:p>Diamond</text:p>
          </table:table-cell>
          <table:table-cell office:value-type="string">
            <text:p>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0</text:p>
          </table:table-cell>
          <table:table-cell table:formula="of:=TRIM(CONCATENATE([.C230]&amp;&quot; &quot;;[.D230]&amp;&quot; &quot;;[.E230]&amp;&quot; &quot;;[.F230]))" office:value-type="string" office:string-value="Stick">
            <text:p>Stick</text:p>
          </table:table-cell>
          <table:table-cell office:value-type="string">
            <text:p>Stick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81</text:p>
          </table:table-cell>
          <table:table-cell table:formula="of:=TRIM(CONCATENATE([.C231]&amp;&quot; &quot;;[.D231]&amp;&quot; &quot;;[.E231]&amp;&quot; &quot;;[.F231]))" office:value-type="string" office:string-value="Bowl">
            <text:p>Bowl</text:p>
          </table:table-cell>
          <table:table-cell office:value-type="string">
            <text:p>Bow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82</text:p>
          </table:table-cell>
          <table:table-cell table:formula="of:=TRIM(CONCATENATE([.C232]&amp;&quot; &quot;;[.D232]&amp;&quot; &quot;;[.E232]&amp;&quot; &quot;;[.F232]))" office:value-type="string" office:string-value="Mushroom Stew">
            <text:p>Mushroom Stew</text:p>
          </table:table-cell>
          <table:table-cell office:value-type="string">
            <text:p>Mushroom</text:p>
          </table:table-cell>
          <table:table-cell office:value-type="string">
            <text:p>Stew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3</text:p>
          </table:table-cell>
          <table:table-cell table:formula="of:=TRIM(CONCATENATE([.C233]&amp;&quot; &quot;;[.D233]&amp;&quot; &quot;;[.E233]&amp;&quot; &quot;;[.F233]))" office:value-type="string" office:string-value="Gold Sword">
            <text:p>Gold Sword</text:p>
          </table:table-cell>
          <table:table-cell office:value-type="string">
            <text:p>Gold</text:p>
          </table:table-cell>
          <table:table-cell office:value-type="string">
            <text:p>Swor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4</text:p>
          </table:table-cell>
          <table:table-cell table:formula="of:=TRIM(CONCATENATE([.C234]&amp;&quot; &quot;;[.D234]&amp;&quot; &quot;;[.E234]&amp;&quot; &quot;;[.F234]))" office:value-type="string" office:string-value="Gold Shovel">
            <text:p>Gold Shovel</text:p>
          </table:table-cell>
          <table:table-cell office:value-type="string">
            <text:p>Gold</text:p>
          </table:table-cell>
          <table:table-cell office:value-type="string">
            <text:p>Shove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5</text:p>
          </table:table-cell>
          <table:table-cell table:formula="of:=TRIM(CONCATENATE([.C235]&amp;&quot; &quot;;[.D235]&amp;&quot; &quot;;[.E235]&amp;&quot; &quot;;[.F235]))" office:value-type="string" office:string-value="Gold Pickaxe">
            <text:p>Gold Pickaxe</text:p>
          </table:table-cell>
          <table:table-cell office:value-type="string">
            <text:p>Gold</text:p>
          </table:table-cell>
          <table:table-cell office:value-type="string">
            <text:p>Pick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6</text:p>
          </table:table-cell>
          <table:table-cell table:formula="of:=TRIM(CONCATENATE([.C236]&amp;&quot; &quot;;[.D236]&amp;&quot; &quot;;[.E236]&amp;&quot; &quot;;[.F236]))" office:value-type="string" office:string-value="Gold Axe">
            <text:p>Gold Axe</text:p>
          </table:table-cell>
          <table:table-cell office:value-type="string">
            <text:p>Gold</text:p>
          </table:table-cell>
          <table:table-cell office:value-type="string">
            <text:p>Ax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87</text:p>
          </table:table-cell>
          <table:table-cell table:formula="of:=TRIM(CONCATENATE([.C237]&amp;&quot; &quot;;[.D237]&amp;&quot; &quot;;[.E237]&amp;&quot; &quot;;[.F237]))" office:value-type="string" office:string-value="String">
            <text:p>String</text:p>
          </table:table-cell>
          <table:table-cell office:value-type="string">
            <text:p>String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88</text:p>
          </table:table-cell>
          <table:table-cell table:formula="of:=TRIM(CONCATENATE([.C238]&amp;&quot; &quot;;[.D238]&amp;&quot; &quot;;[.E238]&amp;&quot; &quot;;[.F238]))" office:value-type="string" office:string-value="Feather">
            <text:p>Feather</text:p>
          </table:table-cell>
          <table:table-cell office:value-type="string">
            <text:p>Feath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89</text:p>
          </table:table-cell>
          <table:table-cell table:formula="of:=TRIM(CONCATENATE([.C239]&amp;&quot; &quot;;[.D239]&amp;&quot; &quot;;[.E239]&amp;&quot; &quot;;[.F239]))" office:value-type="string" office:string-value="Gunpowder">
            <text:p>Gunpowder</text:p>
          </table:table-cell>
          <table:table-cell office:value-type="string">
            <text:p>Gunpowd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90</text:p>
          </table:table-cell>
          <table:table-cell table:formula="of:=TRIM(CONCATENATE([.C240]&amp;&quot; &quot;;[.D240]&amp;&quot; &quot;;[.E240]&amp;&quot; &quot;;[.F240]))" office:value-type="string" office:string-value="Wooden Hoe">
            <text:p>Wooden Hoe</text:p>
          </table:table-cell>
          <table:table-cell office:value-type="string">
            <text:p>Wooden</text:p>
          </table:table-cell>
          <table:table-cell office:value-type="string">
            <text:p>Ho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1</text:p>
          </table:table-cell>
          <table:table-cell table:formula="of:=TRIM(CONCATENATE([.C241]&amp;&quot; &quot;;[.D241]&amp;&quot; &quot;;[.E241]&amp;&quot; &quot;;[.F241]))" office:value-type="string" office:string-value="Stone Hoe">
            <text:p>Stone Hoe</text:p>
          </table:table-cell>
          <table:table-cell office:value-type="string">
            <text:p>Stone</text:p>
          </table:table-cell>
          <table:table-cell office:value-type="string">
            <text:p>Ho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2</text:p>
          </table:table-cell>
          <table:table-cell table:formula="of:=TRIM(CONCATENATE([.C242]&amp;&quot; &quot;;[.D242]&amp;&quot; &quot;;[.E242]&amp;&quot; &quot;;[.F242]))" office:value-type="string" office:string-value="Iron Hoe">
            <text:p>Iron Hoe</text:p>
          </table:table-cell>
          <table:table-cell office:value-type="string">
            <text:p>Iron</text:p>
          </table:table-cell>
          <table:table-cell office:value-type="string">
            <text:p>Ho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3</text:p>
          </table:table-cell>
          <table:table-cell table:formula="of:=TRIM(CONCATENATE([.C243]&amp;&quot; &quot;;[.D243]&amp;&quot; &quot;;[.E243]&amp;&quot; &quot;;[.F243]))" office:value-type="string" office:string-value="Diamond Hoe">
            <text:p>Diamond Hoe</text:p>
          </table:table-cell>
          <table:table-cell office:value-type="string">
            <text:p>Diamond</text:p>
          </table:table-cell>
          <table:table-cell office:value-type="string">
            <text:p>Ho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4</text:p>
          </table:table-cell>
          <table:table-cell table:formula="of:=TRIM(CONCATENATE([.C244]&amp;&quot; &quot;;[.D244]&amp;&quot; &quot;;[.E244]&amp;&quot; &quot;;[.F244]))" office:value-type="string" office:string-value="Gold Hoe">
            <text:p>Gold Hoe</text:p>
          </table:table-cell>
          <table:table-cell office:value-type="string">
            <text:p>Gold</text:p>
          </table:table-cell>
          <table:table-cell office:value-type="string">
            <text:p>Ho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5</text:p>
          </table:table-cell>
          <table:table-cell table:formula="of:=TRIM(CONCATENATE([.C245]&amp;&quot; &quot;;[.D245]&amp;&quot; &quot;;[.E245]&amp;&quot; &quot;;[.F245]))" office:value-type="string" office:string-value="Wheat Seeds">
            <text:p>Wheat Seeds</text:p>
          </table:table-cell>
          <table:table-cell office:value-type="string">
            <text:p>Wheat</text:p>
          </table:table-cell>
          <table:table-cell office:value-type="string">
            <text:p>Seed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6</text:p>
          </table:table-cell>
          <table:table-cell table:formula="of:=TRIM(CONCATENATE([.C246]&amp;&quot; &quot;;[.D246]&amp;&quot; &quot;;[.E246]&amp;&quot; &quot;;[.F246]))" office:value-type="string" office:string-value="Wheat">
            <text:p>Wheat</text:p>
          </table:table-cell>
          <table:table-cell office:value-type="string">
            <text:p>Whea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97</text:p>
          </table:table-cell>
          <table:table-cell table:formula="of:=TRIM(CONCATENATE([.C247]&amp;&quot; &quot;;[.D247]&amp;&quot; &quot;;[.E247]&amp;&quot; &quot;;[.F247]))" office:value-type="string" office:string-value="Bread">
            <text:p>Bread</text:p>
          </table:table-cell>
          <table:table-cell office:value-type="string">
            <text:p>Bread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298</text:p>
          </table:table-cell>
          <table:table-cell table:formula="of:=TRIM(CONCATENATE([.C248]&amp;&quot; &quot;;[.D248]&amp;&quot; &quot;;[.E248]&amp;&quot; &quot;;[.F248]))" office:value-type="string" office:string-value="Leather Helmet">
            <text:p>Leather Helmet</text:p>
          </table:table-cell>
          <table:table-cell office:value-type="string">
            <text:p>Leather</text:p>
          </table:table-cell>
          <table:table-cell office:value-type="string">
            <text:p>Helm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99</text:p>
          </table:table-cell>
          <table:table-cell table:formula="of:=TRIM(CONCATENATE([.C249]&amp;&quot; &quot;;[.D249]&amp;&quot; &quot;;[.E249]&amp;&quot; &quot;;[.F249]))" office:value-type="string" office:string-value="Leather Chestplate">
            <text:p>Leather Chestplate</text:p>
          </table:table-cell>
          <table:table-cell office:value-type="string">
            <text:p>Leather</text:p>
          </table:table-cell>
          <table:table-cell office:value-type="string">
            <text:p>Chestplat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0</text:p>
          </table:table-cell>
          <table:table-cell table:formula="of:=TRIM(CONCATENATE([.C250]&amp;&quot; &quot;;[.D250]&amp;&quot; &quot;;[.E250]&amp;&quot; &quot;;[.F250]))" office:value-type="string" office:string-value="Leather Leggings">
            <text:p>Leather Leggings</text:p>
          </table:table-cell>
          <table:table-cell office:value-type="string">
            <text:p>Leather</text:p>
          </table:table-cell>
          <table:table-cell office:value-type="string">
            <text:p>Legging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1</text:p>
          </table:table-cell>
          <table:table-cell table:formula="of:=TRIM(CONCATENATE([.C251]&amp;&quot; &quot;;[.D251]&amp;&quot; &quot;;[.E251]&amp;&quot; &quot;;[.F251]))" office:value-type="string" office:string-value="Leather Boots">
            <text:p>Leather Boots</text:p>
          </table:table-cell>
          <table:table-cell office:value-type="string">
            <text:p>Leather</text:p>
          </table:table-cell>
          <table:table-cell office:value-type="string">
            <text:p>Boot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2</text:p>
          </table:table-cell>
          <table:table-cell table:formula="of:=TRIM(CONCATENATE([.C252]&amp;&quot; &quot;;[.D252]&amp;&quot; &quot;;[.E252]&amp;&quot; &quot;;[.F252]))" office:value-type="string" office:string-value="Chainmail Helmet">
            <text:p>Chainmail Helmet</text:p>
          </table:table-cell>
          <table:table-cell office:value-type="string">
            <text:p>Chainmail</text:p>
          </table:table-cell>
          <table:table-cell office:value-type="string">
            <text:p>Helm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3</text:p>
          </table:table-cell>
          <table:table-cell table:formula="of:=TRIM(CONCATENATE([.C253]&amp;&quot; &quot;;[.D253]&amp;&quot; &quot;;[.E253]&amp;&quot; &quot;;[.F253]))" office:value-type="string" office:string-value="Chainmail Chestplate">
            <text:p>Chainmail Chestplate</text:p>
          </table:table-cell>
          <table:table-cell office:value-type="string">
            <text:p>Chainmail</text:p>
          </table:table-cell>
          <table:table-cell office:value-type="string">
            <text:p>Chestplat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4</text:p>
          </table:table-cell>
          <table:table-cell table:formula="of:=TRIM(CONCATENATE([.C254]&amp;&quot; &quot;;[.D254]&amp;&quot; &quot;;[.E254]&amp;&quot; &quot;;[.F254]))" office:value-type="string" office:string-value="Chainmail Leggings">
            <text:p>Chainmail Leggings</text:p>
          </table:table-cell>
          <table:table-cell office:value-type="string">
            <text:p>Chainmail</text:p>
          </table:table-cell>
          <table:table-cell office:value-type="string">
            <text:p>Legging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5</text:p>
          </table:table-cell>
          <table:table-cell table:formula="of:=TRIM(CONCATENATE([.C255]&amp;&quot; &quot;;[.D255]&amp;&quot; &quot;;[.E255]&amp;&quot; &quot;;[.F255]))" office:value-type="string" office:string-value="Chainmail Boots">
            <text:p>Chainmail Boots</text:p>
          </table:table-cell>
          <table:table-cell office:value-type="string">
            <text:p>Chainmail</text:p>
          </table:table-cell>
          <table:table-cell office:value-type="string">
            <text:p>Boot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6</text:p>
          </table:table-cell>
          <table:table-cell table:formula="of:=TRIM(CONCATENATE([.C256]&amp;&quot; &quot;;[.D256]&amp;&quot; &quot;;[.E256]&amp;&quot; &quot;;[.F256]))" office:value-type="string" office:string-value="Iron Helmet">
            <text:p>Iron Helmet</text:p>
          </table:table-cell>
          <table:table-cell office:value-type="string">
            <text:p>Iron</text:p>
          </table:table-cell>
          <table:table-cell office:value-type="string">
            <text:p>Helm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7</text:p>
          </table:table-cell>
          <table:table-cell table:formula="of:=TRIM(CONCATENATE([.C257]&amp;&quot; &quot;;[.D257]&amp;&quot; &quot;;[.E257]&amp;&quot; &quot;;[.F257]))" office:value-type="string" office:string-value="Iron Chestplate">
            <text:p>Iron Chestplate</text:p>
          </table:table-cell>
          <table:table-cell office:value-type="string">
            <text:p>Iron</text:p>
          </table:table-cell>
          <table:table-cell office:value-type="string">
            <text:p>Chestplat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8</text:p>
          </table:table-cell>
          <table:table-cell table:formula="of:=TRIM(CONCATENATE([.C258]&amp;&quot; &quot;;[.D258]&amp;&quot; &quot;;[.E258]&amp;&quot; &quot;;[.F258]))" office:value-type="string" office:string-value="Iron Leggings">
            <text:p>Iron Leggings</text:p>
          </table:table-cell>
          <table:table-cell office:value-type="string">
            <text:p>Iron</text:p>
          </table:table-cell>
          <table:table-cell office:value-type="string">
            <text:p>Legging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09</text:p>
          </table:table-cell>
          <table:table-cell table:formula="of:=TRIM(CONCATENATE([.C259]&amp;&quot; &quot;;[.D259]&amp;&quot; &quot;;[.E259]&amp;&quot; &quot;;[.F259]))" office:value-type="string" office:string-value="Iron Boots">
            <text:p>Iron Boots</text:p>
          </table:table-cell>
          <table:table-cell office:value-type="string">
            <text:p>Iron</text:p>
          </table:table-cell>
          <table:table-cell office:value-type="string">
            <text:p>Boot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0</text:p>
          </table:table-cell>
          <table:table-cell table:formula="of:=TRIM(CONCATENATE([.C260]&amp;&quot; &quot;;[.D260]&amp;&quot; &quot;;[.E260]&amp;&quot; &quot;;[.F260]))" office:value-type="string" office:string-value="Diamond Helmet">
            <text:p>Diamond Helmet</text:p>
          </table:table-cell>
          <table:table-cell office:value-type="string">
            <text:p>Diamond</text:p>
          </table:table-cell>
          <table:table-cell office:value-type="string">
            <text:p>Helm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1</text:p>
          </table:table-cell>
          <table:table-cell table:formula="of:=TRIM(CONCATENATE([.C261]&amp;&quot; &quot;;[.D261]&amp;&quot; &quot;;[.E261]&amp;&quot; &quot;;[.F261]))" office:value-type="string" office:string-value="Diamond Chestplate">
            <text:p>Diamond Chestplate</text:p>
          </table:table-cell>
          <table:table-cell office:value-type="string">
            <text:p>Diamond</text:p>
          </table:table-cell>
          <table:table-cell office:value-type="string">
            <text:p>Chestplat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2</text:p>
          </table:table-cell>
          <table:table-cell table:formula="of:=TRIM(CONCATENATE([.C262]&amp;&quot; &quot;;[.D262]&amp;&quot; &quot;;[.E262]&amp;&quot; &quot;;[.F262]))" office:value-type="string" office:string-value="Diamond Leggings">
            <text:p>Diamond Leggings</text:p>
          </table:table-cell>
          <table:table-cell office:value-type="string">
            <text:p>Diamond</text:p>
          </table:table-cell>
          <table:table-cell office:value-type="string">
            <text:p>Legging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3</text:p>
          </table:table-cell>
          <table:table-cell table:formula="of:=TRIM(CONCATENATE([.C263]&amp;&quot; &quot;;[.D263]&amp;&quot; &quot;;[.E263]&amp;&quot; &quot;;[.F263]))" office:value-type="string" office:string-value="Diamond Boots">
            <text:p>Diamond Boots</text:p>
          </table:table-cell>
          <table:table-cell office:value-type="string">
            <text:p>Diamond</text:p>
          </table:table-cell>
          <table:table-cell office:value-type="string">
            <text:p>Boot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4</text:p>
          </table:table-cell>
          <table:table-cell table:formula="of:=TRIM(CONCATENATE([.C264]&amp;&quot; &quot;;[.D264]&amp;&quot; &quot;;[.E264]&amp;&quot; &quot;;[.F264]))" office:value-type="string" office:string-value="Gold Helmet">
            <text:p>Gold Helmet</text:p>
          </table:table-cell>
          <table:table-cell office:value-type="string">
            <text:p>Gold</text:p>
          </table:table-cell>
          <table:table-cell office:value-type="string">
            <text:p>Helm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5</text:p>
          </table:table-cell>
          <table:table-cell table:formula="of:=TRIM(CONCATENATE([.C265]&amp;&quot; &quot;;[.D265]&amp;&quot; &quot;;[.E265]&amp;&quot; &quot;;[.F265]))" office:value-type="string" office:string-value="Gold Chestplate">
            <text:p>Gold Chestplate</text:p>
          </table:table-cell>
          <table:table-cell office:value-type="string">
            <text:p>Gold</text:p>
          </table:table-cell>
          <table:table-cell office:value-type="string">
            <text:p>Chestplat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6</text:p>
          </table:table-cell>
          <table:table-cell table:formula="of:=TRIM(CONCATENATE([.C266]&amp;&quot; &quot;;[.D266]&amp;&quot; &quot;;[.E266]&amp;&quot; &quot;;[.F266]))" office:value-type="string" office:string-value="Gold Leggings">
            <text:p>Gold Leggings</text:p>
          </table:table-cell>
          <table:table-cell office:value-type="string">
            <text:p>Gold</text:p>
          </table:table-cell>
          <table:table-cell office:value-type="string">
            <text:p>Legging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7</text:p>
          </table:table-cell>
          <table:table-cell table:formula="of:=TRIM(CONCATENATE([.C267]&amp;&quot; &quot;;[.D267]&amp;&quot; &quot;;[.E267]&amp;&quot; &quot;;[.F267]))" office:value-type="string" office:string-value="Gold Boots">
            <text:p>Gold Boots</text:p>
          </table:table-cell>
          <table:table-cell office:value-type="string">
            <text:p>Gold</text:p>
          </table:table-cell>
          <table:table-cell office:value-type="string">
            <text:p>Boot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18</text:p>
          </table:table-cell>
          <table:table-cell table:formula="of:=TRIM(CONCATENATE([.C268]&amp;&quot; &quot;;[.D268]&amp;&quot; &quot;;[.E268]&amp;&quot; &quot;;[.F268]))" office:value-type="string" office:string-value="Flint">
            <text:p>Flint</text:p>
          </table:table-cell>
          <table:table-cell office:value-type="string">
            <text:p>Flin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19</text:p>
          </table:table-cell>
          <table:table-cell table:formula="of:=TRIM(CONCATENATE([.C269]&amp;&quot; &quot;;[.D269]&amp;&quot; &quot;;[.E269]&amp;&quot; &quot;;[.F269]))" office:value-type="string" office:string-value="Raw Porkchop">
            <text:p>Raw Porkchop</text:p>
          </table:table-cell>
          <table:table-cell office:value-type="string">
            <text:p>Raw</text:p>
          </table:table-cell>
          <table:table-cell office:value-type="string">
            <text:p>Porkchop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20</text:p>
          </table:table-cell>
          <table:table-cell table:formula="of:=TRIM(CONCATENATE([.C270]&amp;&quot; &quot;;[.D270]&amp;&quot; &quot;;[.E270]&amp;&quot; &quot;;[.F270]))" office:value-type="string" office:string-value="Cooked Porkchop">
            <text:p>Cooked Porkchop</text:p>
          </table:table-cell>
          <table:table-cell office:value-type="string">
            <text:p>Cooked</text:p>
          </table:table-cell>
          <table:table-cell office:value-type="string">
            <text:p>Porkchop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21</text:p>
          </table:table-cell>
          <table:table-cell table:formula="of:=TRIM(CONCATENATE([.C271]&amp;&quot; &quot;;[.D271]&amp;&quot; &quot;;[.E271]&amp;&quot; &quot;;[.F271]))" office:value-type="string" office:string-value="Painting">
            <text:p>Painting</text:p>
          </table:table-cell>
          <table:table-cell office:value-type="string">
            <text:p>Painting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22</text:p>
          </table:table-cell>
          <table:table-cell table:formula="of:=TRIM(CONCATENATE([.C272]&amp;&quot; &quot;;[.D272]&amp;&quot; &quot;;[.E272]&amp;&quot; &quot;;[.F272]))" office:value-type="string" office:string-value="Golden Apple">
            <text:p>Golden Apple</text:p>
          </table:table-cell>
          <table:table-cell office:value-type="string">
            <text:p>Golden</text:p>
          </table:table-cell>
          <table:table-cell office:value-type="string">
            <text:p>Appl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22:1</text:p>
          </table:table-cell>
          <table:table-cell table:formula="of:=TRIM(CONCATENATE([.C273]&amp;&quot; &quot;;[.D273]&amp;&quot; &quot;;[.E273]&amp;&quot; &quot;;[.F273]))" office:value-type="string" office:string-value="Enchanted Golden Apple">
            <text:p>Enchanted Golden Apple</text:p>
          </table:table-cell>
          <table:table-cell office:value-type="string">
            <text:p>Enchanted</text:p>
          </table:table-cell>
          <table:table-cell office:value-type="string">
            <text:p>Golden</text:p>
          </table:table-cell>
          <table:table-cell office:value-type="string">
            <text:p>Appl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23</text:p>
          </table:table-cell>
          <table:table-cell table:formula="of:=TRIM(CONCATENATE([.C274]&amp;&quot; &quot;;[.D274]&amp;&quot; &quot;;[.E274]&amp;&quot; &quot;;[.F274]))" office:value-type="string" office:string-value="Sign">
            <text:p>Sign</text:p>
          </table:table-cell>
          <table:table-cell office:value-type="string">
            <text:p>Sig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24</text:p>
          </table:table-cell>
          <table:table-cell table:formula="of:=TRIM(CONCATENATE([.C275]&amp;&quot; &quot;;[.D275]&amp;&quot; &quot;;[.E275]&amp;&quot; &quot;;[.F275]))" office:value-type="string" office:string-value="Wooden Door">
            <text:p>Wooden Door</text:p>
          </table:table-cell>
          <table:table-cell office:value-type="string">
            <text:p>Wooden</text:p>
          </table:table-cell>
          <table:table-cell office:value-type="string">
            <text:p>Doo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25</text:p>
          </table:table-cell>
          <table:table-cell table:formula="of:=TRIM(CONCATENATE([.C276]&amp;&quot; &quot;;[.D276]&amp;&quot; &quot;;[.E276]&amp;&quot; &quot;;[.F276]))" office:value-type="string" office:string-value="Bucket">
            <text:p>Bucket</text:p>
          </table:table-cell>
          <table:table-cell office:value-type="string">
            <text:p>Bucke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26</text:p>
          </table:table-cell>
          <table:table-cell table:formula="of:=TRIM(CONCATENATE([.C277]&amp;&quot; &quot;;[.D277]&amp;&quot; &quot;;[.E277]&amp;&quot; &quot;;[.F277]))" office:value-type="string" office:string-value="Bucket (Water)">
            <text:p>Bucket (Water)</text:p>
          </table:table-cell>
          <table:table-cell office:value-type="string">
            <text:p>Bucket</text:p>
          </table:table-cell>
          <table:table-cell office:value-type="string">
            <text:p>(Water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27</text:p>
          </table:table-cell>
          <table:table-cell table:formula="of:=TRIM(CONCATENATE([.C278]&amp;&quot; &quot;;[.D278]&amp;&quot; &quot;;[.E278]&amp;&quot; &quot;;[.F278]))" office:value-type="string" office:string-value="Bucket (Lava)">
            <text:p>Bucket (Lava)</text:p>
          </table:table-cell>
          <table:table-cell office:value-type="string">
            <text:p>Bucket</text:p>
          </table:table-cell>
          <table:table-cell office:value-type="string">
            <text:p>(Lava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28</text:p>
          </table:table-cell>
          <table:table-cell table:formula="of:=TRIM(CONCATENATE([.C279]&amp;&quot; &quot;;[.D279]&amp;&quot; &quot;;[.E279]&amp;&quot; &quot;;[.F279]))" office:value-type="string" office:string-value="Minecart">
            <text:p>Minecart</text:p>
          </table:table-cell>
          <table:table-cell office:value-type="string">
            <text:p>Minecar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29</text:p>
          </table:table-cell>
          <table:table-cell table:formula="of:=TRIM(CONCATENATE([.C280]&amp;&quot; &quot;;[.D280]&amp;&quot; &quot;;[.E280]&amp;&quot; &quot;;[.F280]))" office:value-type="string" office:string-value="Saddle">
            <text:p>Saddle</text:p>
          </table:table-cell>
          <table:table-cell office:value-type="string">
            <text:p>Saddl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30</text:p>
          </table:table-cell>
          <table:table-cell table:formula="of:=TRIM(CONCATENATE([.C281]&amp;&quot; &quot;;[.D281]&amp;&quot; &quot;;[.E281]&amp;&quot; &quot;;[.F281]))" office:value-type="string" office:string-value="Iron Door">
            <text:p>Iron Door</text:p>
          </table:table-cell>
          <table:table-cell office:value-type="string">
            <text:p>Iron</text:p>
          </table:table-cell>
          <table:table-cell office:value-type="string">
            <text:p>Doo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31</text:p>
          </table:table-cell>
          <table:table-cell table:formula="of:=TRIM(CONCATENATE([.C282]&amp;&quot; &quot;;[.D282]&amp;&quot; &quot;;[.E282]&amp;&quot; &quot;;[.F282]))" office:value-type="string" office:string-value="Redstone Dust">
            <text:p>Redstone Dust</text:p>
          </table:table-cell>
          <table:table-cell office:value-type="string">
            <text:p>Redstone</text:p>
          </table:table-cell>
          <table:table-cell office:value-type="string">
            <text:p>Dus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32</text:p>
          </table:table-cell>
          <table:table-cell table:formula="of:=TRIM(CONCATENATE([.C283]&amp;&quot; &quot;;[.D283]&amp;&quot; &quot;;[.E283]&amp;&quot; &quot;;[.F283]))" office:value-type="string" office:string-value="Snowball">
            <text:p>Snowball</text:p>
          </table:table-cell>
          <table:table-cell office:value-type="string">
            <text:p>Snowball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33</text:p>
          </table:table-cell>
          <table:table-cell table:formula="of:=TRIM(CONCATENATE([.C284]&amp;&quot; &quot;;[.D284]&amp;&quot; &quot;;[.E284]&amp;&quot; &quot;;[.F284]))" office:value-type="string" office:string-value="Boat">
            <text:p>Boat</text:p>
          </table:table-cell>
          <table:table-cell office:value-type="string">
            <text:p>Boa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34</text:p>
          </table:table-cell>
          <table:table-cell table:formula="of:=TRIM(CONCATENATE([.C285]&amp;&quot; &quot;;[.D285]&amp;&quot; &quot;;[.E285]&amp;&quot; &quot;;[.F285]))" office:value-type="string" office:string-value="Leather">
            <text:p>Leather</text:p>
          </table:table-cell>
          <table:table-cell office:value-type="string">
            <text:p>Leath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35</text:p>
          </table:table-cell>
          <table:table-cell table:formula="of:=TRIM(CONCATENATE([.C286]&amp;&quot; &quot;;[.D286]&amp;&quot; &quot;;[.E286]&amp;&quot; &quot;;[.F286]))" office:value-type="string" office:string-value="Bucket (Milk)">
            <text:p>Bucket (Milk)</text:p>
          </table:table-cell>
          <table:table-cell office:value-type="string">
            <text:p>Bucket</text:p>
          </table:table-cell>
          <table:table-cell office:value-type="string">
            <text:p>(Milk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36</text:p>
          </table:table-cell>
          <table:table-cell table:formula="of:=TRIM(CONCATENATE([.C287]&amp;&quot; &quot;;[.D287]&amp;&quot; &quot;;[.E287]&amp;&quot; &quot;;[.F287]))" office:value-type="string" office:string-value="Clay Brick">
            <text:p>Clay Brick</text:p>
          </table:table-cell>
          <table:table-cell office:value-type="string">
            <text:p>Clay</text:p>
          </table:table-cell>
          <table:table-cell office:value-type="string">
            <text:p>Bri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37</text:p>
          </table:table-cell>
          <table:table-cell table:formula="of:=TRIM(CONCATENATE([.C288]&amp;&quot; &quot;;[.D288]&amp;&quot; &quot;;[.E288]&amp;&quot; &quot;;[.F288]))" office:value-type="string" office:string-value="Clay">
            <text:p>Clay</text:p>
          </table:table-cell>
          <table:table-cell office:value-type="string">
            <text:p>Clay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38</text:p>
          </table:table-cell>
          <table:table-cell table:formula="of:=TRIM(CONCATENATE([.C289]&amp;&quot; &quot;;[.D289]&amp;&quot; &quot;;[.E289]&amp;&quot; &quot;;[.F289]))" office:value-type="string" office:string-value="Sugar Cane">
            <text:p>Sugar Cane</text:p>
          </table:table-cell>
          <table:table-cell office:value-type="string">
            <text:p>Sugar</text:p>
          </table:table-cell>
          <table:table-cell office:value-type="string">
            <text:p>Can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39</text:p>
          </table:table-cell>
          <table:table-cell table:formula="of:=TRIM(CONCATENATE([.C290]&amp;&quot; &quot;;[.D290]&amp;&quot; &quot;;[.E290]&amp;&quot; &quot;;[.F290]))" office:value-type="string" office:string-value="Paper">
            <text:p>Paper</text:p>
          </table:table-cell>
          <table:table-cell office:value-type="string">
            <text:p>Pape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40</text:p>
          </table:table-cell>
          <table:table-cell table:formula="of:=TRIM(CONCATENATE([.C291]&amp;&quot; &quot;;[.D291]&amp;&quot; &quot;;[.E291]&amp;&quot; &quot;;[.F291]))" office:value-type="string" office:string-value="Book">
            <text:p>Book</text:p>
          </table:table-cell>
          <table:table-cell office:value-type="string">
            <text:p>Book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41</text:p>
          </table:table-cell>
          <table:table-cell table:formula="of:=TRIM(CONCATENATE([.C292]&amp;&quot; &quot;;[.D292]&amp;&quot; &quot;;[.E292]&amp;&quot; &quot;;[.F292]))" office:value-type="string" office:string-value="Slime Ball">
            <text:p>Slime Ball</text:p>
          </table:table-cell>
          <table:table-cell office:value-type="string">
            <text:p>Slime</text:p>
          </table:table-cell>
          <table:table-cell office:value-type="string">
            <text:p>Bal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42</text:p>
          </table:table-cell>
          <table:table-cell table:formula="of:=TRIM(CONCATENATE([.C293]&amp;&quot; &quot;;[.D293]&amp;&quot; &quot;;[.E293]&amp;&quot; &quot;;[.F293]))" office:value-type="string" office:string-value="Storage Minecart">
            <text:p>Storage Minecart</text:p>
          </table:table-cell>
          <table:table-cell office:value-type="string">
            <text:p>Storage</text:p>
          </table:table-cell>
          <table:table-cell office:value-type="string">
            <text:p>Minecar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43</text:p>
          </table:table-cell>
          <table:table-cell table:formula="of:=TRIM(CONCATENATE([.C294]&amp;&quot; &quot;;[.D294]&amp;&quot; &quot;;[.E294]&amp;&quot; &quot;;[.F294]))" office:value-type="string" office:string-value="Powered Minecart">
            <text:p>Powered Minecart</text:p>
          </table:table-cell>
          <table:table-cell office:value-type="string">
            <text:p>Powered</text:p>
          </table:table-cell>
          <table:table-cell office:value-type="string">
            <text:p>Minecar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44</text:p>
          </table:table-cell>
          <table:table-cell table:formula="of:=TRIM(CONCATENATE([.C295]&amp;&quot; &quot;;[.D295]&amp;&quot; &quot;;[.E295]&amp;&quot; &quot;;[.F295]))" office:value-type="string" office:string-value="Egg">
            <text:p>Egg</text:p>
          </table:table-cell>
          <table:table-cell office:value-type="string">
            <text:p>Egg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45</text:p>
          </table:table-cell>
          <table:table-cell table:formula="of:=TRIM(CONCATENATE([.C296]&amp;&quot; &quot;;[.D296]&amp;&quot; &quot;;[.E296]&amp;&quot; &quot;;[.F296]))" office:value-type="string" office:string-value="Compass">
            <text:p>Compass</text:p>
          </table:table-cell>
          <table:table-cell office:value-type="string">
            <text:p>Compass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46</text:p>
          </table:table-cell>
          <table:table-cell table:formula="of:=TRIM(CONCATENATE([.C297]&amp;&quot; &quot;;[.D297]&amp;&quot; &quot;;[.E297]&amp;&quot; &quot;;[.F297]))" office:value-type="string" office:string-value="Fishing Rod">
            <text:p>Fishing Rod</text:p>
          </table:table-cell>
          <table:table-cell office:value-type="string">
            <text:p>Fishing</text:p>
          </table:table-cell>
          <table:table-cell office:value-type="string">
            <text:p>Ro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47</text:p>
          </table:table-cell>
          <table:table-cell table:formula="of:=TRIM(CONCATENATE([.C298]&amp;&quot; &quot;;[.D298]&amp;&quot; &quot;;[.E298]&amp;&quot; &quot;;[.F298]))" office:value-type="string" office:string-value="Watch">
            <text:p>Watch</text:p>
          </table:table-cell>
          <table:table-cell office:value-type="string">
            <text:p>Watch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48</text:p>
          </table:table-cell>
          <table:table-cell table:formula="of:=TRIM(CONCATENATE([.C299]&amp;&quot; &quot;;[.D299]&amp;&quot; &quot;;[.E299]&amp;&quot; &quot;;[.F299]))" office:value-type="string" office:string-value="Glowstone Dust">
            <text:p>Glowstone Dust</text:p>
          </table:table-cell>
          <table:table-cell office:value-type="string">
            <text:p>Glowstone</text:p>
          </table:table-cell>
          <table:table-cell office:value-type="string">
            <text:p>Dus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49</text:p>
          </table:table-cell>
          <table:table-cell table:formula="of:=TRIM(CONCATENATE([.C300]&amp;&quot; &quot;;[.D300]&amp;&quot; &quot;;[.E300]&amp;&quot; &quot;;[.F300]))" office:value-type="string" office:string-value="Raw Fish">
            <text:p>Raw Fish</text:p>
          </table:table-cell>
          <table:table-cell office:value-type="string">
            <text:p>Raw</text:p>
          </table:table-cell>
          <table:table-cell office:value-type="string">
            <text:p>Fish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0</text:p>
          </table:table-cell>
          <table:table-cell table:formula="of:=TRIM(CONCATENATE([.C301]&amp;&quot; &quot;;[.D301]&amp;&quot; &quot;;[.E301]&amp;&quot; &quot;;[.F301]))" office:value-type="string" office:string-value="Cooked Fish">
            <text:p>Cooked Fish</text:p>
          </table:table-cell>
          <table:table-cell office:value-type="string">
            <text:p>Cooked</text:p>
          </table:table-cell>
          <table:table-cell office:value-type="string">
            <text:p>Fish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</text:p>
          </table:table-cell>
          <table:table-cell table:formula="of:=TRIM(CONCATENATE([.C302]&amp;&quot; &quot;;[.D302]&amp;&quot; &quot;;[.E302]&amp;&quot; &quot;;[.F302]))" office:value-type="string" office:string-value="Ink Sack">
            <text:p>Ink Sack</text:p>
          </table:table-cell>
          <table:table-cell office:value-type="string">
            <text:p>Ink</text:p>
          </table:table-cell>
          <table:table-cell office:value-type="string">
            <text:p>Sac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1</text:p>
          </table:table-cell>
          <table:table-cell table:formula="of:=TRIM(CONCATENATE([.C303]&amp;&quot; &quot;;[.D303]&amp;&quot; &quot;;[.E303]&amp;&quot; &quot;;[.F303]))" office:value-type="string" office:string-value="Rose Red Dye">
            <text:p>Rose Red Dye</text:p>
          </table:table-cell>
          <table:table-cell office:value-type="string">
            <text:p>Rose</text:p>
          </table:table-cell>
          <table:table-cell office:value-type="string">
            <text:p>Red</text:p>
          </table:table-cell>
          <table:table-cell office:value-type="string">
            <text:p>Dy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1:2</text:p>
          </table:table-cell>
          <table:table-cell table:formula="of:=TRIM(CONCATENATE([.C304]&amp;&quot; &quot;;[.D304]&amp;&quot; &quot;;[.E304]&amp;&quot; &quot;;[.F304]))" office:value-type="string" office:string-value="Cactus Green Dye">
            <text:p>Cactus Green Dye</text:p>
          </table:table-cell>
          <table:table-cell office:value-type="string">
            <text:p>Cactus</text:p>
          </table:table-cell>
          <table:table-cell office:value-type="string">
            <text:p>Green</text:p>
          </table:table-cell>
          <table:table-cell office:value-type="string">
            <text:p>Dy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1:3</text:p>
          </table:table-cell>
          <table:table-cell table:formula="of:=TRIM(CONCATENATE([.C305]&amp;&quot; &quot;;[.D305]&amp;&quot; &quot;;[.E305]&amp;&quot; &quot;;[.F305]))" office:value-type="string" office:string-value="Coca Bean">
            <text:p>Coca Bean</text:p>
          </table:table-cell>
          <table:table-cell office:value-type="string">
            <text:p>Coca</text:p>
          </table:table-cell>
          <table:table-cell office:value-type="string">
            <text:p>Bea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4</text:p>
          </table:table-cell>
          <table:table-cell table:formula="of:=TRIM(CONCATENATE([.C306]&amp;&quot; &quot;;[.D306]&amp;&quot; &quot;;[.E306]&amp;&quot; &quot;;[.F306]))" office:value-type="string" office:string-value="Lapis Lazuli">
            <text:p>Lapis Lazuli</text:p>
          </table:table-cell>
          <table:table-cell office:value-type="string">
            <text:p>Lapis</text:p>
          </table:table-cell>
          <table:table-cell office:value-type="string">
            <text:p>Lazuli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5</text:p>
          </table:table-cell>
          <table:table-cell table:formula="of:=TRIM(CONCATENATE([.C307]&amp;&quot; &quot;;[.D307]&amp;&quot; &quot;;[.E307]&amp;&quot; &quot;;[.F307]))" office:value-type="string" office:string-value="Purple Dye">
            <text:p>Purple Dye</text:p>
          </table:table-cell>
          <table:table-cell office:value-type="string">
            <text:p>Purple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6</text:p>
          </table:table-cell>
          <table:table-cell table:formula="of:=TRIM(CONCATENATE([.C308]&amp;&quot; &quot;;[.D308]&amp;&quot; &quot;;[.E308]&amp;&quot; &quot;;[.F308]))" office:value-type="string" office:string-value="Cyan Dye">
            <text:p>Cyan Dye</text:p>
          </table:table-cell>
          <table:table-cell office:value-type="string">
            <text:p>Cyan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7</text:p>
          </table:table-cell>
          <table:table-cell table:formula="of:=TRIM(CONCATENATE([.C309]&amp;&quot; &quot;;[.D309]&amp;&quot; &quot;;[.E309]&amp;&quot; &quot;;[.F309]))" office:value-type="string" office:string-value="Light Gray Dye">
            <text:p>Light Gray Dye</text:p>
          </table:table-cell>
          <table:table-cell office:value-type="string">
            <text:p>Light</text:p>
          </table:table-cell>
          <table:table-cell office:value-type="string">
            <text:p>Gray</text:p>
          </table:table-cell>
          <table:table-cell office:value-type="string">
            <text:p>Dy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1:8</text:p>
          </table:table-cell>
          <table:table-cell table:formula="of:=TRIM(CONCATENATE([.C310]&amp;&quot; &quot;;[.D310]&amp;&quot; &quot;;[.E310]&amp;&quot; &quot;;[.F310]))" office:value-type="string" office:string-value="Gray Dye">
            <text:p>Gray Dye</text:p>
          </table:table-cell>
          <table:table-cell office:value-type="string">
            <text:p>Gray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9</text:p>
          </table:table-cell>
          <table:table-cell table:formula="of:=TRIM(CONCATENATE([.C311]&amp;&quot; &quot;;[.D311]&amp;&quot; &quot;;[.E311]&amp;&quot; &quot;;[.F311]))" office:value-type="string" office:string-value="Pink Dye">
            <text:p>Pink Dye</text:p>
          </table:table-cell>
          <table:table-cell office:value-type="string">
            <text:p>Pink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10</text:p>
          </table:table-cell>
          <table:table-cell table:formula="of:=TRIM(CONCATENATE([.C312]&amp;&quot; &quot;;[.D312]&amp;&quot; &quot;;[.E312]&amp;&quot; &quot;;[.F312]))" office:value-type="string" office:string-value="Lime Dye">
            <text:p>Lime Dye</text:p>
          </table:table-cell>
          <table:table-cell office:value-type="string">
            <text:p>Lime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11</text:p>
          </table:table-cell>
          <table:table-cell table:formula="of:=TRIM(CONCATENATE([.C313]&amp;&quot; &quot;;[.D313]&amp;&quot; &quot;;[.E313]&amp;&quot; &quot;;[.F313]))" office:value-type="string" office:string-value="Dandelion Yellow Dye">
            <text:p>Dandelion Yellow Dye</text:p>
          </table:table-cell>
          <table:table-cell office:value-type="string">
            <text:p>Dandelion</text:p>
          </table:table-cell>
          <table:table-cell office:value-type="string">
            <text:p>Yellow</text:p>
          </table:table-cell>
          <table:table-cell office:value-type="string">
            <text:p>Dy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1:12</text:p>
          </table:table-cell>
          <table:table-cell table:formula="of:=TRIM(CONCATENATE([.C314]&amp;&quot; &quot;;[.D314]&amp;&quot; &quot;;[.E314]&amp;&quot; &quot;;[.F314]))" office:value-type="string" office:string-value="Light Blue Dye">
            <text:p>Light Blue Dye</text:p>
          </table:table-cell>
          <table:table-cell office:value-type="string">
            <text:p>Light</text:p>
          </table:table-cell>
          <table:table-cell office:value-type="string">
            <text:p>Blue</text:p>
          </table:table-cell>
          <table:table-cell office:value-type="string">
            <text:p>Dy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51:13</text:p>
          </table:table-cell>
          <table:table-cell table:formula="of:=TRIM(CONCATENATE([.C315]&amp;&quot; &quot;;[.D315]&amp;&quot; &quot;;[.E315]&amp;&quot; &quot;;[.F315]))" office:value-type="string" office:string-value="Magenta Dye">
            <text:p>Magenta Dye</text:p>
          </table:table-cell>
          <table:table-cell office:value-type="string">
            <text:p>Magenta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14</text:p>
          </table:table-cell>
          <table:table-cell table:formula="of:=TRIM(CONCATENATE([.C316]&amp;&quot; &quot;;[.D316]&amp;&quot; &quot;;[.E316]&amp;&quot; &quot;;[.F316]))" office:value-type="string" office:string-value="Orange Dye">
            <text:p>Orange Dye</text:p>
          </table:table-cell>
          <table:table-cell office:value-type="string">
            <text:p>Orange</text:p>
          </table:table-cell>
          <table:table-cell office:value-type="string">
            <text:p>D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1:15</text:p>
          </table:table-cell>
          <table:table-cell table:formula="of:=TRIM(CONCATENATE([.C317]&amp;&quot; &quot;;[.D317]&amp;&quot; &quot;;[.E317]&amp;&quot; &quot;;[.F317]))" office:value-type="string" office:string-value="Bone Meal">
            <text:p>Bone Meal</text:p>
          </table:table-cell>
          <table:table-cell office:value-type="string">
            <text:p>Bone</text:p>
          </table:table-cell>
          <table:table-cell office:value-type="string">
            <text:p>Mea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2</text:p>
          </table:table-cell>
          <table:table-cell table:formula="of:=TRIM(CONCATENATE([.C318]&amp;&quot; &quot;;[.D318]&amp;&quot; &quot;;[.E318]&amp;&quot; &quot;;[.F318]))" office:value-type="string" office:string-value="Bone">
            <text:p>Bone</text:p>
          </table:table-cell>
          <table:table-cell office:value-type="string">
            <text:p>Bon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3</text:p>
          </table:table-cell>
          <table:table-cell table:formula="of:=TRIM(CONCATENATE([.C319]&amp;&quot; &quot;;[.D319]&amp;&quot; &quot;;[.E319]&amp;&quot; &quot;;[.F319]))" office:value-type="string" office:string-value="Sugar">
            <text:p>Sugar</text:p>
          </table:table-cell>
          <table:table-cell office:value-type="string">
            <text:p>Sugar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4</text:p>
          </table:table-cell>
          <table:table-cell table:formula="of:=TRIM(CONCATENATE([.C320]&amp;&quot; &quot;;[.D320]&amp;&quot; &quot;;[.E320]&amp;&quot; &quot;;[.F320]))" office:value-type="string" office:string-value="Cake">
            <text:p>Cake</text:p>
          </table:table-cell>
          <table:table-cell office:value-type="string">
            <text:p>Cak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5</text:p>
          </table:table-cell>
          <table:table-cell table:formula="of:=TRIM(CONCATENATE([.C321]&amp;&quot; &quot;;[.D321]&amp;&quot; &quot;;[.E321]&amp;&quot; &quot;;[.F321]))" office:value-type="string" office:string-value="Bed">
            <text:p>Bed</text:p>
          </table:table-cell>
          <table:table-cell office:value-type="string">
            <text:p>Bed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6</text:p>
          </table:table-cell>
          <table:table-cell table:formula="of:=TRIM(CONCATENATE([.C322]&amp;&quot; &quot;;[.D322]&amp;&quot; &quot;;[.E322]&amp;&quot; &quot;;[.F322]))" office:value-type="string" office:string-value="Redstone Repeater">
            <text:p>Redstone Repeater</text:p>
          </table:table-cell>
          <table:table-cell office:value-type="string">
            <text:p>Redstone</text:p>
          </table:table-cell>
          <table:table-cell office:value-type="string">
            <text:p>Repeate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57</text:p>
          </table:table-cell>
          <table:table-cell table:formula="of:=TRIM(CONCATENATE([.C323]&amp;&quot; &quot;;[.D323]&amp;&quot; &quot;;[.E323]&amp;&quot; &quot;;[.F323]))" office:value-type="string" office:string-value="Cookie">
            <text:p>Cookie</text:p>
          </table:table-cell>
          <table:table-cell office:value-type="string">
            <text:p>Cookie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8</text:p>
          </table:table-cell>
          <table:table-cell table:formula="of:=TRIM(CONCATENATE([.C324]&amp;&quot; &quot;;[.D324]&amp;&quot; &quot;;[.E324]&amp;&quot; &quot;;[.F324]))" office:value-type="string" office:string-value="Map">
            <text:p>Map</text:p>
          </table:table-cell>
          <table:table-cell office:value-type="string">
            <text:p>Map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59</text:p>
          </table:table-cell>
          <table:table-cell table:formula="of:=TRIM(CONCATENATE([.C325]&amp;&quot; &quot;;[.D325]&amp;&quot; &quot;;[.E325]&amp;&quot; &quot;;[.F325]))" office:value-type="string" office:string-value="Shears">
            <text:p>Shears</text:p>
          </table:table-cell>
          <table:table-cell office:value-type="string">
            <text:p>Shears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60</text:p>
          </table:table-cell>
          <table:table-cell table:formula="of:=TRIM(CONCATENATE([.C326]&amp;&quot; &quot;;[.D326]&amp;&quot; &quot;;[.E326]&amp;&quot; &quot;;[.F326]))" office:value-type="string" office:string-value="Melon (Slice)">
            <text:p>Melon (Slice)</text:p>
          </table:table-cell>
          <table:table-cell office:value-type="string">
            <text:p>Melon</text:p>
          </table:table-cell>
          <table:table-cell office:value-type="string">
            <text:p>(Slic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1</text:p>
          </table:table-cell>
          <table:table-cell table:formula="of:=TRIM(CONCATENATE([.C327]&amp;&quot; &quot;;[.D327]&amp;&quot; &quot;;[.E327]&amp;&quot; &quot;;[.F327]))" office:value-type="string" office:string-value="Pumpkin Seeds">
            <text:p>Pumpkin Seeds</text:p>
          </table:table-cell>
          <table:table-cell office:value-type="string">
            <text:p>Pumpkin</text:p>
          </table:table-cell>
          <table:table-cell office:value-type="string">
            <text:p>Seed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2</text:p>
          </table:table-cell>
          <table:table-cell table:formula="of:=TRIM(CONCATENATE([.C328]&amp;&quot; &quot;;[.D328]&amp;&quot; &quot;;[.E328]&amp;&quot; &quot;;[.F328]))" office:value-type="string" office:string-value="Melon Seeds">
            <text:p>Melon Seeds</text:p>
          </table:table-cell>
          <table:table-cell office:value-type="string">
            <text:p>Melon</text:p>
          </table:table-cell>
          <table:table-cell office:value-type="string">
            <text:p>Seeds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3</text:p>
          </table:table-cell>
          <table:table-cell table:formula="of:=TRIM(CONCATENATE([.C329]&amp;&quot; &quot;;[.D329]&amp;&quot; &quot;;[.E329]&amp;&quot; &quot;;[.F329]))" office:value-type="string" office:string-value="Raw Beef">
            <text:p>Raw Beef</text:p>
          </table:table-cell>
          <table:table-cell office:value-type="string">
            <text:p>Raw</text:p>
          </table:table-cell>
          <table:table-cell office:value-type="string">
            <text:p>Beef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4</text:p>
          </table:table-cell>
          <table:table-cell table:formula="of:=TRIM(CONCATENATE([.C330]&amp;&quot; &quot;;[.D330]&amp;&quot; &quot;;[.E330]&amp;&quot; &quot;;[.F330]))" office:value-type="string" office:string-value="Steak">
            <text:p>Steak</text:p>
          </table:table-cell>
          <table:table-cell office:value-type="string">
            <text:p>Steak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65</text:p>
          </table:table-cell>
          <table:table-cell table:formula="of:=TRIM(CONCATENATE([.C331]&amp;&quot; &quot;;[.D331]&amp;&quot; &quot;;[.E331]&amp;&quot; &quot;;[.F331]))" office:value-type="string" office:string-value="Raw Chicken">
            <text:p>Raw Chicken</text:p>
          </table:table-cell>
          <table:table-cell office:value-type="string">
            <text:p>Raw</text:p>
          </table:table-cell>
          <table:table-cell office:value-type="string">
            <text:p>Chicke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6</text:p>
          </table:table-cell>
          <table:table-cell table:formula="of:=TRIM(CONCATENATE([.C332]&amp;&quot; &quot;;[.D332]&amp;&quot; &quot;;[.E332]&amp;&quot; &quot;;[.F332]))" office:value-type="string" office:string-value="Cooked Chicken">
            <text:p>Cooked Chicken</text:p>
          </table:table-cell>
          <table:table-cell office:value-type="string">
            <text:p>Cooked</text:p>
          </table:table-cell>
          <table:table-cell office:value-type="string">
            <text:p>Chicke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7</text:p>
          </table:table-cell>
          <table:table-cell table:formula="of:=TRIM(CONCATENATE([.C333]&amp;&quot; &quot;;[.D333]&amp;&quot; &quot;;[.E333]&amp;&quot; &quot;;[.F333]))" office:value-type="string" office:string-value="Rotten Flesh">
            <text:p>Rotten Flesh</text:p>
          </table:table-cell>
          <table:table-cell office:value-type="string">
            <text:p>Rotten</text:p>
          </table:table-cell>
          <table:table-cell office:value-type="string">
            <text:p>Flesh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8</text:p>
          </table:table-cell>
          <table:table-cell table:formula="of:=TRIM(CONCATENATE([.C334]&amp;&quot; &quot;;[.D334]&amp;&quot; &quot;;[.E334]&amp;&quot; &quot;;[.F334]))" office:value-type="string" office:string-value="Ender Pearl">
            <text:p>Ender Pearl</text:p>
          </table:table-cell>
          <table:table-cell office:value-type="string">
            <text:p>Ender</text:p>
          </table:table-cell>
          <table:table-cell office:value-type="string">
            <text:p>Pearl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69</text:p>
          </table:table-cell>
          <table:table-cell table:formula="of:=TRIM(CONCATENATE([.C335]&amp;&quot; &quot;;[.D335]&amp;&quot; &quot;;[.E335]&amp;&quot; &quot;;[.F335]))" office:value-type="string" office:string-value="Blaze Rod">
            <text:p>Blaze Rod</text:p>
          </table:table-cell>
          <table:table-cell office:value-type="string">
            <text:p>Blaze</text:p>
          </table:table-cell>
          <table:table-cell office:value-type="string">
            <text:p>Ro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0</text:p>
          </table:table-cell>
          <table:table-cell table:formula="of:=TRIM(CONCATENATE([.C336]&amp;&quot; &quot;;[.D336]&amp;&quot; &quot;;[.E336]&amp;&quot; &quot;;[.F336]))" office:value-type="string" office:string-value="Ghast Tear">
            <text:p>Ghast Tear</text:p>
          </table:table-cell>
          <table:table-cell office:value-type="string">
            <text:p>Ghast</text:p>
          </table:table-cell>
          <table:table-cell office:value-type="string">
            <text:p>Tea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1</text:p>
          </table:table-cell>
          <table:table-cell table:formula="of:=TRIM(CONCATENATE([.C337]&amp;&quot; &quot;;[.D337]&amp;&quot; &quot;;[.E337]&amp;&quot; &quot;;[.F337]))" office:value-type="string" office:string-value="Gold Nugget">
            <text:p>Gold Nugget</text:p>
          </table:table-cell>
          <table:table-cell office:value-type="string">
            <text:p>Gold</text:p>
          </table:table-cell>
          <table:table-cell office:value-type="string">
            <text:p>Nugg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2</text:p>
          </table:table-cell>
          <table:table-cell table:formula="of:=TRIM(CONCATENATE([.C338]&amp;&quot; &quot;;[.D338]&amp;&quot; &quot;;[.E338]&amp;&quot; &quot;;[.F338]))" office:value-type="string" office:string-value="Nether Wart Seeds">
            <text:p>Nether Wart Seeds</text:p>
          </table:table-cell>
          <table:table-cell office:value-type="string">
            <text:p>Nether</text:p>
          </table:table-cell>
          <table:table-cell office:value-type="string">
            <text:p>Wart</text:p>
          </table:table-cell>
          <table:table-cell office:value-type="string">
            <text:p>Seeds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</text:p>
          </table:table-cell>
          <table:table-cell table:formula="of:=TRIM(CONCATENATE([.C339]&amp;&quot; &quot;;[.D339]&amp;&quot; &quot;;[.E339]&amp;&quot; &quot;;[.F339]))" office:value-type="string" office:string-value="Water Bottle">
            <text:p>Water Bottle</text:p>
          </table:table-cell>
          <table:table-cell office:value-type="string">
            <text:p>Water</text:p>
          </table:table-cell>
          <table:table-cell office:value-type="string">
            <text:p>Bottl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16</text:p>
          </table:table-cell>
          <table:table-cell table:formula="of:=TRIM(CONCATENATE([.C340]&amp;&quot; &quot;;[.D340]&amp;&quot; &quot;;[.E340]&amp;&quot; &quot;;[.F340]))" office:value-type="string" office:string-value="Awkward Potion">
            <text:p>Awkward Potion</text:p>
          </table:table-cell>
          <table:table-cell office:value-type="string">
            <text:p>Awkward</text:p>
          </table:table-cell>
          <table:table-cell office:value-type="string">
            <text:p>Potio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32</text:p>
          </table:table-cell>
          <table:table-cell table:formula="of:=TRIM(CONCATENATE([.C341]&amp;&quot; &quot;;[.D341]&amp;&quot; &quot;;[.E341]&amp;&quot; &quot;;[.F341]))" office:value-type="string" office:string-value="Thick Potion">
            <text:p>Thick Potion</text:p>
          </table:table-cell>
          <table:table-cell office:value-type="string">
            <text:p>Thick</text:p>
          </table:table-cell>
          <table:table-cell office:value-type="string">
            <text:p>Potio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64</text:p>
          </table:table-cell>
          <table:table-cell table:formula="of:=TRIM(CONCATENATE([.C342]&amp;&quot; &quot;;[.D342]&amp;&quot; &quot;;[.E342]&amp;&quot; &quot;;[.F342]))" office:value-type="string" office:string-value="Mundane Potion">
            <text:p>Mundane Potion</text:p>
          </table:table-cell>
          <table:table-cell office:value-type="string">
            <text:p>Mundane</text:p>
          </table:table-cell>
          <table:table-cell office:value-type="string">
            <text:p>Potio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8193</text:p>
          </table:table-cell>
          <table:table-cell table:formula="of:=TRIM(CONCATENATE([.C343]&amp;&quot; &quot;;[.D343]&amp;&quot; &quot;;[.E343]&amp;&quot; &quot;;[.F343]))" office:value-type="string" office:string-value="Regeneration Potion (0:45)">
            <text:p>Regeneration Potion (0:45)</text:p>
          </table:table-cell>
          <table:table-cell office:value-type="string">
            <text:p>Regeneration</text:p>
          </table:table-cell>
          <table:table-cell office:value-type="string">
            <text:p>Potion</text:p>
          </table:table-cell>
          <table:table-cell office:value-type="string">
            <text:p>(0:45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194</text:p>
          </table:table-cell>
          <table:table-cell table:formula="of:=TRIM(CONCATENATE([.C344]&amp;&quot; &quot;;[.D344]&amp;&quot; &quot;;[.E344]&amp;&quot; &quot;;[.F344]))" office:value-type="string" office:string-value="Swiftness Potion (3:00)">
            <text:p>Swiftness Potion (3:00)</text:p>
          </table:table-cell>
          <table:table-cell office:value-type="string">
            <text:p>Swiftness</text:p>
          </table:table-cell>
          <table:table-cell office:value-type="string">
            <text:p>Potion</text:p>
          </table:table-cell>
          <table:table-cell office:value-type="string">
            <text:p>(3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195</text:p>
          </table:table-cell>
          <table:table-cell table:formula="of:=TRIM(CONCATENATE([.C345]&amp;&quot; &quot;;[.D345]&amp;&quot; &quot;;[.E345]&amp;&quot; &quot;;[.F345]))" office:value-type="string" office:string-value="Fire Resistance Potion (3:00)">
            <text:p>Fire Resistance Potion (3:00)</text:p>
          </table:table-cell>
          <table:table-cell office:value-type="string">
            <text:p>Fire</text:p>
          </table:table-cell>
          <table:table-cell office:value-type="string">
            <text:p>Resistance</text:p>
          </table:table-cell>
          <table:table-cell office:value-type="string">
            <text:p>Potion</text:p>
          </table:table-cell>
          <table:table-cell office:value-type="string">
            <text:p>(3:00)</text:p>
          </table:table-cell>
          <table:table-cell table:number-columns-repeated="12"/>
        </table:table-row>
        <table:table-row table:style-name="ro1">
          <table:table-cell office:value-type="string">
            <text:p>373:8196</text:p>
          </table:table-cell>
          <table:table-cell table:formula="of:=TRIM(CONCATENATE([.C346]&amp;&quot; &quot;;[.D346]&amp;&quot; &quot;;[.E346]&amp;&quot; &quot;;[.F346]))" office:value-type="string" office:string-value="Poison Potion (0:45)">
            <text:p>Poison Potion (0:45)</text:p>
          </table:table-cell>
          <table:table-cell office:value-type="string">
            <text:p>Poison</text:p>
          </table:table-cell>
          <table:table-cell office:value-type="string">
            <text:p>Potion</text:p>
          </table:table-cell>
          <table:table-cell office:value-type="string">
            <text:p>(0:45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197</text:p>
          </table:table-cell>
          <table:table-cell table:formula="of:=TRIM(CONCATENATE([.C347]&amp;&quot; &quot;;[.D347]&amp;&quot; &quot;;[.E347]&amp;&quot; &quot;;[.F347]))" office:value-type="string" office:string-value="Healing Potion">
            <text:p>Healing Potion</text:p>
          </table:table-cell>
          <table:table-cell office:value-type="string">
            <text:p>Healing</text:p>
          </table:table-cell>
          <table:table-cell office:value-type="string">
            <text:p>Potio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8198</text:p>
          </table:table-cell>
          <table:table-cell table:formula="of:=TRIM(CONCATENATE([.C348]&amp;&quot; &quot;;[.D348]&amp;&quot; &quot;;[.E348]&amp;&quot; &quot;;[.F348]))" office:value-type="string" office:string-value="Night Vision Potion (3:00)">
            <text:p>Night Vision Potion (3:00)</text:p>
          </table:table-cell>
          <table:table-cell office:value-type="string">
            <text:p>Night</text:p>
          </table:table-cell>
          <table:table-cell office:value-type="string">
            <text:p>Vision</text:p>
          </table:table-cell>
          <table:table-cell office:value-type="string">
            <text:p>Potion</text:p>
          </table:table-cell>
          <table:table-cell office:value-type="string">
            <text:p>(3:00)</text:p>
          </table:table-cell>
          <table:table-cell table:number-columns-repeated="12"/>
        </table:table-row>
        <table:table-row table:style-name="ro1">
          <table:table-cell office:value-type="string">
            <text:p>373:8200</text:p>
          </table:table-cell>
          <table:table-cell table:formula="of:=TRIM(CONCATENATE([.C349]&amp;&quot; &quot;;[.D349]&amp;&quot; &quot;;[.E349]&amp;&quot; &quot;;[.F349]))" office:value-type="string" office:string-value="Weakness Potion (1:30)">
            <text:p>Weakness Potion (1:30)</text:p>
          </table:table-cell>
          <table:table-cell office:value-type="string">
            <text:p>Weakness</text:p>
          </table:table-cell>
          <table:table-cell office:value-type="string">
            <text:p>Potion</text:p>
          </table:table-cell>
          <table:table-cell office:value-type="string">
            <text:p>(1:3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01</text:p>
          </table:table-cell>
          <table:table-cell table:formula="of:=TRIM(CONCATENATE([.C350]&amp;&quot; &quot;;[.D350]&amp;&quot; &quot;;[.E350]&amp;&quot; &quot;;[.F350]))" office:value-type="string" office:string-value="Strength Potion (3:00)">
            <text:p>Strength Potion (3:00)</text:p>
          </table:table-cell>
          <table:table-cell office:value-type="string">
            <text:p>Strength</text:p>
          </table:table-cell>
          <table:table-cell office:value-type="string">
            <text:p>Potion</text:p>
          </table:table-cell>
          <table:table-cell office:value-type="string">
            <text:p>(3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02</text:p>
          </table:table-cell>
          <table:table-cell table:formula="of:=TRIM(CONCATENATE([.C351]&amp;&quot; &quot;;[.D351]&amp;&quot; &quot;;[.E351]&amp;&quot; &quot;;[.F351]))" office:value-type="string" office:string-value="Slowness Potion (1:30)">
            <text:p>Slowness Potion (1:30)</text:p>
          </table:table-cell>
          <table:table-cell office:value-type="string">
            <text:p>Slowness</text:p>
          </table:table-cell>
          <table:table-cell office:value-type="string">
            <text:p>Potion</text:p>
          </table:table-cell>
          <table:table-cell office:value-type="string">
            <text:p>(1:3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04</text:p>
          </table:table-cell>
          <table:table-cell table:formula="of:=TRIM(CONCATENATE([.C352]&amp;&quot; &quot;;[.D352]&amp;&quot; &quot;;[.E352]&amp;&quot; &quot;;[.F352]))" office:value-type="string" office:string-value="Harming Potion">
            <text:p>Harming Potion</text:p>
          </table:table-cell>
          <table:table-cell office:value-type="string">
            <text:p>Harming</text:p>
          </table:table-cell>
          <table:table-cell office:value-type="string">
            <text:p>Potion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8206</text:p>
          </table:table-cell>
          <table:table-cell table:formula="of:=TRIM(CONCATENATE([.C353]&amp;&quot; &quot;;[.D353]&amp;&quot; &quot;;[.E353]&amp;&quot; &quot;;[.F353]))" office:value-type="string" office:string-value="Invisibility Potion (3:00)">
            <text:p>Invisibility Potion (3:00)</text:p>
          </table:table-cell>
          <table:table-cell office:value-type="string">
            <text:p>Invisibility</text:p>
          </table:table-cell>
          <table:table-cell office:value-type="string">
            <text:p>Potion</text:p>
          </table:table-cell>
          <table:table-cell office:value-type="string">
            <text:p>(3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25</text:p>
          </table:table-cell>
          <table:table-cell table:formula="of:=TRIM(CONCATENATE([.C354]&amp;&quot; &quot;;[.D354]&amp;&quot; &quot;;[.E354]&amp;&quot; &quot;;[.F354]))" office:value-type="string" office:string-value="Regeneration Potion II (0:22)">
            <text:p>Regeneration Potion II (0:22)</text:p>
          </table:table-cell>
          <table:table-cell office:value-type="string">
            <text:p>Regeneration</text:p>
          </table:table-cell>
          <table:table-cell office:value-type="string">
            <text:p>Potion</text:p>
          </table:table-cell>
          <table:table-cell office:value-type="string">
            <text:p>II</text:p>
          </table:table-cell>
          <table:table-cell office:value-type="string">
            <text:p>(0:22)</text:p>
          </table:table-cell>
          <table:table-cell table:number-columns-repeated="12"/>
        </table:table-row>
        <table:table-row table:style-name="ro1">
          <table:table-cell office:value-type="string">
            <text:p>373:8226</text:p>
          </table:table-cell>
          <table:table-cell table:formula="of:=TRIM(CONCATENATE([.C355]&amp;&quot; &quot;;[.D355]&amp;&quot; &quot;;[.E355]&amp;&quot; &quot;;[.F355]))" office:value-type="string" office:string-value="Swiftness Potion II (1:30)">
            <text:p>Swiftness Potion II (1:30)</text:p>
          </table:table-cell>
          <table:table-cell office:value-type="string">
            <text:p>Swiftness</text:p>
          </table:table-cell>
          <table:table-cell office:value-type="string">
            <text:p>Potion</text:p>
          </table:table-cell>
          <table:table-cell office:value-type="string">
            <text:p>II</text:p>
          </table:table-cell>
          <table:table-cell office:value-type="string">
            <text:p>(1:30)</text:p>
          </table:table-cell>
          <table:table-cell table:number-columns-repeated="12"/>
        </table:table-row>
        <table:table-row table:style-name="ro1">
          <table:table-cell office:value-type="string">
            <text:p>373:8228</text:p>
          </table:table-cell>
          <table:table-cell table:formula="of:=TRIM(CONCATENATE([.C356]&amp;&quot; &quot;;[.D356]&amp;&quot; &quot;;[.E356]&amp;&quot; &quot;;[.F356]))" office:value-type="string" office:string-value="Poison Potion II (0:22)">
            <text:p>Poison Potion II (0:22)</text:p>
          </table:table-cell>
          <table:table-cell office:value-type="string">
            <text:p>Poison</text:p>
          </table:table-cell>
          <table:table-cell office:value-type="string">
            <text:p>Potion</text:p>
          </table:table-cell>
          <table:table-cell office:value-type="string">
            <text:p>II</text:p>
          </table:table-cell>
          <table:table-cell office:value-type="string">
            <text:p>(0:22)</text:p>
          </table:table-cell>
          <table:table-cell table:number-columns-repeated="12"/>
        </table:table-row>
        <table:table-row table:style-name="ro1">
          <table:table-cell office:value-type="string">
            <text:p>373:8229</text:p>
          </table:table-cell>
          <table:table-cell table:formula="of:=TRIM(CONCATENATE([.C357]&amp;&quot; &quot;;[.D357]&amp;&quot; &quot;;[.E357]&amp;&quot; &quot;;[.F357]))" office:value-type="string" office:string-value="Healing Potion II">
            <text:p>Healing Potion II</text:p>
          </table:table-cell>
          <table:table-cell office:value-type="string">
            <text:p>Healing</text:p>
          </table:table-cell>
          <table:table-cell office:value-type="string">
            <text:p>Potion</text:p>
          </table:table-cell>
          <table:table-cell office:value-type="string">
            <text:p>II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33</text:p>
          </table:table-cell>
          <table:table-cell table:formula="of:=TRIM(CONCATENATE([.C358]&amp;&quot; &quot;;[.D358]&amp;&quot; &quot;;[.E358]&amp;&quot; &quot;;[.F358]))" office:value-type="string" office:string-value="Strength Potion II (1:30)">
            <text:p>Strength Potion II (1:30)</text:p>
          </table:table-cell>
          <table:table-cell office:value-type="string">
            <text:p>Strength</text:p>
          </table:table-cell>
          <table:table-cell office:value-type="string">
            <text:p>Potion</text:p>
          </table:table-cell>
          <table:table-cell office:value-type="string">
            <text:p>II</text:p>
          </table:table-cell>
          <table:table-cell office:value-type="string">
            <text:p>(1:30)</text:p>
          </table:table-cell>
          <table:table-cell table:number-columns-repeated="12"/>
        </table:table-row>
        <table:table-row table:style-name="ro1">
          <table:table-cell office:value-type="string">
            <text:p>373:8236</text:p>
          </table:table-cell>
          <table:table-cell table:formula="of:=TRIM(CONCATENATE([.C359]&amp;&quot; &quot;;[.D359]&amp;&quot; &quot;;[.E359]&amp;&quot; &quot;;[.F359]))" office:value-type="string" office:string-value="Harming Potion II">
            <text:p>Harming Potion II</text:p>
          </table:table-cell>
          <table:table-cell office:value-type="string">
            <text:p>Harming</text:p>
          </table:table-cell>
          <table:table-cell office:value-type="string">
            <text:p>Potion</text:p>
          </table:table-cell>
          <table:table-cell office:value-type="string">
            <text:p>II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57</text:p>
          </table:table-cell>
          <table:table-cell table:formula="of:=TRIM(CONCATENATE([.C360]&amp;&quot; &quot;;[.D360]&amp;&quot; &quot;;[.E360]&amp;&quot; &quot;;[.F360]))" office:value-type="string" office:string-value="Regeneration Potion (2:00)">
            <text:p>Regeneration Potion (2:00)</text:p>
          </table:table-cell>
          <table:table-cell office:value-type="string">
            <text:p>Regeneration</text:p>
          </table:table-cell>
          <table:table-cell office:value-type="string">
            <text:p>Potion</text:p>
          </table:table-cell>
          <table:table-cell office:value-type="string">
            <text:p>(2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58</text:p>
          </table:table-cell>
          <table:table-cell table:formula="of:=TRIM(CONCATENATE([.C361]&amp;&quot; &quot;;[.D361]&amp;&quot; &quot;;[.E361]&amp;&quot; &quot;;[.F361]))" office:value-type="string" office:string-value="Swiftness Potion (8:00)">
            <text:p>Swiftness Potion (8:00)</text:p>
          </table:table-cell>
          <table:table-cell office:value-type="string">
            <text:p>Swiftness</text:p>
          </table:table-cell>
          <table:table-cell office:value-type="string">
            <text:p>Potion</text:p>
          </table:table-cell>
          <table:table-cell office:value-type="string">
            <text:p>(8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59</text:p>
          </table:table-cell>
          <table:table-cell table:formula="of:=TRIM(CONCATENATE([.C362]&amp;&quot; &quot;;[.D362]&amp;&quot; &quot;;[.E362]&amp;&quot; &quot;;[.F362]))" office:value-type="string" office:string-value="Fire Resistance Potion (8:00)">
            <text:p>Fire Resistance Potion (8:00)</text:p>
          </table:table-cell>
          <table:table-cell office:value-type="string">
            <text:p>Fire</text:p>
          </table:table-cell>
          <table:table-cell office:value-type="string">
            <text:p>Resistance</text:p>
          </table:table-cell>
          <table:table-cell office:value-type="string">
            <text:p>Potion</text:p>
          </table:table-cell>
          <table:table-cell office:value-type="string">
            <text:p>(8:00)</text:p>
          </table:table-cell>
          <table:table-cell table:number-columns-repeated="12"/>
        </table:table-row>
        <table:table-row table:style-name="ro1">
          <table:table-cell office:value-type="string">
            <text:p>373:8260</text:p>
          </table:table-cell>
          <table:table-cell table:formula="of:=TRIM(CONCATENATE([.C363]&amp;&quot; &quot;;[.D363]&amp;&quot; &quot;;[.E363]&amp;&quot; &quot;;[.F363]))" office:value-type="string" office:string-value="Poison Potion (2:00)">
            <text:p>Poison Potion (2:00)</text:p>
          </table:table-cell>
          <table:table-cell office:value-type="string">
            <text:p>Poison</text:p>
          </table:table-cell>
          <table:table-cell office:value-type="string">
            <text:p>Potion</text:p>
          </table:table-cell>
          <table:table-cell office:value-type="string">
            <text:p>(2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62</text:p>
          </table:table-cell>
          <table:table-cell table:formula="of:=TRIM(CONCATENATE([.C364]&amp;&quot; &quot;;[.D364]&amp;&quot; &quot;;[.E364]&amp;&quot; &quot;;[.F364]))" office:value-type="string" office:string-value="Night Vision Potion (8:00)">
            <text:p>Night Vision Potion (8:00)</text:p>
          </table:table-cell>
          <table:table-cell office:value-type="string">
            <text:p>Night</text:p>
          </table:table-cell>
          <table:table-cell office:value-type="string">
            <text:p>Vision</text:p>
          </table:table-cell>
          <table:table-cell office:value-type="string">
            <text:p>Potion</text:p>
          </table:table-cell>
          <table:table-cell office:value-type="string">
            <text:p>(8:00)</text:p>
          </table:table-cell>
          <table:table-cell table:number-columns-repeated="12"/>
        </table:table-row>
        <table:table-row table:style-name="ro1">
          <table:table-cell office:value-type="string">
            <text:p>373:8264</text:p>
          </table:table-cell>
          <table:table-cell table:formula="of:=TRIM(CONCATENATE([.C365]&amp;&quot; &quot;;[.D365]&amp;&quot; &quot;;[.E365]&amp;&quot; &quot;;[.F365]))" office:value-type="string" office:string-value="Weakness Potion (4:00)">
            <text:p>Weakness Potion (4:00)</text:p>
          </table:table-cell>
          <table:table-cell office:value-type="string">
            <text:p>Weakness</text:p>
          </table:table-cell>
          <table:table-cell office:value-type="string">
            <text:p>Potion</text:p>
          </table:table-cell>
          <table:table-cell office:value-type="string">
            <text:p>(4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65</text:p>
          </table:table-cell>
          <table:table-cell table:formula="of:=TRIM(CONCATENATE([.C366]&amp;&quot; &quot;;[.D366]&amp;&quot; &quot;;[.E366]&amp;&quot; &quot;;[.F366]))" office:value-type="string" office:string-value="Strength Potion (8:00)">
            <text:p>Strength Potion (8:00)</text:p>
          </table:table-cell>
          <table:table-cell office:value-type="string">
            <text:p>Strength</text:p>
          </table:table-cell>
          <table:table-cell office:value-type="string">
            <text:p>Potion</text:p>
          </table:table-cell>
          <table:table-cell office:value-type="string">
            <text:p>(8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66</text:p>
          </table:table-cell>
          <table:table-cell table:formula="of:=TRIM(CONCATENATE([.C367]&amp;&quot; &quot;;[.D367]&amp;&quot; &quot;;[.E367]&amp;&quot; &quot;;[.F367]))" office:value-type="string" office:string-value="Slowness Potion (4:00)">
            <text:p>Slowness Potion (4:00)</text:p>
          </table:table-cell>
          <table:table-cell office:value-type="string">
            <text:p>Slowness</text:p>
          </table:table-cell>
          <table:table-cell office:value-type="string">
            <text:p>Potion</text:p>
          </table:table-cell>
          <table:table-cell office:value-type="string">
            <text:p>(4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8270</text:p>
          </table:table-cell>
          <table:table-cell table:formula="of:=TRIM(CONCATENATE([.C368]&amp;&quot; &quot;;[.D368]&amp;&quot; &quot;;[.E368]&amp;&quot; &quot;;[.F368]))" office:value-type="string" office:string-value="Invisibility Potion (8:00)">
            <text:p>Invisibility Potion (8:00)</text:p>
          </table:table-cell>
          <table:table-cell office:value-type="string">
            <text:p>Invisibility</text:p>
          </table:table-cell>
          <table:table-cell office:value-type="string">
            <text:p>Potion</text:p>
          </table:table-cell>
          <table:table-cell office:value-type="string">
            <text:p>(8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85</text:p>
          </table:table-cell>
          <table:table-cell table:formula="of:=TRIM(CONCATENATE([.C369]&amp;&quot; &quot;;[.D369]&amp;&quot; &quot;;[.E369]&amp;&quot; &quot;;[.F369]))" office:value-type="string" office:string-value="Regeneration Splash (0:33)">
            <text:p>Regeneration Splash (0:33)</text:p>
          </table:table-cell>
          <table:table-cell office:value-type="string">
            <text:p>Regeneration</text:p>
          </table:table-cell>
          <table:table-cell office:value-type="string">
            <text:p>Splash</text:p>
          </table:table-cell>
          <table:table-cell office:value-type="string">
            <text:p>(0:33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86</text:p>
          </table:table-cell>
          <table:table-cell table:formula="of:=TRIM(CONCATENATE([.C370]&amp;&quot; &quot;;[.D370]&amp;&quot; &quot;;[.E370]&amp;&quot; &quot;;[.F370]))" office:value-type="string" office:string-value="Swiftness Splash (2:15)">
            <text:p>Swiftness Splash (2:15)</text:p>
          </table:table-cell>
          <table:table-cell office:value-type="string">
            <text:p>Swiftness</text:p>
          </table:table-cell>
          <table:table-cell office:value-type="string">
            <text:p>Splash</text:p>
          </table:table-cell>
          <table:table-cell office:value-type="string">
            <text:p>(2:15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87</text:p>
          </table:table-cell>
          <table:table-cell table:formula="of:=TRIM(CONCATENATE([.C371]&amp;&quot; &quot;;[.D371]&amp;&quot; &quot;;[.E371]&amp;&quot; &quot;;[.F371]))" office:value-type="string" office:string-value="Fire Resistance Splash (2:15)">
            <text:p>Fire Resistance Splash (2:15)</text:p>
          </table:table-cell>
          <table:table-cell office:value-type="string">
            <text:p>Fire</text:p>
          </table:table-cell>
          <table:table-cell office:value-type="string">
            <text:p>Resistance</text:p>
          </table:table-cell>
          <table:table-cell office:value-type="string">
            <text:p>Splash</text:p>
          </table:table-cell>
          <table:table-cell office:value-type="string">
            <text:p>(2:15)</text:p>
          </table:table-cell>
          <table:table-cell table:number-columns-repeated="12"/>
        </table:table-row>
        <table:table-row table:style-name="ro1">
          <table:table-cell office:value-type="string">
            <text:p>373:16388</text:p>
          </table:table-cell>
          <table:table-cell table:formula="of:=TRIM(CONCATENATE([.C372]&amp;&quot; &quot;;[.D372]&amp;&quot; &quot;;[.E372]&amp;&quot; &quot;;[.F372]))" office:value-type="string" office:string-value="Poison Splash (0:33)">
            <text:p>Poison Splash (0:33)</text:p>
          </table:table-cell>
          <table:table-cell office:value-type="string">
            <text:p>Poison</text:p>
          </table:table-cell>
          <table:table-cell office:value-type="string">
            <text:p>Splash</text:p>
          </table:table-cell>
          <table:table-cell office:value-type="string">
            <text:p>(0:33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89</text:p>
          </table:table-cell>
          <table:table-cell table:formula="of:=TRIM(CONCATENATE([.C373]&amp;&quot; &quot;;[.D373]&amp;&quot; &quot;;[.E373]&amp;&quot; &quot;;[.F373]))" office:value-type="string" office:string-value="Healing Splash">
            <text:p>Healing Splash</text:p>
          </table:table-cell>
          <table:table-cell office:value-type="string">
            <text:p>Healing</text:p>
          </table:table-cell>
          <table:table-cell office:value-type="string">
            <text:p>Splash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16390</text:p>
          </table:table-cell>
          <table:table-cell table:formula="of:=TRIM(CONCATENATE([.C374]&amp;&quot; &quot;;[.D374]&amp;&quot; &quot;;[.E374]&amp;&quot; &quot;;[.F374]))" office:value-type="string" office:string-value="Night Vision Splash (2:15)">
            <text:p>Night Vision Splash (2:15)</text:p>
          </table:table-cell>
          <table:table-cell office:value-type="string">
            <text:p>Night</text:p>
          </table:table-cell>
          <table:table-cell office:value-type="string">
            <text:p>Vision</text:p>
          </table:table-cell>
          <table:table-cell office:value-type="string">
            <text:p>Splash</text:p>
          </table:table-cell>
          <table:table-cell office:value-type="string">
            <text:p>(2:15)</text:p>
          </table:table-cell>
          <table:table-cell table:number-columns-repeated="12"/>
        </table:table-row>
        <table:table-row table:style-name="ro1">
          <table:table-cell office:value-type="string">
            <text:p>373:16392</text:p>
          </table:table-cell>
          <table:table-cell table:formula="of:=TRIM(CONCATENATE([.C375]&amp;&quot; &quot;;[.D375]&amp;&quot; &quot;;[.E375]&amp;&quot; &quot;;[.F375]))" office:value-type="string" office:string-value="Weakness Splash (1:07)">
            <text:p>Weakness Splash (1:07)</text:p>
          </table:table-cell>
          <table:table-cell office:value-type="string">
            <text:p>Weakness</text:p>
          </table:table-cell>
          <table:table-cell office:value-type="string">
            <text:p>Splash</text:p>
          </table:table-cell>
          <table:table-cell office:value-type="string">
            <text:p>(1:07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93</text:p>
          </table:table-cell>
          <table:table-cell table:formula="of:=TRIM(CONCATENATE([.C376]&amp;&quot; &quot;;[.D376]&amp;&quot; &quot;;[.E376]&amp;&quot; &quot;;[.F376]))" office:value-type="string" office:string-value="Strength Splash (2:15)">
            <text:p>Strength Splash (2:15)</text:p>
          </table:table-cell>
          <table:table-cell office:value-type="string">
            <text:p>Strength</text:p>
          </table:table-cell>
          <table:table-cell office:value-type="string">
            <text:p>Splash</text:p>
          </table:table-cell>
          <table:table-cell office:value-type="string">
            <text:p>(2:15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94</text:p>
          </table:table-cell>
          <table:table-cell table:formula="of:=TRIM(CONCATENATE([.C377]&amp;&quot; &quot;;[.D377]&amp;&quot; &quot;;[.E377]&amp;&quot; &quot;;[.F377]))" office:value-type="string" office:string-value="Slowness Splash (1:07)">
            <text:p>Slowness Splash (1:07)</text:p>
          </table:table-cell>
          <table:table-cell office:value-type="string">
            <text:p>Slowness</text:p>
          </table:table-cell>
          <table:table-cell office:value-type="string">
            <text:p>Splash</text:p>
          </table:table-cell>
          <table:table-cell office:value-type="string">
            <text:p>(1:07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396</text:p>
          </table:table-cell>
          <table:table-cell table:formula="of:=TRIM(CONCATENATE([.C378]&amp;&quot; &quot;;[.D378]&amp;&quot; &quot;;[.E378]&amp;&quot; &quot;;[.F378]))" office:value-type="string" office:string-value="Harming Splash">
            <text:p>Harming Splash</text:p>
          </table:table-cell>
          <table:table-cell office:value-type="string">
            <text:p>Harming</text:p>
          </table:table-cell>
          <table:table-cell office:value-type="string">
            <text:p>Splash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3:16398</text:p>
          </table:table-cell>
          <table:table-cell table:formula="of:=TRIM(CONCATENATE([.C379]&amp;&quot; &quot;;[.D379]&amp;&quot; &quot;;[.E379]&amp;&quot; &quot;;[.F379]))" office:value-type="string" office:string-value="Invisibility Splash (2:15)">
            <text:p>Invisibility Splash (2:15)</text:p>
          </table:table-cell>
          <table:table-cell office:value-type="string">
            <text:p>Invisibility</text:p>
          </table:table-cell>
          <table:table-cell office:value-type="string">
            <text:p>Splash</text:p>
          </table:table-cell>
          <table:table-cell office:value-type="string">
            <text:p>(2:15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17</text:p>
          </table:table-cell>
          <table:table-cell table:formula="of:=TRIM(CONCATENATE([.C380]&amp;&quot; &quot;;[.D380]&amp;&quot; &quot;;[.E380]&amp;&quot; &quot;;[.F380]))" office:value-type="string" office:string-value="Regeneration Splash II (0:16)">
            <text:p>Regeneration Splash II (0:16)</text:p>
          </table:table-cell>
          <table:table-cell office:value-type="string">
            <text:p>Regeneration</text:p>
          </table:table-cell>
          <table:table-cell office:value-type="string">
            <text:p>Splash</text:p>
          </table:table-cell>
          <table:table-cell office:value-type="string">
            <text:p>II</text:p>
          </table:table-cell>
          <table:table-cell office:value-type="string">
            <text:p>(0:16)</text:p>
          </table:table-cell>
          <table:table-cell table:number-columns-repeated="12"/>
        </table:table-row>
        <table:table-row table:style-name="ro1">
          <table:table-cell office:value-type="string">
            <text:p>373:16418</text:p>
          </table:table-cell>
          <table:table-cell table:formula="of:=TRIM(CONCATENATE([.C381]&amp;&quot; &quot;;[.D381]&amp;&quot; &quot;;[.E381]&amp;&quot; &quot;;[.F381]))" office:value-type="string" office:string-value="Swiftness Splash II (1:07)">
            <text:p>Swiftness Splash II (1:07)</text:p>
          </table:table-cell>
          <table:table-cell office:value-type="string">
            <text:p>Swiftness</text:p>
          </table:table-cell>
          <table:table-cell office:value-type="string">
            <text:p>Splash</text:p>
          </table:table-cell>
          <table:table-cell office:value-type="string">
            <text:p>II</text:p>
          </table:table-cell>
          <table:table-cell office:value-type="string">
            <text:p>(1:07)</text:p>
          </table:table-cell>
          <table:table-cell table:number-columns-repeated="12"/>
        </table:table-row>
        <table:table-row table:style-name="ro1">
          <table:table-cell office:value-type="string">
            <text:p>373:16420</text:p>
          </table:table-cell>
          <table:table-cell table:formula="of:=TRIM(CONCATENATE([.C382]&amp;&quot; &quot;;[.D382]&amp;&quot; &quot;;[.E382]&amp;&quot; &quot;;[.F382]))" office:value-type="string" office:string-value="Poison Splash II (0:16)">
            <text:p>Poison Splash II (0:16)</text:p>
          </table:table-cell>
          <table:table-cell office:value-type="string">
            <text:p>Poison</text:p>
          </table:table-cell>
          <table:table-cell office:value-type="string">
            <text:p>Splash</text:p>
          </table:table-cell>
          <table:table-cell office:value-type="string">
            <text:p>II</text:p>
          </table:table-cell>
          <table:table-cell office:value-type="string">
            <text:p>(0:16)</text:p>
          </table:table-cell>
          <table:table-cell table:number-columns-repeated="12"/>
        </table:table-row>
        <table:table-row table:style-name="ro1">
          <table:table-cell office:value-type="string">
            <text:p>373:16421</text:p>
          </table:table-cell>
          <table:table-cell table:formula="of:=TRIM(CONCATENATE([.C383]&amp;&quot; &quot;;[.D383]&amp;&quot; &quot;;[.E383]&amp;&quot; &quot;;[.F383]))" office:value-type="string" office:string-value="Healing Splash II">
            <text:p>Healing Splash II</text:p>
          </table:table-cell>
          <table:table-cell office:value-type="string">
            <text:p>Healing</text:p>
          </table:table-cell>
          <table:table-cell office:value-type="string">
            <text:p>Splash</text:p>
          </table:table-cell>
          <table:table-cell office:value-type="string">
            <text:p>II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25</text:p>
          </table:table-cell>
          <table:table-cell table:formula="of:=TRIM(CONCATENATE([.C384]&amp;&quot; &quot;;[.D384]&amp;&quot; &quot;;[.E384]&amp;&quot; &quot;;[.F384]))" office:value-type="string" office:string-value="Strength Splash II (1:07)">
            <text:p>Strength Splash II (1:07)</text:p>
          </table:table-cell>
          <table:table-cell office:value-type="string">
            <text:p>Strength</text:p>
          </table:table-cell>
          <table:table-cell office:value-type="string">
            <text:p>Splash</text:p>
          </table:table-cell>
          <table:table-cell office:value-type="string">
            <text:p>II</text:p>
          </table:table-cell>
          <table:table-cell office:value-type="string">
            <text:p>(1:07)</text:p>
          </table:table-cell>
          <table:table-cell table:number-columns-repeated="12"/>
        </table:table-row>
        <table:table-row table:style-name="ro1">
          <table:table-cell office:value-type="string">
            <text:p>373:16428</text:p>
          </table:table-cell>
          <table:table-cell table:formula="of:=TRIM(CONCATENATE([.C385]&amp;&quot; &quot;;[.D385]&amp;&quot; &quot;;[.E385]&amp;&quot; &quot;;[.F385]))" office:value-type="string" office:string-value="Harming Splash II">
            <text:p>Harming Splash II</text:p>
          </table:table-cell>
          <table:table-cell office:value-type="string">
            <text:p>Harming</text:p>
          </table:table-cell>
          <table:table-cell office:value-type="string">
            <text:p>Splash</text:p>
          </table:table-cell>
          <table:table-cell office:value-type="string">
            <text:p>II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49</text:p>
          </table:table-cell>
          <table:table-cell table:formula="of:=TRIM(CONCATENATE([.C386]&amp;&quot; &quot;;[.D386]&amp;&quot; &quot;;[.E386]&amp;&quot; &quot;;[.F386]))" office:value-type="string" office:string-value="Regeneration Splash (1:30)">
            <text:p>Regeneration Splash (1:30)</text:p>
          </table:table-cell>
          <table:table-cell office:value-type="string">
            <text:p>Regeneration</text:p>
          </table:table-cell>
          <table:table-cell office:value-type="string">
            <text:p>Splash</text:p>
          </table:table-cell>
          <table:table-cell office:value-type="string">
            <text:p>(1:3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50</text:p>
          </table:table-cell>
          <table:table-cell table:formula="of:=TRIM(CONCATENATE([.C387]&amp;&quot; &quot;;[.D387]&amp;&quot; &quot;;[.E387]&amp;&quot; &quot;;[.F387]))" office:value-type="string" office:string-value="Swiftness Splash (6:00)">
            <text:p>Swiftness Splash (6:00)</text:p>
          </table:table-cell>
          <table:table-cell office:value-type="string">
            <text:p>Swiftness</text:p>
          </table:table-cell>
          <table:table-cell office:value-type="string">
            <text:p>Splash</text:p>
          </table:table-cell>
          <table:table-cell office:value-type="string">
            <text:p>(6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51</text:p>
          </table:table-cell>
          <table:table-cell table:formula="of:=TRIM(CONCATENATE([.C388]&amp;&quot; &quot;;[.D388]&amp;&quot; &quot;;[.E388]&amp;&quot; &quot;;[.F388]))" office:value-type="string" office:string-value="Fire Resistance Splash (6:00)">
            <text:p>Fire Resistance Splash (6:00)</text:p>
          </table:table-cell>
          <table:table-cell office:value-type="string">
            <text:p>Fire</text:p>
          </table:table-cell>
          <table:table-cell office:value-type="string">
            <text:p>Resistance</text:p>
          </table:table-cell>
          <table:table-cell office:value-type="string">
            <text:p>Splash</text:p>
          </table:table-cell>
          <table:table-cell office:value-type="string">
            <text:p>(6:00)</text:p>
          </table:table-cell>
          <table:table-cell table:number-columns-repeated="12"/>
        </table:table-row>
        <table:table-row table:style-name="ro1">
          <table:table-cell office:value-type="string">
            <text:p>373:16452</text:p>
          </table:table-cell>
          <table:table-cell table:formula="of:=TRIM(CONCATENATE([.C389]&amp;&quot; &quot;;[.D389]&amp;&quot; &quot;;[.E389]&amp;&quot; &quot;;[.F389]))" office:value-type="string" office:string-value="Poison Splash (1:30)">
            <text:p>Poison Splash (1:30)</text:p>
          </table:table-cell>
          <table:table-cell office:value-type="string">
            <text:p>Poison</text:p>
          </table:table-cell>
          <table:table-cell office:value-type="string">
            <text:p>Splash</text:p>
          </table:table-cell>
          <table:table-cell office:value-type="string">
            <text:p>(1:3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54</text:p>
          </table:table-cell>
          <table:table-cell table:formula="of:=TRIM(CONCATENATE([.C390]&amp;&quot; &quot;;[.D390]&amp;&quot; &quot;;[.E390]&amp;&quot; &quot;;[.F390]))" office:value-type="string" office:string-value="Night Vision Splash (6:00)">
            <text:p>Night Vision Splash (6:00)</text:p>
          </table:table-cell>
          <table:table-cell office:value-type="string">
            <text:p>Night</text:p>
          </table:table-cell>
          <table:table-cell office:value-type="string">
            <text:p>Vision</text:p>
          </table:table-cell>
          <table:table-cell office:value-type="string">
            <text:p>Splash</text:p>
          </table:table-cell>
          <table:table-cell office:value-type="string">
            <text:p>(6:00)</text:p>
          </table:table-cell>
          <table:table-cell table:number-columns-repeated="12"/>
        </table:table-row>
        <table:table-row table:style-name="ro1">
          <table:table-cell office:value-type="string">
            <text:p>373:16456</text:p>
          </table:table-cell>
          <table:table-cell table:formula="of:=TRIM(CONCATENATE([.C391]&amp;&quot; &quot;;[.D391]&amp;&quot; &quot;;[.E391]&amp;&quot; &quot;;[.F391]))" office:value-type="string" office:string-value="Weakness Splash (3:00)">
            <text:p>Weakness Splash (3:00)</text:p>
          </table:table-cell>
          <table:table-cell office:value-type="string">
            <text:p>Weakness</text:p>
          </table:table-cell>
          <table:table-cell office:value-type="string">
            <text:p>Splash</text:p>
          </table:table-cell>
          <table:table-cell office:value-type="string">
            <text:p>(3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57</text:p>
          </table:table-cell>
          <table:table-cell table:formula="of:=TRIM(CONCATENATE([.C392]&amp;&quot; &quot;;[.D392]&amp;&quot; &quot;;[.E392]&amp;&quot; &quot;;[.F392]))" office:value-type="string" office:string-value="Strength Splash (6:00)">
            <text:p>Strength Splash (6:00)</text:p>
          </table:table-cell>
          <table:table-cell office:value-type="string">
            <text:p>Strength</text:p>
          </table:table-cell>
          <table:table-cell office:value-type="string">
            <text:p>Splash</text:p>
          </table:table-cell>
          <table:table-cell office:value-type="string">
            <text:p>(6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58</text:p>
          </table:table-cell>
          <table:table-cell table:formula="of:=TRIM(CONCATENATE([.C393]&amp;&quot; &quot;;[.D393]&amp;&quot; &quot;;[.E393]&amp;&quot; &quot;;[.F393]))" office:value-type="string" office:string-value="Slowness Splash (3:00)">
            <text:p>Slowness Splash (3:00)</text:p>
          </table:table-cell>
          <table:table-cell office:value-type="string">
            <text:p>Slowness</text:p>
          </table:table-cell>
          <table:table-cell office:value-type="string">
            <text:p>Splash</text:p>
          </table:table-cell>
          <table:table-cell office:value-type="string">
            <text:p>(3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3:16462</text:p>
          </table:table-cell>
          <table:table-cell table:formula="of:=TRIM(CONCATENATE([.C394]&amp;&quot; &quot;;[.D394]&amp;&quot; &quot;;[.E394]&amp;&quot; &quot;;[.F394]))" office:value-type="string" office:string-value="Invisibility Splash (6:00)">
            <text:p>Invisibility Splash (6:00)</text:p>
          </table:table-cell>
          <table:table-cell office:value-type="string">
            <text:p>Invisibility</text:p>
          </table:table-cell>
          <table:table-cell office:value-type="string">
            <text:p>Splash</text:p>
          </table:table-cell>
          <table:table-cell office:value-type="string">
            <text:p>(6:00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4</text:p>
          </table:table-cell>
          <table:table-cell table:formula="of:=TRIM(CONCATENATE([.C395]&amp;&quot; &quot;;[.D395]&amp;&quot; &quot;;[.E395]&amp;&quot; &quot;;[.F395]))" office:value-type="string" office:string-value="Glass Bottle">
            <text:p>Glass Bottle</text:p>
          </table:table-cell>
          <table:table-cell office:value-type="string">
            <text:p>Glass</text:p>
          </table:table-cell>
          <table:table-cell office:value-type="string">
            <text:p>Bottl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5</text:p>
          </table:table-cell>
          <table:table-cell table:formula="of:=TRIM(CONCATENATE([.C396]&amp;&quot; &quot;;[.D396]&amp;&quot; &quot;;[.E396]&amp;&quot; &quot;;[.F396]))" office:value-type="string" office:string-value="Spider Eye">
            <text:p>Spider Eye</text:p>
          </table:table-cell>
          <table:table-cell office:value-type="string">
            <text:p>Spider</text:p>
          </table:table-cell>
          <table:table-cell office:value-type="string">
            <text:p>Ey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6</text:p>
          </table:table-cell>
          <table:table-cell table:formula="of:=TRIM(CONCATENATE([.C397]&amp;&quot; &quot;;[.D397]&amp;&quot; &quot;;[.E397]&amp;&quot; &quot;;[.F397]))" office:value-type="string" office:string-value="Fermented Spider Eye">
            <text:p>Fermented Spider Eye</text:p>
          </table:table-cell>
          <table:table-cell office:value-type="string">
            <text:p>Fermented</text:p>
          </table:table-cell>
          <table:table-cell office:value-type="string">
            <text:p>Spider</text:p>
          </table:table-cell>
          <table:table-cell office:value-type="string">
            <text:p>Eye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77</text:p>
          </table:table-cell>
          <table:table-cell table:formula="of:=TRIM(CONCATENATE([.C398]&amp;&quot; &quot;;[.D398]&amp;&quot; &quot;;[.E398]&amp;&quot; &quot;;[.F398]))" office:value-type="string" office:string-value="Blaze Powder">
            <text:p>Blaze Powder</text:p>
          </table:table-cell>
          <table:table-cell office:value-type="string">
            <text:p>Blaze</text:p>
          </table:table-cell>
          <table:table-cell office:value-type="string">
            <text:p>Powde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8</text:p>
          </table:table-cell>
          <table:table-cell table:formula="of:=TRIM(CONCATENATE([.C399]&amp;&quot; &quot;;[.D399]&amp;&quot; &quot;;[.E399]&amp;&quot; &quot;;[.F399]))" office:value-type="string" office:string-value="Magma Cream">
            <text:p>Magma Cream</text:p>
          </table:table-cell>
          <table:table-cell office:value-type="string">
            <text:p>Magma</text:p>
          </table:table-cell>
          <table:table-cell office:value-type="string">
            <text:p>Cream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79</text:p>
          </table:table-cell>
          <table:table-cell table:formula="of:=TRIM(CONCATENATE([.C400]&amp;&quot; &quot;;[.D400]&amp;&quot; &quot;;[.E400]&amp;&quot; &quot;;[.F400]))" office:value-type="string" office:string-value="Brewing Stand">
            <text:p>Brewing Stand</text:p>
          </table:table-cell>
          <table:table-cell office:value-type="string">
            <text:p>Brewing</text:p>
          </table:table-cell>
          <table:table-cell office:value-type="string">
            <text:p>Stand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80</text:p>
          </table:table-cell>
          <table:table-cell table:formula="of:=TRIM(CONCATENATE([.C401]&amp;&quot; &quot;;[.D401]&amp;&quot; &quot;;[.E401]&amp;&quot; &quot;;[.F401]))" office:value-type="string" office:string-value="Cauldron">
            <text:p>Cauldron</text:p>
          </table:table-cell>
          <table:table-cell office:value-type="string">
            <text:p>Cauldron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81</text:p>
          </table:table-cell>
          <table:table-cell table:formula="of:=TRIM(CONCATENATE([.C402]&amp;&quot; &quot;;[.D402]&amp;&quot; &quot;;[.E402]&amp;&quot; &quot;;[.F402]))" office:value-type="string" office:string-value="Eye of Ender">
            <text:p>Eye of Ender</text:p>
          </table:table-cell>
          <table:table-cell office:value-type="string">
            <text:p>Eye</text:p>
          </table:table-cell>
          <table:table-cell office:value-type="string">
            <text:p>of</text:p>
          </table:table-cell>
          <table:table-cell office:value-type="string">
            <text:p>Ender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2</text:p>
          </table:table-cell>
          <table:table-cell table:formula="of:=TRIM(CONCATENATE([.C403]&amp;&quot; &quot;;[.D403]&amp;&quot; &quot;;[.E403]&amp;&quot; &quot;;[.F403]))" office:value-type="string" office:string-value="Glistering Melon (Slice)">
            <text:p>Glistering Melon (Slice)</text:p>
          </table:table-cell>
          <table:table-cell office:value-type="string">
            <text:p>Glistering</text:p>
          </table:table-cell>
          <table:table-cell office:value-type="string">
            <text:p>Melon</text:p>
          </table:table-cell>
          <table:table-cell office:value-type="string">
            <text:p>(Slic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0</text:p>
          </table:table-cell>
          <table:table-cell table:formula="of:=TRIM(CONCATENATE([.C404]&amp;&quot; &quot;;[.D404]&amp;&quot; &quot;;[.E404]&amp;&quot; &quot;;[.F404]))" office:value-type="string" office:string-value="Spawn Egg (Creeper)">
            <text:p>Spawn Egg (Creeper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Creeper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1</text:p>
          </table:table-cell>
          <table:table-cell table:formula="of:=TRIM(CONCATENATE([.C405]&amp;&quot; &quot;;[.D405]&amp;&quot; &quot;;[.E405]&amp;&quot; &quot;;[.F405]))" office:value-type="string" office:string-value="Spawn Egg (Skeleton)">
            <text:p>Spawn Egg (Skeleton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Skeleton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2</text:p>
          </table:table-cell>
          <table:table-cell table:formula="of:=TRIM(CONCATENATE([.C406]&amp;&quot; &quot;;[.D406]&amp;&quot; &quot;;[.E406]&amp;&quot; &quot;;[.F406]))" office:value-type="string" office:string-value="Spawn Egg (Spider)">
            <text:p>Spawn Egg (Spider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Spider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4</text:p>
          </table:table-cell>
          <table:table-cell table:formula="of:=TRIM(CONCATENATE([.C407]&amp;&quot; &quot;;[.D407]&amp;&quot; &quot;;[.E407]&amp;&quot; &quot;;[.F407]))" office:value-type="string" office:string-value="Spawn Egg (Zombie)">
            <text:p>Spawn Egg (Zombie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Zombi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5</text:p>
          </table:table-cell>
          <table:table-cell table:formula="of:=TRIM(CONCATENATE([.C408]&amp;&quot; &quot;;[.D408]&amp;&quot; &quot;;[.E408]&amp;&quot; &quot;;[.F408]))" office:value-type="string" office:string-value="Spawn Egg (Slime)">
            <text:p>Spawn Egg (Slime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Slim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6</text:p>
          </table:table-cell>
          <table:table-cell table:formula="of:=TRIM(CONCATENATE([.C409]&amp;&quot; &quot;;[.D409]&amp;&quot; &quot;;[.E409]&amp;&quot; &quot;;[.F409]))" office:value-type="string" office:string-value="Spawn Egg (Ghast)">
            <text:p>Spawn Egg (Ghast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Ghast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7</text:p>
          </table:table-cell>
          <table:table-cell table:formula="of:=TRIM(CONCATENATE([.C410]&amp;&quot; &quot;;[.D410]&amp;&quot; &quot;;[.E410]&amp;&quot; &quot;;[.F410]))" office:value-type="string" office:string-value="Spawn Egg (Zombie Pigmen)">
            <text:p>Spawn Egg (Zombie Pigmen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Zombie</text:p>
          </table:table-cell>
          <table:table-cell office:value-type="string">
            <text:p>Pigmen)</text:p>
          </table:table-cell>
          <table:table-cell table:number-columns-repeated="12"/>
        </table:table-row>
        <table:table-row table:style-name="ro1">
          <table:table-cell office:value-type="string">
            <text:p>383:58</text:p>
          </table:table-cell>
          <table:table-cell table:formula="of:=TRIM(CONCATENATE([.C411]&amp;&quot; &quot;;[.D411]&amp;&quot; &quot;;[.E411]&amp;&quot; &quot;;[.F411]))" office:value-type="string" office:string-value="Spawn Egg (Endermen)">
            <text:p>Spawn Egg (Endermen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Endermen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59</text:p>
          </table:table-cell>
          <table:table-cell table:formula="of:=TRIM(CONCATENATE([.C412]&amp;&quot; &quot;;[.D412]&amp;&quot; &quot;;[.E412]&amp;&quot; &quot;;[.F412]))" office:value-type="string" office:string-value="Spawn Egg (Cave Spider)">
            <text:p>Spawn Egg (Cave Spider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Cave</text:p>
          </table:table-cell>
          <table:table-cell office:value-type="string">
            <text:p>Spider)</text:p>
          </table:table-cell>
          <table:table-cell table:number-columns-repeated="12"/>
        </table:table-row>
        <table:table-row table:style-name="ro1">
          <table:table-cell office:value-type="string">
            <text:p>383:60</text:p>
          </table:table-cell>
          <table:table-cell table:formula="of:=TRIM(CONCATENATE([.C413]&amp;&quot; &quot;;[.D413]&amp;&quot; &quot;;[.E413]&amp;&quot; &quot;;[.F413]))" office:value-type="string" office:string-value="Spawn Egg (Silverfish)">
            <text:p>Spawn Egg (Silverfish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Silverfish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61</text:p>
          </table:table-cell>
          <table:table-cell table:formula="of:=TRIM(CONCATENATE([.C414]&amp;&quot; &quot;;[.D414]&amp;&quot; &quot;;[.E414]&amp;&quot; &quot;;[.F414]))" office:value-type="string" office:string-value="Spawn Egg (Blaze)">
            <text:p>Spawn Egg (Blaze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Blaze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62</text:p>
          </table:table-cell>
          <table:table-cell table:formula="of:=TRIM(CONCATENATE([.C415]&amp;&quot; &quot;;[.D415]&amp;&quot; &quot;;[.E415]&amp;&quot; &quot;;[.F415]))" office:value-type="string" office:string-value="Spawn Egg (Magma Cube)">
            <text:p>Spawn Egg (Magma Cube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Magma</text:p>
          </table:table-cell>
          <table:table-cell office:value-type="string">
            <text:p>Cube)</text:p>
          </table:table-cell>
          <table:table-cell table:number-columns-repeated="12"/>
        </table:table-row>
        <table:table-row table:style-name="ro1">
          <table:table-cell office:value-type="string">
            <text:p>383:65</text:p>
          </table:table-cell>
          <table:table-cell table:formula="of:=TRIM(CONCATENATE([.C416]&amp;&quot; &quot;;[.D416]&amp;&quot; &quot;;[.E416]&amp;&quot; &quot;;[.F416]))" office:value-type="string" office:string-value="Spawn Egg (Bat)">
            <text:p>Spawn Egg (Bat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Bat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66</text:p>
          </table:table-cell>
          <table:table-cell table:formula="of:=TRIM(CONCATENATE([.C417]&amp;&quot; &quot;;[.D417]&amp;&quot; &quot;;[.E417]&amp;&quot; &quot;;[.F417]))" office:value-type="string" office:string-value="Spawn Egg (Witch)">
            <text:p>Spawn Egg (Witch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Witch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0</text:p>
          </table:table-cell>
          <table:table-cell table:formula="of:=TRIM(CONCATENATE([.C418]&amp;&quot; &quot;;[.D418]&amp;&quot; &quot;;[.E418]&amp;&quot; &quot;;[.F418]))" office:value-type="string" office:string-value="Spawn Egg (Pig)">
            <text:p>Spawn Egg (Pig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Pig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1</text:p>
          </table:table-cell>
          <table:table-cell table:formula="of:=TRIM(CONCATENATE([.C419]&amp;&quot; &quot;;[.D419]&amp;&quot; &quot;;[.E419]&amp;&quot; &quot;;[.F419]))" office:value-type="string" office:string-value="Spawn Egg (Sheep)">
            <text:p>Spawn Egg (Sheep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Sheep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2</text:p>
          </table:table-cell>
          <table:table-cell table:formula="of:=TRIM(CONCATENATE([.C420]&amp;&quot; &quot;;[.D420]&amp;&quot; &quot;;[.E420]&amp;&quot; &quot;;[.F420]))" office:value-type="string" office:string-value="Spawn Egg (Cow)">
            <text:p>Spawn Egg (Cow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Cow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3</text:p>
          </table:table-cell>
          <table:table-cell table:formula="of:=TRIM(CONCATENATE([.C421]&amp;&quot; &quot;;[.D421]&amp;&quot; &quot;;[.E421]&amp;&quot; &quot;;[.F421]))" office:value-type="string" office:string-value="Spawn Egg (Chicken)">
            <text:p>Spawn Egg (Chicken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Chicken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4</text:p>
          </table:table-cell>
          <table:table-cell table:formula="of:=TRIM(CONCATENATE([.C422]&amp;&quot; &quot;;[.D422]&amp;&quot; &quot;;[.E422]&amp;&quot; &quot;;[.F422]))" office:value-type="string" office:string-value="Spawn Egg (Squid)">
            <text:p>Spawn Egg (Squid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Squid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5</text:p>
          </table:table-cell>
          <table:table-cell table:formula="of:=TRIM(CONCATENATE([.C423]&amp;&quot; &quot;;[.D423]&amp;&quot; &quot;;[.E423]&amp;&quot; &quot;;[.F423]))" office:value-type="string" office:string-value="Spawn Egg (Wolf)">
            <text:p>Spawn Egg (Wolf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Wolf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6</text:p>
          </table:table-cell>
          <table:table-cell table:formula="of:=TRIM(CONCATENATE([.C424]&amp;&quot; &quot;;[.D424]&amp;&quot; &quot;;[.E424]&amp;&quot; &quot;;[.F424]))" office:value-type="string" office:string-value="Spawn Egg (Mooshroom)">
            <text:p>Spawn Egg (Mooshroom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Mooshroom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98</text:p>
          </table:table-cell>
          <table:table-cell table:formula="of:=TRIM(CONCATENATE([.C425]&amp;&quot; &quot;;[.D425]&amp;&quot; &quot;;[.E425]&amp;&quot; &quot;;[.F425]))" office:value-type="string" office:string-value="Spawn Egg (Ocelot)">
            <text:p>Spawn Egg (Ocelot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Ocelot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3:120</text:p>
          </table:table-cell>
          <table:table-cell table:formula="of:=TRIM(CONCATENATE([.C426]&amp;&quot; &quot;;[.D426]&amp;&quot; &quot;;[.E426]&amp;&quot; &quot;;[.F426]))" office:value-type="string" office:string-value="Spawn Egg (Villager)">
            <text:p>Spawn Egg (Villager)</text:p>
          </table:table-cell>
          <table:table-cell office:value-type="string">
            <text:p>Spawn</text:p>
          </table:table-cell>
          <table:table-cell office:value-type="string">
            <text:p>Egg</text:p>
          </table:table-cell>
          <table:table-cell office:value-type="string">
            <text:p>(Villager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4</text:p>
          </table:table-cell>
          <table:table-cell table:formula="of:=TRIM(CONCATENATE([.C427]&amp;&quot; &quot;;[.D427]&amp;&quot; &quot;;[.E427]&amp;&quot; &quot;;[.F427]))" office:value-type="string" office:string-value="Bottle of Enchanting">
            <text:p>Bottle of Enchanting</text:p>
          </table:table-cell>
          <table:table-cell office:value-type="string">
            <text:p>Bottle</text:p>
          </table:table-cell>
          <table:table-cell office:value-type="string">
            <text:p>of</text:p>
          </table:table-cell>
          <table:table-cell office:value-type="string">
            <text:p>Enchanting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5</text:p>
          </table:table-cell>
          <table:table-cell table:formula="of:=TRIM(CONCATENATE([.C428]&amp;&quot; &quot;;[.D428]&amp;&quot; &quot;;[.E428]&amp;&quot; &quot;;[.F428]))" office:value-type="string" office:string-value="Fire Charge">
            <text:p>Fire Charge</text:p>
          </table:table-cell>
          <table:table-cell office:value-type="string">
            <text:p>Fire</text:p>
          </table:table-cell>
          <table:table-cell office:value-type="string">
            <text:p>Charg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86</text:p>
          </table:table-cell>
          <table:table-cell table:formula="of:=TRIM(CONCATENATE([.C429]&amp;&quot; &quot;;[.D429]&amp;&quot; &quot;;[.E429]&amp;&quot; &quot;;[.F429]))" office:value-type="string" office:string-value="Book and Quill">
            <text:p>Book and Quill</text:p>
          </table:table-cell>
          <table:table-cell office:value-type="string">
            <text:p>Book</text:p>
          </table:table-cell>
          <table:table-cell office:value-type="string">
            <text:p>and</text:p>
          </table:table-cell>
          <table:table-cell office:value-type="string">
            <text:p>Quill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387</text:p>
          </table:table-cell>
          <table:table-cell table:formula="of:=TRIM(CONCATENATE([.C430]&amp;&quot; &quot;;[.D430]&amp;&quot; &quot;;[.E430]&amp;&quot; &quot;;[.F430]))" office:value-type="string" office:string-value="Written Book">
            <text:p>Written Book</text:p>
          </table:table-cell>
          <table:table-cell office:value-type="string">
            <text:p>Written</text:p>
          </table:table-cell>
          <table:table-cell office:value-type="string">
            <text:p>Boo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88</text:p>
          </table:table-cell>
          <table:table-cell table:formula="of:=TRIM(CONCATENATE([.C431]&amp;&quot; &quot;;[.D431]&amp;&quot; &quot;;[.E431]&amp;&quot; &quot;;[.F431]))" office:value-type="string" office:string-value="Emerald">
            <text:p>Emerald</text:p>
          </table:table-cell>
          <table:table-cell office:value-type="string">
            <text:p>Emerald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89</text:p>
          </table:table-cell>
          <table:table-cell table:formula="of:=TRIM(CONCATENATE([.C432]&amp;&quot; &quot;;[.D432]&amp;&quot; &quot;;[.E432]&amp;&quot; &quot;;[.F432]))" office:value-type="string" office:string-value="Item Frame">
            <text:p>Item Frame</text:p>
          </table:table-cell>
          <table:table-cell office:value-type="string">
            <text:p>Item</text:p>
          </table:table-cell>
          <table:table-cell office:value-type="string">
            <text:p>Fram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0</text:p>
          </table:table-cell>
          <table:table-cell table:formula="of:=TRIM(CONCATENATE([.C433]&amp;&quot; &quot;;[.D433]&amp;&quot; &quot;;[.E433]&amp;&quot; &quot;;[.F433]))" office:value-type="string" office:string-value="Flower Pot">
            <text:p>Flower Pot</text:p>
          </table:table-cell>
          <table:table-cell office:value-type="string">
            <text:p>Flower</text:p>
          </table:table-cell>
          <table:table-cell office:value-type="string">
            <text:p>Po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1</text:p>
          </table:table-cell>
          <table:table-cell table:formula="of:=TRIM(CONCATENATE([.C434]&amp;&quot; &quot;;[.D434]&amp;&quot; &quot;;[.E434]&amp;&quot; &quot;;[.F434]))" office:value-type="string" office:string-value="Carrot">
            <text:p>Carrot</text:p>
          </table:table-cell>
          <table:table-cell office:value-type="string">
            <text:p>Carrot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92</text:p>
          </table:table-cell>
          <table:table-cell table:formula="of:=TRIM(CONCATENATE([.C435]&amp;&quot; &quot;;[.D435]&amp;&quot; &quot;;[.E435]&amp;&quot; &quot;;[.F435]))" office:value-type="string" office:string-value="Potato">
            <text:p>Potato</text:p>
          </table:table-cell>
          <table:table-cell office:value-type="string">
            <text:p>Potato</text:p>
          </table:table-cell>
          <table:table-cell table:number-columns-repeated="3"/>
          <table:table-cell table:number-columns-repeated="12"/>
        </table:table-row>
        <table:table-row table:style-name="ro1">
          <table:table-cell office:value-type="string">
            <text:p>393</text:p>
          </table:table-cell>
          <table:table-cell table:formula="of:=TRIM(CONCATENATE([.C436]&amp;&quot; &quot;;[.D436]&amp;&quot; &quot;;[.E436]&amp;&quot; &quot;;[.F436]))" office:value-type="string" office:string-value="Baked Potato">
            <text:p>Baked Potato</text:p>
          </table:table-cell>
          <table:table-cell office:value-type="string">
            <text:p>Baked</text:p>
          </table:table-cell>
          <table:table-cell office:value-type="string">
            <text:p>Potato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4</text:p>
          </table:table-cell>
          <table:table-cell table:formula="of:=TRIM(CONCATENATE([.C437]&amp;&quot; &quot;;[.D437]&amp;&quot; &quot;;[.E437]&amp;&quot; &quot;;[.F437]))" office:value-type="string" office:string-value="Poisonous Potato">
            <text:p>Poisonous Potato</text:p>
          </table:table-cell>
          <table:table-cell office:value-type="string">
            <text:p>Poisonous</text:p>
          </table:table-cell>
          <table:table-cell office:value-type="string">
            <text:p>Potato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5</text:p>
          </table:table-cell>
          <table:table-cell table:formula="of:=TRIM(CONCATENATE([.C438]&amp;&quot; &quot;;[.D438]&amp;&quot; &quot;;[.E438]&amp;&quot; &quot;;[.F438]))" office:value-type="string" office:string-value="Empty Map">
            <text:p>Empty Map</text:p>
          </table:table-cell>
          <table:table-cell office:value-type="string">
            <text:p>Empty</text:p>
          </table:table-cell>
          <table:table-cell office:value-type="string">
            <text:p>Map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6</text:p>
          </table:table-cell>
          <table:table-cell table:formula="of:=TRIM(CONCATENATE([.C439]&amp;&quot; &quot;;[.D439]&amp;&quot; &quot;;[.E439]&amp;&quot; &quot;;[.F439]))" office:value-type="string" office:string-value="Golden Carrot">
            <text:p>Golden Carrot</text:p>
          </table:table-cell>
          <table:table-cell office:value-type="string">
            <text:p>Golden</text:p>
          </table:table-cell>
          <table:table-cell office:value-type="string">
            <text:p>Carro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7</text:p>
          </table:table-cell>
          <table:table-cell table:formula="of:=TRIM(CONCATENATE([.C440]&amp;&quot; &quot;;[.D440]&amp;&quot; &quot;;[.E440]&amp;&quot; &quot;;[.F440]))" office:value-type="string" office:string-value="Head (Skeleton)">
            <text:p>Head (Skeleton)</text:p>
          </table:table-cell>
          <table:table-cell office:value-type="string">
            <text:p>Head</text:p>
          </table:table-cell>
          <table:table-cell office:value-type="string">
            <text:p>(Skeleton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7:1</text:p>
          </table:table-cell>
          <table:table-cell table:formula="of:=TRIM(CONCATENATE([.C441]&amp;&quot; &quot;;[.D441]&amp;&quot; &quot;;[.E441]&amp;&quot; &quot;;[.F441]))" office:value-type="string" office:string-value="Head (Wither)">
            <text:p>Head (Wither)</text:p>
          </table:table-cell>
          <table:table-cell office:value-type="string">
            <text:p>Head</text:p>
          </table:table-cell>
          <table:table-cell office:value-type="string">
            <text:p>(Wither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7:2</text:p>
          </table:table-cell>
          <table:table-cell table:formula="of:=TRIM(CONCATENATE([.C442]&amp;&quot; &quot;;[.D442]&amp;&quot; &quot;;[.E442]&amp;&quot; &quot;;[.F442]))" office:value-type="string" office:string-value="Head (Zombie)">
            <text:p>Head (Zombie)</text:p>
          </table:table-cell>
          <table:table-cell office:value-type="string">
            <text:p>Head</text:p>
          </table:table-cell>
          <table:table-cell office:value-type="string">
            <text:p>(Zombi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7:3</text:p>
          </table:table-cell>
          <table:table-cell table:formula="of:=TRIM(CONCATENATE([.C443]&amp;&quot; &quot;;[.D443]&amp;&quot; &quot;;[.E443]&amp;&quot; &quot;;[.F443]))" office:value-type="string" office:string-value="Head (Steve)">
            <text:p>Head (Steve)</text:p>
          </table:table-cell>
          <table:table-cell office:value-type="string">
            <text:p>Head</text:p>
          </table:table-cell>
          <table:table-cell office:value-type="string">
            <text:p>(Steve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7:4</text:p>
          </table:table-cell>
          <table:table-cell table:formula="of:=TRIM(CONCATENATE([.C444]&amp;&quot; &quot;;[.D444]&amp;&quot; &quot;;[.E444]&amp;&quot; &quot;;[.F444]))" office:value-type="string" office:string-value="Head (Creeper)">
            <text:p>Head (Creeper)</text:p>
          </table:table-cell>
          <table:table-cell office:value-type="string">
            <text:p>Head</text:p>
          </table:table-cell>
          <table:table-cell office:value-type="string">
            <text:p>(Creeper)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398</text:p>
          </table:table-cell>
          <table:table-cell table:formula="of:=TRIM(CONCATENATE([.C445]&amp;&quot; &quot;;[.D445]&amp;&quot; &quot;;[.E445]&amp;&quot; &quot;;[.F445]))" office:value-type="string" office:string-value="Carrot on a Stick">
            <text:p>Carrot on a Stick</text:p>
          </table:table-cell>
          <table:table-cell office:value-type="string">
            <text:p>Carrot</text:p>
          </table:table-cell>
          <table:table-cell office:value-type="string">
            <text:p>on</text:p>
          </table:table-cell>
          <table:table-cell office:value-type="string">
            <text:p>a</text:p>
          </table:table-cell>
          <table:table-cell office:value-type="string">
            <text:p>Stick</text:p>
          </table:table-cell>
          <table:table-cell table:number-columns-repeated="12"/>
        </table:table-row>
        <table:table-row table:style-name="ro1">
          <table:table-cell office:value-type="string">
            <text:p>399</text:p>
          </table:table-cell>
          <table:table-cell table:formula="of:=TRIM(CONCATENATE([.C446]&amp;&quot; &quot;;[.D446]&amp;&quot; &quot;;[.E446]&amp;&quot; &quot;;[.F446]))" office:value-type="string" office:string-value="Nether Star">
            <text:p>Nether Star</text:p>
          </table:table-cell>
          <table:table-cell office:value-type="string">
            <text:p>Nether</text:p>
          </table:table-cell>
          <table:table-cell office:value-type="string">
            <text:p>Sta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00</text:p>
          </table:table-cell>
          <table:table-cell table:formula="of:=TRIM(CONCATENATE([.C447]&amp;&quot; &quot;;[.D447]&amp;&quot; &quot;;[.E447]&amp;&quot; &quot;;[.F447]))" office:value-type="string" office:string-value="Pumpkin Pie">
            <text:p>Pumpkin Pie</text:p>
          </table:table-cell>
          <table:table-cell office:value-type="string">
            <text:p>Pumpkin</text:p>
          </table:table-cell>
          <table:table-cell office:value-type="string">
            <text:p>Pie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01</text:p>
          </table:table-cell>
          <table:table-cell table:formula="of:=TRIM(CONCATENATE([.C448]&amp;&quot; &quot;;[.D448]&amp;&quot; &quot;;[.E448]&amp;&quot; &quot;;[.F448]))" office:value-type="string" office:string-value="Firework Rocket">
            <text:p>Firework Rocket</text:p>
          </table:table-cell>
          <table:table-cell office:value-type="string">
            <text:p>Firework</text:p>
          </table:table-cell>
          <table:table-cell office:value-type="string">
            <text:p>Rocket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02</text:p>
          </table:table-cell>
          <table:table-cell table:formula="of:=TRIM(CONCATENATE([.C449]&amp;&quot; &quot;;[.D449]&amp;&quot; &quot;;[.E449]&amp;&quot; &quot;;[.F449]))" office:value-type="string" office:string-value="Firework Star">
            <text:p>Firework Star</text:p>
          </table:table-cell>
          <table:table-cell office:value-type="string">
            <text:p>Firework</text:p>
          </table:table-cell>
          <table:table-cell office:value-type="string">
            <text:p>Star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403</text:p>
          </table:table-cell>
          <table:table-cell table:formula="of:=TRIM(CONCATENATE([.C450]&amp;&quot; &quot;;[.D450]&amp;&quot; &quot;;[.E450]&amp;&quot; &quot;;[.F450]))" office:value-type="string" office:string-value="Enchanted Book">
            <text:p>Enchanted Book</text:p>
          </table:table-cell>
          <table:table-cell office:value-type="string">
            <text:p>Enchanted</text:p>
          </table:table-cell>
          <table:table-cell office:value-type="string">
            <text:p>Book</text:p>
          </table:table-cell>
          <table:table-cell table:number-columns-repeated="2"/>
          <table:table-cell table:number-columns-repeated="12"/>
        </table:table-row>
        <table:table-row table:style-name="ro1">
          <table:table-cell office:value-type="string">
            <text:p>2256</text:p>
          </table:table-cell>
          <table:table-cell table:formula="of:=TRIM(CONCATENATE([.C451]&amp;&quot; &quot;;[.D451]&amp;&quot; &quot;;[.E451]&amp;&quot; &quot;;[.F451]))" office:value-type="string" office:string-value="Music Disk (13)">
            <text:p>Music Disk (13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13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57</text:p>
          </table:table-cell>
          <table:table-cell table:formula="of:=TRIM(CONCATENATE([.C452]&amp;&quot; &quot;;[.D452]&amp;&quot; &quot;;[.E452]&amp;&quot; &quot;;[.F452]))" office:value-type="string" office:string-value="Music Disk (Cat)">
            <text:p>Music Disk (Cat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Cat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58</text:p>
          </table:table-cell>
          <table:table-cell table:formula="of:=TRIM(CONCATENATE([.C453]&amp;&quot; &quot;;[.D453]&amp;&quot; &quot;;[.E453]&amp;&quot; &quot;;[.F453]))" office:value-type="string" office:string-value="Music Disk (Blocks)">
            <text:p>Music Disk (Blocks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Blocks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59</text:p>
          </table:table-cell>
          <table:table-cell table:formula="of:=TRIM(CONCATENATE([.C454]&amp;&quot; &quot;;[.D454]&amp;&quot; &quot;;[.E454]&amp;&quot; &quot;;[.F454]))" office:value-type="string" office:string-value="Music Disk (Chirp)">
            <text:p>Music Disk (Chirp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Chirp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0</text:p>
          </table:table-cell>
          <table:table-cell table:formula="of:=TRIM(CONCATENATE([.C455]&amp;&quot; &quot;;[.D455]&amp;&quot; &quot;;[.E455]&amp;&quot; &quot;;[.F455]))" office:value-type="string" office:string-value="Music Disk (Far)">
            <text:p>Music Disk (Far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Far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1</text:p>
          </table:table-cell>
          <table:table-cell table:formula="of:=TRIM(CONCATENATE([.C456]&amp;&quot; &quot;;[.D456]&amp;&quot; &quot;;[.E456]&amp;&quot; &quot;;[.F456]))" office:value-type="string" office:string-value="Music Disk (Mall)">
            <text:p>Music Disk (Mall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Mall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2</text:p>
          </table:table-cell>
          <table:table-cell table:formula="of:=TRIM(CONCATENATE([.C457]&amp;&quot; &quot;;[.D457]&amp;&quot; &quot;;[.E457]&amp;&quot; &quot;;[.F457]))" office:value-type="string" office:string-value="Music Disk (Mellohi)">
            <text:p>Music Disk (Mellohi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Mellohi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3</text:p>
          </table:table-cell>
          <table:table-cell table:formula="of:=TRIM(CONCATENATE([.C458]&amp;&quot; &quot;;[.D458]&amp;&quot; &quot;;[.E458]&amp;&quot; &quot;;[.F458]))" office:value-type="string" office:string-value="Music Disk (Stal)">
            <text:p>Music Disk (Stal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Stal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4</text:p>
          </table:table-cell>
          <table:table-cell table:formula="of:=TRIM(CONCATENATE([.C459]&amp;&quot; &quot;;[.D459]&amp;&quot; &quot;;[.E459]&amp;&quot; &quot;;[.F459]))" office:value-type="string" office:string-value="Music Disk (Strad)">
            <text:p>Music Disk (Strad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Strad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5</text:p>
          </table:table-cell>
          <table:table-cell table:formula="of:=TRIM(CONCATENATE([.C460]&amp;&quot; &quot;;[.D460]&amp;&quot; &quot;;[.E460]&amp;&quot; &quot;;[.F460]))" office:value-type="string" office:string-value="Music Disk (Ward)">
            <text:p>Music Disk (Ward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Ward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6</text:p>
          </table:table-cell>
          <table:table-cell table:formula="of:=TRIM(CONCATENATE([.C461]&amp;&quot; &quot;;[.D461]&amp;&quot; &quot;;[.E461]&amp;&quot; &quot;;[.F461]))" office:value-type="string" office:string-value="Music Disk (11)">
            <text:p>Music Disk (11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11)</text:p>
          </table:table-cell>
          <table:table-cell/>
          <table:table-cell table:number-columns-repeated="12"/>
        </table:table-row>
        <table:table-row table:style-name="ro1">
          <table:table-cell office:value-type="string">
            <text:p>2267</text:p>
          </table:table-cell>
          <table:table-cell table:formula="of:=TRIM(CONCATENATE([.C462]&amp;&quot; &quot;;[.D462]&amp;&quot; &quot;;[.E462]&amp;&quot; &quot;;[.F462]))" office:value-type="string" office:string-value="Music Disk (Wait)">
            <text:p>Music Disk (Wait)</text:p>
          </table:table-cell>
          <table:table-cell office:value-type="string">
            <text:p>Music</text:p>
          </table:table-cell>
          <table:table-cell office:value-type="string">
            <text:p>Disk</text:p>
          </table:table-cell>
          <table:table-cell office:value-type="string">
            <text:p>(Wait)</text:p>
          </table:table-cell>
          <table:table-cell/>
          <table:table-cell table:number-columns-repeated="12"/>
        </table:table-row>
        <table:table-row table:style-name="ro1" table:number-rows-repeated="104811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buildcraft" table:style-name="ta1" table:print="false"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float" office:value="500">
            <text:p>500</text:p>
          </table:table-cell>
          <table:table-cell office:value-type="string">
            <text:p>architect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Assembly Table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Auto Workbench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Blueprint Library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builder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drill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engine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filler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frame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hopper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laser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marker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Mining Well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Oil Moving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Oil Still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Path Marker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pipe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pump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quarry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refinery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ank</text:p>
          </table:table-cell>
        </table:table-row>
        <table:table-row table:style-name="ro1">
          <table:table-cell office:value-type="float" office:value="3814">
            <text:p>3814</text:p>
          </table:table-cell>
          <table:table-cell office:value-type="string">
            <text:p>Blue Pipe Wire</text:p>
          </table:table-cell>
        </table:table-row>
        <table:table-row table:style-name="ro1">
          <table:table-cell office:value-type="float" office:value="3818">
            <text:p>3818</text:p>
          </table:table-cell>
          <table:table-cell office:value-type="string">
            <text:p>Blueprint Item</text:p>
          </table:table-cell>
        </table:table-row>
        <table:table-row table:style-name="ro1">
          <table:table-cell office:value-type="float" office:value="3810">
            <text:p>3810</text:p>
          </table:table-cell>
          <table:table-cell office:value-type="string">
            <text:p>Bucket (Fuel)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Bucket (Oil)</text:p>
          </table:table-cell>
        </table:table-row>
        <table:table-row table:style-name="ro2">
          <table:table-cell office:value-type="float" office:value="3804">
            <text:p>3804</text:p>
          </table:table-cell>
          <table:table-cell office:value-type="string">
            <text:p>diamondGearItem</text:p>
          </table:table-cell>
        </table:table-row>
        <table:table-row table:style-name="ro1">
          <table:table-cell office:value-type="float" office:value="3808">
            <text:p>3808</text:p>
          </table:table-cell>
          <table:table-cell office:value-type="string">
            <text:p>fuel</text:p>
          </table:table-cell>
        </table:table-row>
        <table:table-row table:style-name="ro2">
          <table:table-cell office:value-type="float" office:value="3803">
            <text:p>3803</text:p>
          </table:table-cell>
          <table:table-cell office:value-type="string">
            <text:p>goldenGearItem</text:p>
          </table:table-cell>
        </table:table-row>
        <table:table-row table:style-name="ro2">
          <table:table-cell office:value-type="float" office:value="3815">
            <text:p>3815</text:p>
          </table:table-cell>
          <table:table-cell office:value-type="string">
            <text:p>greenPipeWire</text:p>
          </table:table-cell>
        </table:table-row>
        <table:table-row table:style-name="ro2">
          <table:table-cell office:value-type="float" office:value="3802">
            <text:p>3802</text:p>
          </table:table-cell>
          <table:table-cell office:value-type="string">
            <text:p>ironGearItem</text:p>
          </table:table-cell>
        </table:table-row>
        <table:table-row table:style-name="ro2">
          <table:table-cell office:value-type="float" office:value="19001">
            <text:p>19001</text:p>
          </table:table-cell>
          <table:table-cell office:value-type="string">
            <text:p>pipeFacade</text:p>
          </table:table-cell>
        </table:table-row>
        <table:table-row table:style-name="ro2">
          <table:table-cell office:value-type="float" office:value="3811">
            <text:p>3811</text:p>
          </table:table-cell>
          <table:table-cell office:value-type="string">
            <text:p>pipeGate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string">
            <text:p>pipeGateAutarchic</text:p>
          </table:table-cell>
        </table:table-row>
        <table:table-row table:style-name="ro2">
          <table:table-cell office:value-type="float" office:value="4051">
            <text:p>4051</text:p>
          </table:table-cell>
          <table:table-cell office:value-type="string">
            <text:p>pipeItemsCobblestone</text:p>
          </table:table-cell>
        </table:table-row>
        <table:table-row table:style-name="ro2">
          <table:table-cell office:value-type="float" office:value="4055">
            <text:p>4055</text:p>
          </table:table-cell>
          <table:table-cell office:value-type="string">
            <text:p>pipeItemsDiamond</text:p>
          </table:table-cell>
        </table:table-row>
        <table:table-row table:style-name="ro2">
          <table:table-cell office:value-type="float" office:value="4054">
            <text:p>4054</text:p>
          </table:table-cell>
          <table:table-cell office:value-type="string">
            <text:p>pipeItemsGold</text:p>
          </table:table-cell>
        </table:table-row>
        <table:table-row table:style-name="ro2">
          <table:table-cell office:value-type="float" office:value="4053">
            <text:p>4053</text:p>
          </table:table-cell>
          <table:table-cell office:value-type="string">
            <text:p>pipeItemsIron</text:p>
          </table:table-cell>
        </table:table-row>
        <table:table-row table:style-name="ro2">
          <table:table-cell office:value-type="float" office:value="4056">
            <text:p>4056</text:p>
          </table:table-cell>
          <table:table-cell office:value-type="string">
            <text:p>pipeItemsObsidian</text:p>
          </table:table-cell>
        </table:table-row>
        <table:table-row table:style-name="ro2">
          <table:table-cell office:value-type="float" office:value="19152">
            <text:p>19152</text:p>
          </table:table-cell>
          <table:table-cell office:value-type="string">
            <text:p>pipeItemsSandstone</text:p>
          </table:table-cell>
        </table:table-row>
        <table:table-row table:style-name="ro2">
          <table:table-cell office:value-type="float" office:value="4052">
            <text:p>4052</text:p>
          </table:table-cell>
          <table:table-cell office:value-type="string">
            <text:p>pipeItemsStone</text:p>
          </table:table-cell>
        </table:table-row>
        <table:table-row table:style-name="ro2">
          <table:table-cell office:value-type="float" office:value="19150">
            <text:p>19150</text:p>
          </table:table-cell>
          <table:table-cell office:value-type="string">
            <text:p>pipeItemsVoid</text:p>
          </table:table-cell>
        </table:table-row>
        <table:table-row table:style-name="ro2">
          <table:table-cell office:value-type="float" office:value="4050">
            <text:p>4050</text:p>
          </table:table-cell>
          <table:table-cell office:value-type="string">
            <text:p>pipeItemsWood</text:p>
          </table:table-cell>
        </table:table-row>
        <table:table-row table:style-name="ro2">
          <table:table-cell office:value-type="float" office:value="4058">
            <text:p>4058</text:p>
          </table:table-cell>
          <table:table-cell office:value-type="string">
            <text:p>pipeLiquidsCobblestone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string">
            <text:p>pipeLiquidsGold</text:p>
          </table:table-cell>
        </table:table-row>
        <table:table-row table:style-name="ro2">
          <table:table-cell office:value-type="float" office:value="4060">
            <text:p>4060</text:p>
          </table:table-cell>
          <table:table-cell office:value-type="string">
            <text:p>pipeLiquidsIron</text:p>
          </table:table-cell>
        </table:table-row>
        <table:table-row table:style-name="ro2">
          <table:table-cell office:value-type="float" office:value="19153">
            <text:p>19153</text:p>
          </table:table-cell>
          <table:table-cell office:value-type="string">
            <text:p>pipeLiquidsSandstone</text:p>
          </table:table-cell>
        </table:table-row>
        <table:table-row table:style-name="ro2">
          <table:table-cell office:value-type="float" office:value="4059">
            <text:p>4059</text:p>
          </table:table-cell>
          <table:table-cell office:value-type="string">
            <text:p>pipeLiquidsStone</text:p>
          </table:table-cell>
        </table:table-row>
        <table:table-row table:style-name="ro2">
          <table:table-cell office:value-type="float" office:value="19151">
            <text:p>19151</text:p>
          </table:table-cell>
          <table:table-cell office:value-type="string">
            <text:p>pipeLiquidsVoid</text:p>
          </table:table-cell>
        </table:table-row>
        <table:table-row table:style-name="ro2">
          <table:table-cell office:value-type="float" office:value="4057">
            <text:p>4057</text:p>
          </table:table-cell>
          <table:table-cell office:value-type="string">
            <text:p>pipeLiquidsWood</text:p>
          </table:table-cell>
        </table:table-row>
        <table:table-row table:style-name="ro2">
          <table:table-cell office:value-type="float" office:value="4068">
            <text:p>4068</text:p>
          </table:table-cell>
          <table:table-cell office:value-type="string">
            <text:p>pipePowerGold</text:p>
          </table:table-cell>
        </table:table-row>
        <table:table-row table:style-name="ro2">
          <table:table-cell office:value-type="float" office:value="4066">
            <text:p>4066</text:p>
          </table:table-cell>
          <table:table-cell office:value-type="string">
            <text:p>pipePowerStone</text:p>
          </table:table-cell>
        </table:table-row>
        <table:table-row table:style-name="ro2">
          <table:table-cell office:value-type="float" office:value="4064">
            <text:p>4064</text:p>
          </table:table-cell>
          <table:table-cell office:value-type="string">
            <text:p>pipePowerWood</text:p>
          </table:table-cell>
        </table:table-row>
        <table:table-row table:style-name="ro2">
          <table:table-cell office:value-type="float" office:value="4072">
            <text:p>4072</text:p>
          </table:table-cell>
          <table:table-cell office:value-type="string">
            <text:p>pipeStructureCobblestone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string">
            <text:p>pipeWaterproof</text:p>
          </table:table-cell>
        </table:table-row>
        <table:table-row table:style-name="ro2">
          <table:table-cell office:value-type="float" office:value="3813">
            <text:p>3813</text:p>
          </table:table-cell>
          <table:table-cell office:value-type="string">
            <text:p>redPipeWire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string">
            <text:p>redstoneChipset</text:p>
          </table:table-cell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stoneGearItem</text:p>
          </table:table-cell>
        </table:table-row>
        <table:table-row table:style-name="ro2">
          <table:table-cell office:value-type="float" office:value="3805">
            <text:p>3805</text:p>
          </table:table-cell>
          <table:table-cell office:value-type="string">
            <text:p>templateItem</text:p>
          </table:table-cell>
        </table:table-row>
        <table:table-row table:style-name="ro2">
          <table:table-cell office:value-type="float" office:value="3800">
            <text:p>3800</text:p>
          </table:table-cell>
          <table:table-cell office:value-type="string">
            <text:p>woodenGearItem</text:p>
          </table:table-cell>
        </table:table-row>
        <table:table-row table:style-name="ro1">
          <table:table-cell office:value-type="float" office:value="3806">
            <text:p>3806</text:p>
          </table:table-cell>
          <table:table-cell office:value-type="string">
            <text:p>wrench</text:p>
          </table:table-cell>
        </table:table-row>
        <table:table-row table:style-name="ro2">
          <table:table-cell office:value-type="float" office:value="3816">
            <text:p>3816</text:p>
          </table:table-cell>
          <table:table-cell office:value-type="string">
            <text:p>yellowPipeWir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12/30/2012</text:date>, <text:time>11:3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Pedrosa</meta:initial-creator>
    <meta:creation-date>2012-12-30T08:23:22.04</meta:creation-date>
    <dc:date>2012-12-30T11:35:55.19</dc:date>
    <dc:creator>Diego Pedrosa</dc:creator>
    <meta:editing-duration>PT1H24M59S</meta:editing-duration>
    <meta:editing-cycles>3</meta:editing-cycles>
    <meta:generator>OpenOffice.org/3.3$Win32 OpenOffice.org_project/330m20$Build-9567</meta:generator>
    <meta:document-statistic meta:table-count="3" meta:cell-count="2894" meta:object-count="0"/>
  </office:meta>
</office:document-meta>
</file>